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819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1.2181in"/>
    </style:style>
    <style:style style:name="co5" style:family="table-column">
      <style:table-column-properties fo:break-before="auto" style:column-width="1.0228in"/>
    </style:style>
    <style:style style:name="co6" style:family="table-column">
      <style:table-column-properties fo:break-before="auto" style:column-width="1.17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3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04">
      <style:text-properties fo:font-weight="bold" style:font-weight-asian="bold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Retirement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1" table:number-columns-repeated="1019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 table:style-name="ce1" table:number-columns-repeated="3"/>
          <table:table-cell table:style-name="ce4" office:value-type="string">
            <text:p>CSC 5 Retirement Calculator</text:p>
          </table:table-cell>
          <table:table-cell table:style-name="ce1" table:number-columns-repeated="1020"/>
        </table:table-row>
        <table:table-row table:style-name="ro1" table:number-rows-repeated="2">
          <table:table-cell table:style-name="ce1" table:number-columns-repeated="1024"/>
        </table:table-row>
        <table:table-row table:style-name="ro1">
          <table:table-cell table:style-name="ce1" table:number-columns-repeated="3"/>
          <table:table-cell table:style-name="ce5" office:value-type="currency" office:currency="USD" office:value="100000">
            <text:p>$100,000.00</text:p>
          </table:table-cell>
          <table:table-cell table:style-name="ce1" office:value-type="string">
            <text:p><text:s/>= Salary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6" office:value-type="percentage" office:value="0.05">
            <text:p>5.00%</text:p>
          </table:table-cell>
          <table:table-cell table:style-name="ce1" office:value-type="string">
            <text:p><text:s/>= Investment Rate – Municipal Bond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1" table:formula="of:=[.D6]/[.D7]" office:value-type="currency" office:currency="USD" office:value="2000000">
            <text:p>$2,000,000.00</text:p>
          </table:table-cell>
          <table:table-cell table:style-name="ce1" office:value-type="string">
            <text:p><text:s/>= Calculate Required Savings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3"/>
          <table:table-cell table:style-name="ce6" office:value-type="percentage" office:value="0.1">
            <text:p>10.00%</text:p>
          </table:table-cell>
          <table:table-cell table:style-name="ce1" office:value-type="string">
            <text:p><text:s/>= Deposit %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table:number-columns-repeated="3"/>
          <table:table-cell table:style-name="ce1" office:value-type="string">
            <text:p>Beginning of Yr</text:p>
          </table:table-cell>
          <table:table-cell table:number-columns-repeated="2" table:style-name="ce1" office:value-type="string">
            <text:p>End of Yr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2" office:value-type="string">
            <text:p>Count</text:p>
          </table:table-cell>
          <table:table-cell table:style-name="ce2" office:value-type="string">
            <text:p>Year</text:p>
          </table:table-cell>
          <table:table-cell table:style-name="ce2" office:value-type="string">
            <text:p>Savings</text:p>
          </table:table-cell>
          <table:table-cell table:style-name="ce1" office:value-type="string">
            <text:p>Interest Earned</text:p>
          </table:table-cell>
          <table:table-cell table:style-name="ce1" office:value-type="string">
            <text:p>Deposit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022">
            <text:p>2022</text:p>
          </table:table-cell>
          <table:table-cell table:style-name="ce7" office:value-type="currency" office:currency="USD" office:value="0">
            <text:p>$0.00</text:p>
          </table:table-cell>
          <table:table-cell table:formula="of:=[.D13]*[.$D$7]" office:value-type="currency" office:currency="USD" office:value="0">
            <text:p>$0.0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023">
            <text:p>2023</text:p>
          </table:table-cell>
          <table:table-cell table:formula="of:=[.D13]+[.E13]+[.F13]" office:value-type="currency" office:currency="USD" office:value="10000">
            <text:p>$10,000.00</text:p>
          </table:table-cell>
          <table:table-cell table:formula="of:=[.D14]*[.$D$7]" office:value-type="currency" office:currency="USD" office:value="500">
            <text:p>$500.0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024">
            <text:p>2024</text:p>
          </table:table-cell>
          <table:table-cell table:formula="of:=[.D14]+[.E14]+[.F14]" office:value-type="currency" office:currency="USD" office:value="20500">
            <text:p>$20,500.00</text:p>
          </table:table-cell>
          <table:table-cell table:formula="of:=[.D15]*[.$D$7]" office:value-type="currency" office:currency="USD" office:value="1025">
            <text:p>$1,025.0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25">
            <text:p>2025</text:p>
          </table:table-cell>
          <table:table-cell table:formula="of:=[.D15]+[.E15]+[.F15]" office:value-type="currency" office:currency="USD" office:value="31525">
            <text:p>$31,525.00</text:p>
          </table:table-cell>
          <table:table-cell table:formula="of:=[.D16]*[.$D$7]" office:value-type="currency" office:currency="USD" office:value="1576.25">
            <text:p>$1,576.25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2026">
            <text:p>2026</text:p>
          </table:table-cell>
          <table:table-cell table:formula="of:=[.D16]+[.E16]+[.F16]" office:value-type="currency" office:currency="USD" office:value="43101.25">
            <text:p>$43,101.25</text:p>
          </table:table-cell>
          <table:table-cell table:formula="of:=[.D17]*[.$D$7]" office:value-type="currency" office:currency="USD" office:value="2155.0625">
            <text:p>$2,155.06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2027">
            <text:p>2027</text:p>
          </table:table-cell>
          <table:table-cell table:formula="of:=[.D17]+[.E17]+[.F17]" office:value-type="currency" office:currency="USD" office:value="55256.3125">
            <text:p>$55,256.31</text:p>
          </table:table-cell>
          <table:table-cell table:formula="of:=[.D18]*[.$D$7]" office:value-type="currency" office:currency="USD" office:value="2762.815625">
            <text:p>$2,762.82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2028">
            <text:p>2028</text:p>
          </table:table-cell>
          <table:table-cell table:formula="of:=[.D18]+[.E18]+[.F18]" office:value-type="currency" office:currency="USD" office:value="68019.128125">
            <text:p>$68,019.13</text:p>
          </table:table-cell>
          <table:table-cell table:formula="of:=[.D19]*[.$D$7]" office:value-type="currency" office:currency="USD" office:value="3400.95640625">
            <text:p>$3,400.96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2029">
            <text:p>2029</text:p>
          </table:table-cell>
          <table:table-cell table:formula="of:=[.D19]+[.E19]+[.F19]" office:value-type="currency" office:currency="USD" office:value="81420.08453125">
            <text:p>$81,420.08</text:p>
          </table:table-cell>
          <table:table-cell table:formula="of:=[.D20]*[.$D$7]" office:value-type="currency" office:currency="USD" office:value="4071.0042265625">
            <text:p>$4,071.0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2030">
            <text:p>2030</text:p>
          </table:table-cell>
          <table:table-cell table:formula="of:=[.D20]+[.E20]+[.F20]" office:value-type="currency" office:currency="USD" office:value="95491.0887578125">
            <text:p>$95,491.09</text:p>
          </table:table-cell>
          <table:table-cell table:formula="of:=[.D21]*[.$D$7]" office:value-type="currency" office:currency="USD" office:value="4774.55443789063">
            <text:p>$4,774.55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2031">
            <text:p>2031</text:p>
          </table:table-cell>
          <table:table-cell table:formula="of:=[.D21]+[.E21]+[.F21]" office:value-type="currency" office:currency="USD" office:value="110265.643195703">
            <text:p>$110,265.64</text:p>
          </table:table-cell>
          <table:table-cell table:formula="of:=[.D22]*[.$D$7]" office:value-type="currency" office:currency="USD" office:value="5513.28215978516">
            <text:p>$5,513.2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2032">
            <text:p>2032</text:p>
          </table:table-cell>
          <table:table-cell table:formula="of:=[.D22]+[.E22]+[.F22]" office:value-type="currency" office:currency="USD" office:value="125778.925355488">
            <text:p>$125,778.93</text:p>
          </table:table-cell>
          <table:table-cell table:formula="of:=[.D23]*[.$D$7]" office:value-type="currency" office:currency="USD" office:value="6288.94626777441">
            <text:p>$6,288.95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2033">
            <text:p>2033</text:p>
          </table:table-cell>
          <table:table-cell table:formula="of:=[.D23]+[.E23]+[.F23]" office:value-type="currency" office:currency="USD" office:value="142067.871623263">
            <text:p>$142,067.87</text:p>
          </table:table-cell>
          <table:table-cell table:formula="of:=[.D24]*[.$D$7]" office:value-type="currency" office:currency="USD" office:value="7103.39358116313">
            <text:p>$7,103.3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034">
            <text:p>2034</text:p>
          </table:table-cell>
          <table:table-cell table:formula="of:=[.D24]+[.E24]+[.F24]" office:value-type="currency" office:currency="USD" office:value="159171.265204426">
            <text:p>$159,171.27</text:p>
          </table:table-cell>
          <table:table-cell table:formula="of:=[.D25]*[.$D$7]" office:value-type="currency" office:currency="USD" office:value="7958.56326022129">
            <text:p>$7,958.56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035">
            <text:p>2035</text:p>
          </table:table-cell>
          <table:table-cell table:formula="of:=[.D25]+[.E25]+[.F25]" office:value-type="currency" office:currency="USD" office:value="177129.828464647">
            <text:p>$177,129.83</text:p>
          </table:table-cell>
          <table:table-cell table:formula="of:=[.D26]*[.$D$7]" office:value-type="currency" office:currency="USD" office:value="8856.49142323236">
            <text:p>$8,856.4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036">
            <text:p>2036</text:p>
          </table:table-cell>
          <table:table-cell table:formula="of:=[.D26]+[.E26]+[.F26]" office:value-type="currency" office:currency="USD" office:value="195986.31988788">
            <text:p>$195,986.32</text:p>
          </table:table-cell>
          <table:table-cell table:formula="of:=[.D27]*[.$D$7]" office:value-type="currency" office:currency="USD" office:value="9799.31599439397">
            <text:p>$9,799.32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037">
            <text:p>2037</text:p>
          </table:table-cell>
          <table:table-cell table:formula="of:=[.D27]+[.E27]+[.F27]" office:value-type="currency" office:currency="USD" office:value="215785.635882273">
            <text:p>$215,785.64</text:p>
          </table:table-cell>
          <table:table-cell table:formula="of:=[.D28]*[.$D$7]" office:value-type="currency" office:currency="USD" office:value="10789.2817941137">
            <text:p>$10,789.2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2038">
            <text:p>2038</text:p>
          </table:table-cell>
          <table:table-cell table:formula="of:=[.D28]+[.E28]+[.F28]" office:value-type="currency" office:currency="USD" office:value="236574.917676387">
            <text:p>$236,574.92</text:p>
          </table:table-cell>
          <table:table-cell table:formula="of:=[.D29]*[.$D$7]" office:value-type="currency" office:currency="USD" office:value="11828.7458838194">
            <text:p>$11,828.75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039">
            <text:p>2039</text:p>
          </table:table-cell>
          <table:table-cell table:formula="of:=[.D29]+[.E29]+[.F29]" office:value-type="currency" office:currency="USD" office:value="258403.663560206">
            <text:p>$258,403.66</text:p>
          </table:table-cell>
          <table:table-cell table:formula="of:=[.D30]*[.$D$7]" office:value-type="currency" office:currency="USD" office:value="12920.1831780103">
            <text:p>$12,920.1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2040">
            <text:p>2040</text:p>
          </table:table-cell>
          <table:table-cell table:formula="of:=[.D30]+[.E30]+[.F30]" office:value-type="currency" office:currency="USD" office:value="281323.846738217">
            <text:p>$281,323.85</text:p>
          </table:table-cell>
          <table:table-cell table:formula="of:=[.D31]*[.$D$7]" office:value-type="currency" office:currency="USD" office:value="14066.1923369108">
            <text:p>$14,066.1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2041">
            <text:p>2041</text:p>
          </table:table-cell>
          <table:table-cell table:formula="of:=[.D31]+[.E31]+[.F31]" office:value-type="currency" office:currency="USD" office:value="305390.039075128">
            <text:p>$305,390.04</text:p>
          </table:table-cell>
          <table:table-cell table:formula="of:=[.D32]*[.$D$7]" office:value-type="currency" office:currency="USD" office:value="15269.5019537564">
            <text:p>$15,269.5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2042">
            <text:p>2042</text:p>
          </table:table-cell>
          <table:table-cell table:formula="of:=[.D32]+[.E32]+[.F32]" office:value-type="currency" office:currency="USD" office:value="330659.541028884">
            <text:p>$330,659.54</text:p>
          </table:table-cell>
          <table:table-cell table:formula="of:=[.D33]*[.$D$7]" office:value-type="currency" office:currency="USD" office:value="16532.9770514442">
            <text:p>$16,532.9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2043">
            <text:p>2043</text:p>
          </table:table-cell>
          <table:table-cell table:formula="of:=[.D33]+[.E33]+[.F33]" office:value-type="currency" office:currency="USD" office:value="357192.518080328">
            <text:p>$357,192.52</text:p>
          </table:table-cell>
          <table:table-cell table:formula="of:=[.D34]*[.$D$7]" office:value-type="currency" office:currency="USD" office:value="17859.6259040164">
            <text:p>$17,859.63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2044">
            <text:p>2044</text:p>
          </table:table-cell>
          <table:table-cell table:formula="of:=[.D34]+[.E34]+[.F34]" office:value-type="currency" office:currency="USD" office:value="385052.143984345">
            <text:p>$385,052.14</text:p>
          </table:table-cell>
          <table:table-cell table:formula="of:=[.D35]*[.$D$7]" office:value-type="currency" office:currency="USD" office:value="19252.6071992172">
            <text:p>$19,252.61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2045">
            <text:p>2045</text:p>
          </table:table-cell>
          <table:table-cell table:formula="of:=[.D35]+[.E35]+[.F35]" office:value-type="currency" office:currency="USD" office:value="414304.751183562">
            <text:p>$414,304.75</text:p>
          </table:table-cell>
          <table:table-cell table:formula="of:=[.D36]*[.$D$7]" office:value-type="currency" office:currency="USD" office:value="20715.2375591781">
            <text:p>$20,715.24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2046">
            <text:p>2046</text:p>
          </table:table-cell>
          <table:table-cell table:formula="of:=[.D36]+[.E36]+[.F36]" office:value-type="currency" office:currency="USD" office:value="445019.98874274">
            <text:p>$445,019.99</text:p>
          </table:table-cell>
          <table:table-cell table:formula="of:=[.D37]*[.$D$7]" office:value-type="currency" office:currency="USD" office:value="22250.999437137">
            <text:p>$22,251.0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2047">
            <text:p>2047</text:p>
          </table:table-cell>
          <table:table-cell table:formula="of:=[.D37]+[.E37]+[.F37]" office:value-type="currency" office:currency="USD" office:value="477270.988179877">
            <text:p>$477,270.99</text:p>
          </table:table-cell>
          <table:table-cell table:formula="of:=[.D38]*[.$D$7]" office:value-type="currency" office:currency="USD" office:value="23863.5494089938">
            <text:p>$23,863.55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2048">
            <text:p>2048</text:p>
          </table:table-cell>
          <table:table-cell table:formula="of:=[.D38]+[.E38]+[.F38]" office:value-type="currency" office:currency="USD" office:value="511134.537588871">
            <text:p>$511,134.54</text:p>
          </table:table-cell>
          <table:table-cell table:formula="of:=[.D39]*[.$D$7]" office:value-type="currency" office:currency="USD" office:value="25556.7268794435">
            <text:p>$25,556.73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2049">
            <text:p>2049</text:p>
          </table:table-cell>
          <table:table-cell table:formula="of:=[.D39]+[.E39]+[.F39]" office:value-type="currency" office:currency="USD" office:value="546691.264468314">
            <text:p>$546,691.26</text:p>
          </table:table-cell>
          <table:table-cell table:formula="of:=[.D40]*[.$D$7]" office:value-type="currency" office:currency="USD" office:value="27334.5632234157">
            <text:p>$27,334.56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2050">
            <text:p>2050</text:p>
          </table:table-cell>
          <table:table-cell table:formula="of:=[.D40]+[.E40]+[.F40]" office:value-type="currency" office:currency="USD" office:value="584025.82769173">
            <text:p>$584,025.83</text:p>
          </table:table-cell>
          <table:table-cell table:formula="of:=[.D41]*[.$D$7]" office:value-type="currency" office:currency="USD" office:value="29201.2913845865">
            <text:p>$29,201.2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2051">
            <text:p>2051</text:p>
          </table:table-cell>
          <table:table-cell table:formula="of:=[.D41]+[.E41]+[.F41]" office:value-type="currency" office:currency="USD" office:value="623227.119076317">
            <text:p>$623,227.12</text:p>
          </table:table-cell>
          <table:table-cell table:formula="of:=[.D42]*[.$D$7]" office:value-type="currency" office:currency="USD" office:value="31161.3559538158">
            <text:p>$31,161.36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2052">
            <text:p>2052</text:p>
          </table:table-cell>
          <table:table-cell table:formula="of:=[.D42]+[.E42]+[.F42]" office:value-type="currency" office:currency="USD" office:value="664388.475030133">
            <text:p>$664,388.48</text:p>
          </table:table-cell>
          <table:table-cell table:formula="of:=[.D43]*[.$D$7]" office:value-type="currency" office:currency="USD" office:value="33219.4237515066">
            <text:p>$33,219.42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2053">
            <text:p>2053</text:p>
          </table:table-cell>
          <table:table-cell table:formula="of:=[.D43]+[.E43]+[.F43]" office:value-type="currency" office:currency="USD" office:value="707607.898781639">
            <text:p>$707,607.90</text:p>
          </table:table-cell>
          <table:table-cell table:formula="of:=[.D44]*[.$D$7]" office:value-type="currency" office:currency="USD" office:value="35380.394939082">
            <text:p>$35,380.3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2054">
            <text:p>2054</text:p>
          </table:table-cell>
          <table:table-cell table:formula="of:=[.D44]+[.E44]+[.F44]" office:value-type="currency" office:currency="USD" office:value="752988.293720721">
            <text:p>$752,988.29</text:p>
          </table:table-cell>
          <table:table-cell table:formula="of:=[.D45]*[.$D$7]" office:value-type="currency" office:currency="USD" office:value="37649.4146860361">
            <text:p>$37,649.41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2055">
            <text:p>2055</text:p>
          </table:table-cell>
          <table:table-cell table:formula="of:=[.D45]+[.E45]+[.F45]" office:value-type="currency" office:currency="USD" office:value="800637.708406757">
            <text:p>$800,637.71</text:p>
          </table:table-cell>
          <table:table-cell table:formula="of:=[.D46]*[.$D$7]" office:value-type="currency" office:currency="USD" office:value="40031.8854203379">
            <text:p>$40,031.8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2056">
            <text:p>2056</text:p>
          </table:table-cell>
          <table:table-cell table:formula="of:=[.D46]+[.E46]+[.F46]" office:value-type="currency" office:currency="USD" office:value="850669.593827095">
            <text:p>$850,669.59</text:p>
          </table:table-cell>
          <table:table-cell table:formula="of:=[.D47]*[.$D$7]" office:value-type="currency" office:currency="USD" office:value="42533.4796913548">
            <text:p>$42,533.4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2057">
            <text:p>2057</text:p>
          </table:table-cell>
          <table:table-cell table:formula="of:=[.D47]+[.E47]+[.F47]" office:value-type="currency" office:currency="USD" office:value="903203.07351845">
            <text:p>$903,203.07</text:p>
          </table:table-cell>
          <table:table-cell table:formula="of:=[.D48]*[.$D$7]" office:value-type="currency" office:currency="USD" office:value="45160.1536759225">
            <text:p>$45,160.15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2058">
            <text:p>2058</text:p>
          </table:table-cell>
          <table:table-cell table:formula="of:=[.D48]+[.E48]+[.F48]" office:value-type="currency" office:currency="USD" office:value="958363.227194372">
            <text:p>$958,363.23</text:p>
          </table:table-cell>
          <table:table-cell table:formula="of:=[.D49]*[.$D$7]" office:value-type="currency" office:currency="USD" office:value="47918.1613597186">
            <text:p>$47,918.16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2059">
            <text:p>2059</text:p>
          </table:table-cell>
          <table:table-cell table:formula="of:=[.D49]+[.E49]+[.F49]" office:value-type="currency" office:currency="USD" office:value="1016281.38855409">
            <text:p>$1,016,281.39</text:p>
          </table:table-cell>
          <table:table-cell table:formula="of:=[.D50]*[.$D$7]" office:value-type="currency" office:currency="USD" office:value="50814.0694277046">
            <text:p>$50,814.07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2060">
            <text:p>2060</text:p>
          </table:table-cell>
          <table:table-cell table:formula="of:=[.D50]+[.E50]+[.F50]" office:value-type="currency" office:currency="USD" office:value="1077095.4579818">
            <text:p>$1,077,095.46</text:p>
          </table:table-cell>
          <table:table-cell table:formula="of:=[.D51]*[.$D$7]" office:value-type="currency" office:currency="USD" office:value="53854.7728990898">
            <text:p>$53,854.77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2061">
            <text:p>2061</text:p>
          </table:table-cell>
          <table:table-cell table:formula="of:=[.D51]+[.E51]+[.F51]" office:value-type="currency" office:currency="USD" office:value="1140950.23088089">
            <text:p>$1,140,950.23</text:p>
          </table:table-cell>
          <table:table-cell table:formula="of:=[.D52]*[.$D$7]" office:value-type="currency" office:currency="USD" office:value="57047.5115440443">
            <text:p>$57,047.51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062">
            <text:p>2062</text:p>
          </table:table-cell>
          <table:table-cell table:formula="of:=[.D52]+[.E52]+[.F52]" office:value-type="currency" office:currency="USD" office:value="1207997.74242493">
            <text:p>$1,207,997.74</text:p>
          </table:table-cell>
          <table:table-cell table:formula="of:=[.D53]*[.$D$7]" office:value-type="currency" office:currency="USD" office:value="60399.8871212465">
            <text:p>$60,399.89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2063">
            <text:p>2063</text:p>
          </table:table-cell>
          <table:table-cell table:formula="of:=[.D53]+[.E53]+[.F53]" office:value-type="currency" office:currency="USD" office:value="1278397.62954618">
            <text:p>$1,278,397.63</text:p>
          </table:table-cell>
          <table:table-cell table:formula="of:=[.D54]*[.$D$7]" office:value-type="currency" office:currency="USD" office:value="63919.8814773088">
            <text:p>$63,919.8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2064">
            <text:p>2064</text:p>
          </table:table-cell>
          <table:table-cell table:formula="of:=[.D54]+[.E54]+[.F54]" office:value-type="currency" office:currency="USD" office:value="1352317.51102349">
            <text:p>$1,352,317.51</text:p>
          </table:table-cell>
          <table:table-cell table:formula="of:=[.D55]*[.$D$7]" office:value-type="currency" office:currency="USD" office:value="67615.8755511743">
            <text:p>$67,615.8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2065">
            <text:p>2065</text:p>
          </table:table-cell>
          <table:table-cell table:formula="of:=[.D55]+[.E55]+[.F55]" office:value-type="currency" office:currency="USD" office:value="1429933.38657466">
            <text:p>$1,429,933.39</text:p>
          </table:table-cell>
          <table:table-cell table:formula="of:=[.D56]*[.$D$7]" office:value-type="currency" office:currency="USD" office:value="71496.669328733">
            <text:p>$71,496.67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2066">
            <text:p>2066</text:p>
          </table:table-cell>
          <table:table-cell table:formula="of:=[.D56]+[.E56]+[.F56]" office:value-type="currency" office:currency="USD" office:value="1511430.05590339">
            <text:p>$1,511,430.06</text:p>
          </table:table-cell>
          <table:table-cell table:formula="of:=[.D57]*[.$D$7]" office:value-type="currency" office:currency="USD" office:value="75571.5027951696">
            <text:p>$75,571.5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2067">
            <text:p>2067</text:p>
          </table:table-cell>
          <table:table-cell table:formula="of:=[.D57]+[.E57]+[.F57]" office:value-type="currency" office:currency="USD" office:value="1597001.55869856">
            <text:p>$1,597,001.56</text:p>
          </table:table-cell>
          <table:table-cell table:formula="of:=[.D58]*[.$D$7]" office:value-type="currency" office:currency="USD" office:value="79850.0779349281">
            <text:p>$79,850.0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2068">
            <text:p>2068</text:p>
          </table:table-cell>
          <table:table-cell table:formula="of:=[.D58]+[.E58]+[.F58]" office:value-type="currency" office:currency="USD" office:value="1686851.63663349">
            <text:p>$1,686,851.64</text:p>
          </table:table-cell>
          <table:table-cell table:formula="of:=[.D59]*[.$D$7]" office:value-type="currency" office:currency="USD" office:value="84342.5818316745">
            <text:p>$84,342.58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2069">
            <text:p>2069</text:p>
          </table:table-cell>
          <table:table-cell table:formula="of:=[.D59]+[.E59]+[.F59]" office:value-type="currency" office:currency="USD" office:value="1781194.21846516">
            <text:p>$1,781,194.22</text:p>
          </table:table-cell>
          <table:table-cell table:formula="of:=[.D60]*[.$D$7]" office:value-type="currency" office:currency="USD" office:value="89059.7109232582">
            <text:p>$89,059.71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2070">
            <text:p>2070</text:p>
          </table:table-cell>
          <table:table-cell table:formula="of:=[.D60]+[.E60]+[.F60]" office:value-type="currency" office:currency="USD" office:value="1880253.92938842">
            <text:p>$1,880,253.93</text:p>
          </table:table-cell>
          <table:table-cell table:formula="of:=[.D61]*[.$D$7]" office:value-type="currency" office:currency="USD" office:value="94012.6964694211">
            <text:p>$94,012.7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2071">
            <text:p>2071</text:p>
          </table:table-cell>
          <table:table-cell table:formula="of:=[.D61]+[.E61]+[.F61]" office:value-type="currency" office:currency="USD" office:value="1984266.62585784">
            <text:p>$1,984,266.63</text:p>
          </table:table-cell>
          <table:table-cell table:formula="of:=[.D62]*[.$D$7]" office:value-type="currency" office:currency="USD" office:value="99213.3312928922">
            <text:p>$99,213.33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2072">
            <text:p>2072</text:p>
          </table:table-cell>
          <table:table-cell table:formula="of:=[.D62]+[.E62]+[.F62]" office:value-type="currency" office:currency="USD" office:value="2093479.95715074">
            <text:p>$2,093,479.96</text:p>
          </table:table-cell>
          <table:table-cell table:formula="of:=[.D63]*[.$D$7]" office:value-type="currency" office:currency="USD" office:value="104673.997857537">
            <text:p>$104,674.00</text:p>
          </table:table-cell>
          <table:table-cell table:formula="of:=[.$D$6]*[.$D$9]" office:value-type="currency" office:currency="USD" office:value="10000">
            <text:p>$10,000.00</text:p>
          </table:table-cell>
          <table:table-cell table:number-columns-repeated="1018"/>
        </table:table-row>
      </table:table>
      <table:table table:name="HomePurchase" table:style-name="ta1" table:print="false">
        <table:table-column table:style-name="co1" table:default-cell-style-name="Default"/>
        <table:table-column table:style-name="co6" table:number-columns-repeated="4" table:default-cell-style-name="ce3"/>
        <table:table-column table:style-name="co1" table:number-columns-repeated="1018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1018"/>
        </table:table-row>
        <table:table-row table:style-name="ro3">
          <table:table-cell/>
          <table:table-cell table:style-name="Default"/>
          <table:table-cell table:style-name="ce8" office:value-type="string">
            <text:p>Home Calculato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" table:number-columns-repeated="1023"/>
        </table:table-row>
        <table:table-row table:style-name="ro1">
          <table:table-cell table:style-name="ce1" table:number-columns-repeated="2"/>
          <table:table-cell table:style-name="ce5" office:value-type="currency" office:currency="USD" office:value="350000">
            <text:p>$350,000.00</text:p>
          </table:table-cell>
          <table:table-cell table:style-name="ce1" office:value-type="string">
            <text:p><text:s/>= Purchase Price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6" office:value-type="percentage" office:value="0.2">
            <text:p>20.00%</text:p>
          </table:table-cell>
          <table:table-cell table:style-name="ce1" office:value-type="string">
            <text:p><text:s/>= %Down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1" table:formula="of:=[.C5]*(1-[.C6])" office:value-type="currency" office:currency="USD" office:value="280000">
            <text:p>$280,000.00</text:p>
          </table:table-cell>
          <table:table-cell table:style-name="ce1" office:value-type="string">
            <text:p><text:s/>= Loan Amount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6" office:value-type="percentage" office:value="0.05">
            <text:p>5.00%</text:p>
          </table:table-cell>
          <table:table-cell table:style-name="ce1" office:value-type="string">
            <text:p><text:s/>= Interest Rate %/Yr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office:value-type="currency" office:currency="USD" office:value="1503.11">
            <text:p>$1,503.11</text:p>
          </table:table-cell>
          <table:table-cell table:style-name="ce1" office:value-type="string">
            <text:p><text:s/>= Monthly Payment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formula="of:=[.C378]" office:value-type="currency" office:currency="USD" office:value="-7.86947645595251">
            <text:p>-$7.87</text:p>
          </table:table-cell>
          <table:table-cell table:style-name="ce1" office:value-type="string">
            <text:p><text:s/>= Balloon Payment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formula="of:=[.C9]+[.C10]" office:value-type="currency" office:currency="USD" office:value="1495.24052354405">
            <text:p>$1,495.24</text:p>
          </table:table-cell>
          <table:table-cell table:style-name="ce1" office:value-type="string">
            <text:p><text:s/>= Last Payment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formula="of:=[.C9]*359+[.C11]" office:value-type="currency" office:currency="USD" office:value="541111.730523544">
            <text:p>$541,111.73</text:p>
          </table:table-cell>
          <table:table-cell table:style-name="ce1" office:value-type="string">
            <text:p><text:s/>= Total Paid for the Loan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formula="of:=[.C12]+[.C5]*[.C6]" office:value-type="currency" office:currency="USD" office:value="611111.730523544">
            <text:p>$611,111.73</text:p>
          </table:table-cell>
          <table:table-cell table:style-name="ce1" office:value-type="string">
            <text:p><text:s/>= Total Paid for the Home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1023"/>
        </table:table-row>
        <table:table-row table:style-name="ro1">
          <table:table-cell table:style-name="ce1" table:number-columns-repeated="2"/>
          <table:table-cell table:style-name="ce1" office:value-type="string">
            <text:p>Beg of Month</text:p>
          </table:table-cell>
          <table:table-cell table:number-columns-repeated="2" table:style-name="ce2" office:value-type="string">
            <text:p>End of Month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2" office:value-type="string">
            <text:p>Number of</text:p>
          </table:table-cell>
          <table:table-cell table:style-name="ce2" office:value-type="string">
            <text:p>Loan</text:p>
          </table:table-cell>
          <table:table-cell table:style-name="ce2" office:value-type="string">
            <text:p>Interest</text:p>
          </table:table-cell>
          <table:table-cell table:style-name="ce2" office:value-type="string">
            <text:p>Monthly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2" office:value-type="string">
            <text:p>Months</text:p>
          </table:table-cell>
          <table:table-cell table:style-name="ce2" office:value-type="string">
            <text:p>Amount</text:p>
          </table:table-cell>
          <table:table-cell table:style-name="ce2" office:value-type="string">
            <text:p>Accrued</text:p>
          </table:table-cell>
          <table:table-cell table:style-name="ce2" office:value-type="string">
            <text:p>Payment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C7]" office:value-type="currency" office:currency="USD" office:value="280000">
            <text:p>$280,000.00</text:p>
          </table:table-cell>
          <table:table-cell table:formula="of:=[.C18]*[.$C$8]/12" office:value-type="currency" office:currency="USD" office:value="1166.66666666667">
            <text:p>$1,166.6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18]+[.D18]-[.E18]" office:value-type="currency" office:currency="USD" office:value="279663.556666667">
            <text:p>$279,663.56</text:p>
          </table:table-cell>
          <table:table-cell table:formula="of:=[.C19]*[.$C$8]/12" office:value-type="currency" office:currency="USD" office:value="1165.26481944444">
            <text:p>$1,165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19]+[.D19]-[.E19]" office:value-type="currency" office:currency="USD" office:value="279325.711486111">
            <text:p>$279,325.71</text:p>
          </table:table-cell>
          <table:table-cell table:formula="of:=[.C20]*[.$C$8]/12" office:value-type="currency" office:currency="USD" office:value="1163.85713119213">
            <text:p>$1,163.8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20]+[.D20]-[.E20]" office:value-type="currency" office:currency="USD" office:value="278986.458617303">
            <text:p>$278,986.46</text:p>
          </table:table-cell>
          <table:table-cell table:formula="of:=[.C21]*[.$C$8]/12" office:value-type="currency" office:currency="USD" office:value="1162.4435775721">
            <text:p>$1,162.4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21]+[.D21]-[.E21]" office:value-type="currency" office:currency="USD" office:value="278645.792194875">
            <text:p>$278,645.79</text:p>
          </table:table-cell>
          <table:table-cell table:formula="of:=[.C22]*[.$C$8]/12" office:value-type="currency" office:currency="USD" office:value="1161.02413414531">
            <text:p>$1,161.0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22]+[.D22]-[.E22]" office:value-type="currency" office:currency="USD" office:value="278303.706329021">
            <text:p>$278,303.71</text:p>
          </table:table-cell>
          <table:table-cell table:formula="of:=[.C23]*[.$C$8]/12" office:value-type="currency" office:currency="USD" office:value="1159.59877637092">
            <text:p>$1,159.6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23]+[.D23]-[.E23]" office:value-type="currency" office:currency="USD" office:value="277960.195105392">
            <text:p>$277,960.20</text:p>
          </table:table-cell>
          <table:table-cell table:formula="of:=[.C24]*[.$C$8]/12" office:value-type="currency" office:currency="USD" office:value="1158.1674796058">
            <text:p>$1,158.1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24]+[.D24]-[.E24]" office:value-type="currency" office:currency="USD" office:value="277615.252584997">
            <text:p>$277,615.25</text:p>
          </table:table-cell>
          <table:table-cell table:formula="of:=[.C25]*[.$C$8]/12" office:value-type="currency" office:currency="USD" office:value="1156.73021910416">
            <text:p>$1,156.7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25]+[.D25]-[.E25]" office:value-type="currency" office:currency="USD" office:value="277268.872804102">
            <text:p>$277,268.87</text:p>
          </table:table-cell>
          <table:table-cell table:formula="of:=[.C26]*[.$C$8]/12" office:value-type="currency" office:currency="USD" office:value="1155.28697001709">
            <text:p>$1,155.2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26]+[.D26]-[.E26]" office:value-type="currency" office:currency="USD" office:value="276921.049774119">
            <text:p>$276,921.05</text:p>
          </table:table-cell>
          <table:table-cell table:formula="of:=[.C27]*[.$C$8]/12" office:value-type="currency" office:currency="USD" office:value="1153.83770739216">
            <text:p>$1,153.8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27]+[.D27]-[.E27]" office:value-type="currency" office:currency="USD" office:value="276571.777481511">
            <text:p>$276,571.78</text:p>
          </table:table-cell>
          <table:table-cell table:formula="of:=[.C28]*[.$C$8]/12" office:value-type="currency" office:currency="USD" office:value="1152.38240617296">
            <text:p>$1,152.3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8]+[.D28]-[.E28]" office:value-type="currency" office:currency="USD" office:value="276221.049887684">
            <text:p>$276,221.05</text:p>
          </table:table-cell>
          <table:table-cell table:formula="of:=[.C29]*[.$C$8]/12" office:value-type="currency" office:currency="USD" office:value="1150.92104119868">
            <text:p>$1,150.9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9]+[.D29]-[.E29]" office:value-type="currency" office:currency="USD" office:value="275868.860928883">
            <text:p>$275,868.86</text:p>
          </table:table-cell>
          <table:table-cell table:formula="of:=[.C30]*[.$C$8]/12" office:value-type="currency" office:currency="USD" office:value="1149.45358720368">
            <text:p>$1,149.4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30]+[.D30]-[.E30]" office:value-type="currency" office:currency="USD" office:value="275515.204516086">
            <text:p>$275,515.20</text:p>
          </table:table-cell>
          <table:table-cell table:formula="of:=[.C31]*[.$C$8]/12" office:value-type="currency" office:currency="USD" office:value="1147.98001881703">
            <text:p>$1,147.9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31]+[.D31]-[.E31]" office:value-type="currency" office:currency="USD" office:value="275160.074534903">
            <text:p>$275,160.07</text:p>
          </table:table-cell>
          <table:table-cell table:formula="of:=[.C32]*[.$C$8]/12" office:value-type="currency" office:currency="USD" office:value="1146.5003105621">
            <text:p>$1,146.5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32]+[.D32]-[.E32]" office:value-type="currency" office:currency="USD" office:value="274803.464845465">
            <text:p>$274,803.46</text:p>
          </table:table-cell>
          <table:table-cell table:formula="of:=[.C33]*[.$C$8]/12" office:value-type="currency" office:currency="USD" office:value="1145.01443685611">
            <text:p>$1,145.0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33]+[.D33]-[.E33]" office:value-type="currency" office:currency="USD" office:value="274445.369282322">
            <text:p>$274,445.37</text:p>
          </table:table-cell>
          <table:table-cell table:formula="of:=[.C34]*[.$C$8]/12" office:value-type="currency" office:currency="USD" office:value="1143.52237200967">
            <text:p>$1,143.5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34]+[.D34]-[.E34]" office:value-type="currency" office:currency="USD" office:value="274085.781654331">
            <text:p>$274,085.78</text:p>
          </table:table-cell>
          <table:table-cell table:formula="of:=[.C35]*[.$C$8]/12" office:value-type="currency" office:currency="USD" office:value="1142.02409022638">
            <text:p>$1,142.0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35]+[.D35]-[.E35]" office:value-type="currency" office:currency="USD" office:value="273724.695744558">
            <text:p>$273,724.70</text:p>
          </table:table-cell>
          <table:table-cell table:formula="of:=[.C36]*[.$C$8]/12" office:value-type="currency" office:currency="USD" office:value="1140.51956560232">
            <text:p>$1,140.5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36]+[.D36]-[.E36]" office:value-type="currency" office:currency="USD" office:value="273362.10531016">
            <text:p>$273,362.11</text:p>
          </table:table-cell>
          <table:table-cell table:formula="of:=[.C37]*[.$C$8]/12" office:value-type="currency" office:currency="USD" office:value="1139.00877212567">
            <text:p>$1,139.0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37]+[.D37]-[.E37]" office:value-type="currency" office:currency="USD" office:value="272998.004082286">
            <text:p>$272,998.00</text:p>
          </table:table-cell>
          <table:table-cell table:formula="of:=[.C38]*[.$C$8]/12" office:value-type="currency" office:currency="USD" office:value="1137.49168367619">
            <text:p>$1,137.4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8]+[.D38]-[.E38]" office:value-type="currency" office:currency="USD" office:value="272632.385765962">
            <text:p>$272,632.39</text:p>
          </table:table-cell>
          <table:table-cell table:formula="of:=[.C39]*[.$C$8]/12" office:value-type="currency" office:currency="USD" office:value="1135.96827402484">
            <text:p>$1,135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9]+[.D39]-[.E39]" office:value-type="currency" office:currency="USD" office:value="272265.244039987">
            <text:p>$272,265.24</text:p>
          </table:table-cell>
          <table:table-cell table:formula="of:=[.C40]*[.$C$8]/12" office:value-type="currency" office:currency="USD" office:value="1134.43851683328">
            <text:p>$1,134.4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40]+[.D40]-[.E40]" office:value-type="currency" office:currency="USD" office:value="271896.57255682">
            <text:p>$271,896.57</text:p>
          </table:table-cell>
          <table:table-cell table:formula="of:=[.C41]*[.$C$8]/12" office:value-type="currency" office:currency="USD" office:value="1132.90238565342">
            <text:p>$1,132.9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41]+[.D41]-[.E41]" office:value-type="currency" office:currency="USD" office:value="271526.364942473">
            <text:p>$271,526.36</text:p>
          </table:table-cell>
          <table:table-cell table:formula="of:=[.C42]*[.$C$8]/12" office:value-type="currency" office:currency="USD" office:value="1131.35985392697">
            <text:p>$1,131.3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42]+[.D42]-[.E42]" office:value-type="currency" office:currency="USD" office:value="271154.6147964">
            <text:p>$271,154.61</text:p>
          </table:table-cell>
          <table:table-cell table:formula="of:=[.C43]*[.$C$8]/12" office:value-type="currency" office:currency="USD" office:value="1129.810894985">
            <text:p>$1,129.8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43]+[.D43]-[.E43]" office:value-type="currency" office:currency="USD" office:value="270781.315691385">
            <text:p>$270,781.32</text:p>
          </table:table-cell>
          <table:table-cell table:formula="of:=[.C44]*[.$C$8]/12" office:value-type="currency" office:currency="USD" office:value="1128.25548204744">
            <text:p>$1,128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44]+[.D44]-[.E44]" office:value-type="currency" office:currency="USD" office:value="270406.461173433">
            <text:p>$270,406.46</text:p>
          </table:table-cell>
          <table:table-cell table:formula="of:=[.C45]*[.$C$8]/12" office:value-type="currency" office:currency="USD" office:value="1126.69358822264">
            <text:p>$1,126.6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45]+[.D45]-[.E45]" office:value-type="currency" office:currency="USD" office:value="270030.044761655">
            <text:p>$270,030.04</text:p>
          </table:table-cell>
          <table:table-cell table:formula="of:=[.C46]*[.$C$8]/12" office:value-type="currency" office:currency="USD" office:value="1125.1251865069">
            <text:p>$1,125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46]+[.D46]-[.E46]" office:value-type="currency" office:currency="USD" office:value="269652.059948162">
            <text:p>$269,652.06</text:p>
          </table:table-cell>
          <table:table-cell table:formula="of:=[.C47]*[.$C$8]/12" office:value-type="currency" office:currency="USD" office:value="1123.55024978401">
            <text:p>$1,123.5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47]+[.D47]-[.E47]" office:value-type="currency" office:currency="USD" office:value="269272.500197946">
            <text:p>$269,272.50</text:p>
          </table:table-cell>
          <table:table-cell table:formula="of:=[.C48]*[.$C$8]/12" office:value-type="currency" office:currency="USD" office:value="1121.96875082478">
            <text:p>$1,121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48]+[.D48]-[.E48]" office:value-type="currency" office:currency="USD" office:value="268891.358948771">
            <text:p>$268,891.36</text:p>
          </table:table-cell>
          <table:table-cell table:formula="of:=[.C49]*[.$C$8]/12" office:value-type="currency" office:currency="USD" office:value="1120.38066228655">
            <text:p>$1,120.3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49]+[.D49]-[.E49]" office:value-type="currency" office:currency="USD" office:value="268508.629611058">
            <text:p>$268,508.63</text:p>
          </table:table-cell>
          <table:table-cell table:formula="of:=[.C50]*[.$C$8]/12" office:value-type="currency" office:currency="USD" office:value="1118.78595671274">
            <text:p>$1,118.7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50]+[.D50]-[.E50]" office:value-type="currency" office:currency="USD" office:value="268124.305567771">
            <text:p>$268,124.31</text:p>
          </table:table-cell>
          <table:table-cell table:formula="of:=[.C51]*[.$C$8]/12" office:value-type="currency" office:currency="USD" office:value="1117.18460653238">
            <text:p>$1,117.1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51]+[.D51]-[.E51]" office:value-type="currency" office:currency="USD" office:value="267738.380174303">
            <text:p>$267,738.38</text:p>
          </table:table-cell>
          <table:table-cell table:formula="of:=[.C52]*[.$C$8]/12" office:value-type="currency" office:currency="USD" office:value="1115.5765840596">
            <text:p>$1,115.5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52]+[.D52]-[.E52]" office:value-type="currency" office:currency="USD" office:value="267350.846758363">
            <text:p>$267,350.85</text:p>
          </table:table-cell>
          <table:table-cell table:formula="of:=[.C53]*[.$C$8]/12" office:value-type="currency" office:currency="USD" office:value="1113.96186149318">
            <text:p>$1,113.9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53]+[.D53]-[.E53]" office:value-type="currency" office:currency="USD" office:value="266961.698619856">
            <text:p>$266,961.70</text:p>
          </table:table-cell>
          <table:table-cell table:formula="of:=[.C54]*[.$C$8]/12" office:value-type="currency" office:currency="USD" office:value="1112.34041091607">
            <text:p>$1,112.3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C54]+[.D54]-[.E54]" office:value-type="currency" office:currency="USD" office:value="266570.929030772">
            <text:p>$266,570.93</text:p>
          </table:table-cell>
          <table:table-cell table:formula="of:=[.C55]*[.$C$8]/12" office:value-type="currency" office:currency="USD" office:value="1110.71220429488">
            <text:p>$1,110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C55]+[.D55]-[.E55]" office:value-type="currency" office:currency="USD" office:value="266178.531235067">
            <text:p>$266,178.53</text:p>
          </table:table-cell>
          <table:table-cell table:formula="of:=[.C56]*[.$C$8]/12" office:value-type="currency" office:currency="USD" office:value="1109.07721347944">
            <text:p>$1,109.0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C56]+[.D56]-[.E56]" office:value-type="currency" office:currency="USD" office:value="265784.498448546">
            <text:p>$265,784.50</text:p>
          </table:table-cell>
          <table:table-cell table:formula="of:=[.C57]*[.$C$8]/12" office:value-type="currency" office:currency="USD" office:value="1107.43541020228">
            <text:p>$1,107.4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C57]+[.D57]-[.E57]" office:value-type="currency" office:currency="USD" office:value="265388.823858748">
            <text:p>$265,388.82</text:p>
          </table:table-cell>
          <table:table-cell table:formula="of:=[.C58]*[.$C$8]/12" office:value-type="currency" office:currency="USD" office:value="1105.78676607812">
            <text:p>$1,105.7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C58]+[.D58]-[.E58]" office:value-type="currency" office:currency="USD" office:value="264991.500624827">
            <text:p>$264,991.50</text:p>
          </table:table-cell>
          <table:table-cell table:formula="of:=[.C59]*[.$C$8]/12" office:value-type="currency" office:currency="USD" office:value="1104.13125260344">
            <text:p>$1,104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C59]+[.D59]-[.E59]" office:value-type="currency" office:currency="USD" office:value="264592.52187743">
            <text:p>$264,592.52</text:p>
          </table:table-cell>
          <table:table-cell table:formula="of:=[.C60]*[.$C$8]/12" office:value-type="currency" office:currency="USD" office:value="1102.46884115596">
            <text:p>$1,102.4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C60]+[.D60]-[.E60]" office:value-type="currency" office:currency="USD" office:value="264191.880718586">
            <text:p>$264,191.88</text:p>
          </table:table-cell>
          <table:table-cell table:formula="of:=[.C61]*[.$C$8]/12" office:value-type="currency" office:currency="USD" office:value="1100.79950299411">
            <text:p>$1,100.8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C61]+[.D61]-[.E61]" office:value-type="currency" office:currency="USD" office:value="263789.57022158">
            <text:p>$263,789.57</text:p>
          </table:table-cell>
          <table:table-cell table:formula="of:=[.C62]*[.$C$8]/12" office:value-type="currency" office:currency="USD" office:value="1099.12320925658">
            <text:p>$1,099.1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C62]+[.D62]-[.E62]" office:value-type="currency" office:currency="USD" office:value="263385.583430837">
            <text:p>$263,385.58</text:p>
          </table:table-cell>
          <table:table-cell table:formula="of:=[.C63]*[.$C$8]/12" office:value-type="currency" office:currency="USD" office:value="1097.43993096182">
            <text:p>$1,097.4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C63]+[.D63]-[.E63]" office:value-type="currency" office:currency="USD" office:value="262979.913361798">
            <text:p>$262,979.91</text:p>
          </table:table-cell>
          <table:table-cell table:formula="of:=[.C64]*[.$C$8]/12" office:value-type="currency" office:currency="USD" office:value="1095.74963900749">
            <text:p>$1,095.7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C64]+[.D64]-[.E64]" office:value-type="currency" office:currency="USD" office:value="262572.553000806">
            <text:p>$262,572.55</text:p>
          </table:table-cell>
          <table:table-cell table:formula="of:=[.C65]*[.$C$8]/12" office:value-type="currency" office:currency="USD" office:value="1094.05230417002">
            <text:p>$1,094.0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C65]+[.D65]-[.E65]" office:value-type="currency" office:currency="USD" office:value="262163.495304976">
            <text:p>$262,163.50</text:p>
          </table:table-cell>
          <table:table-cell table:formula="of:=[.C66]*[.$C$8]/12" office:value-type="currency" office:currency="USD" office:value="1092.34789710407">
            <text:p>$1,092.3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C66]+[.D66]-[.E66]" office:value-type="currency" office:currency="USD" office:value="261752.73320208">
            <text:p>$261,752.73</text:p>
          </table:table-cell>
          <table:table-cell table:formula="of:=[.C67]*[.$C$8]/12" office:value-type="currency" office:currency="USD" office:value="1090.636388342">
            <text:p>$1,090.6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C67]+[.D67]-[.E67]" office:value-type="currency" office:currency="USD" office:value="261340.259590422">
            <text:p>$261,340.26</text:p>
          </table:table-cell>
          <table:table-cell table:formula="of:=[.C68]*[.$C$8]/12" office:value-type="currency" office:currency="USD" office:value="1088.91774829343">
            <text:p>$1,088.9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[.C68]+[.D68]-[.E68]" office:value-type="currency" office:currency="USD" office:value="260926.067338716">
            <text:p>$260,926.07</text:p>
          </table:table-cell>
          <table:table-cell table:formula="of:=[.C69]*[.$C$8]/12" office:value-type="currency" office:currency="USD" office:value="1087.19194724465">
            <text:p>$1,087.1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[.C69]+[.D69]-[.E69]" office:value-type="currency" office:currency="USD" office:value="260510.14928596">
            <text:p>$260,510.15</text:p>
          </table:table-cell>
          <table:table-cell table:formula="of:=[.C70]*[.$C$8]/12" office:value-type="currency" office:currency="USD" office:value="1085.45895535817">
            <text:p>$1,085.4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[.C70]+[.D70]-[.E70]" office:value-type="currency" office:currency="USD" office:value="260092.498241318">
            <text:p>$260,092.50</text:p>
          </table:table-cell>
          <table:table-cell table:formula="of:=[.C71]*[.$C$8]/12" office:value-type="currency" office:currency="USD" office:value="1083.71874267216">
            <text:p>$1,083.7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[.C71]+[.D71]-[.E71]" office:value-type="currency" office:currency="USD" office:value="259673.106983991">
            <text:p>$259,673.11</text:p>
          </table:table-cell>
          <table:table-cell table:formula="of:=[.C72]*[.$C$8]/12" office:value-type="currency" office:currency="USD" office:value="1081.97127909996">
            <text:p>$1,081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[.C72]+[.D72]-[.E72]" office:value-type="currency" office:currency="USD" office:value="259251.968263091">
            <text:p>$259,251.97</text:p>
          </table:table-cell>
          <table:table-cell table:formula="of:=[.C73]*[.$C$8]/12" office:value-type="currency" office:currency="USD" office:value="1080.21653442954">
            <text:p>$1,080.2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[.C73]+[.D73]-[.E73]" office:value-type="currency" office:currency="USD" office:value="258829.07479752">
            <text:p>$258,829.07</text:p>
          </table:table-cell>
          <table:table-cell table:formula="of:=[.C74]*[.$C$8]/12" office:value-type="currency" office:currency="USD" office:value="1078.454478323">
            <text:p>$1,078.4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[.C74]+[.D74]-[.E74]" office:value-type="currency" office:currency="USD" office:value="258404.419275843">
            <text:p>$258,404.42</text:p>
          </table:table-cell>
          <table:table-cell table:formula="of:=[.C75]*[.$C$8]/12" office:value-type="currency" office:currency="USD" office:value="1076.68508031601">
            <text:p>$1,076.6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[.C75]+[.D75]-[.E75]" office:value-type="currency" office:currency="USD" office:value="257977.994356159">
            <text:p>$257,977.99</text:p>
          </table:table-cell>
          <table:table-cell table:formula="of:=[.C76]*[.$C$8]/12" office:value-type="currency" office:currency="USD" office:value="1074.90830981733">
            <text:p>$1,074.9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[.C76]+[.D76]-[.E76]" office:value-type="currency" office:currency="USD" office:value="257549.792665976">
            <text:p>$257,549.79</text:p>
          </table:table-cell>
          <table:table-cell table:formula="of:=[.C77]*[.$C$8]/12" office:value-type="currency" office:currency="USD" office:value="1073.12413610824">
            <text:p>$1,073.1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[.C77]+[.D77]-[.E77]" office:value-type="currency" office:currency="USD" office:value="257119.806802085">
            <text:p>$257,119.81</text:p>
          </table:table-cell>
          <table:table-cell table:formula="of:=[.C78]*[.$C$8]/12" office:value-type="currency" office:currency="USD" office:value="1071.33252834202">
            <text:p>$1,071.3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[.C78]+[.D78]-[.E78]" office:value-type="currency" office:currency="USD" office:value="256688.029330427">
            <text:p>$256,688.03</text:p>
          </table:table-cell>
          <table:table-cell table:formula="of:=[.C79]*[.$C$8]/12" office:value-type="currency" office:currency="USD" office:value="1069.53345554344">
            <text:p>$1,069.5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[.C79]+[.D79]-[.E79]" office:value-type="currency" office:currency="USD" office:value="256254.45278597">
            <text:p>$256,254.45</text:p>
          </table:table-cell>
          <table:table-cell table:formula="of:=[.C80]*[.$C$8]/12" office:value-type="currency" office:currency="USD" office:value="1067.72688660821">
            <text:p>$1,067.7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[.C80]+[.D80]-[.E80]" office:value-type="currency" office:currency="USD" office:value="255819.069672578">
            <text:p>$255,819.07</text:p>
          </table:table-cell>
          <table:table-cell table:formula="of:=[.C81]*[.$C$8]/12" office:value-type="currency" office:currency="USD" office:value="1065.91279030241">
            <text:p>$1,065.9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">
            <text:p>64</text:p>
          </table:table-cell>
          <table:table-cell table:formula="of:=[.C81]+[.D81]-[.E81]" office:value-type="currency" office:currency="USD" office:value="255381.872462881">
            <text:p>$255,381.87</text:p>
          </table:table-cell>
          <table:table-cell table:formula="of:=[.C82]*[.$C$8]/12" office:value-type="currency" office:currency="USD" office:value="1064.091135262">
            <text:p>$1,064.0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>
            <text:p>65</text:p>
          </table:table-cell>
          <table:table-cell table:formula="of:=[.C82]+[.D82]-[.E82]" office:value-type="currency" office:currency="USD" office:value="254942.853598143">
            <text:p>$254,942.85</text:p>
          </table:table-cell>
          <table:table-cell table:formula="of:=[.C83]*[.$C$8]/12" office:value-type="currency" office:currency="USD" office:value="1062.26188999226">
            <text:p>$1,062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6">
            <text:p>66</text:p>
          </table:table-cell>
          <table:table-cell table:formula="of:=[.C83]+[.D83]-[.E83]" office:value-type="currency" office:currency="USD" office:value="254502.005488135">
            <text:p>$254,502.01</text:p>
          </table:table-cell>
          <table:table-cell table:formula="of:=[.C84]*[.$C$8]/12" office:value-type="currency" office:currency="USD" office:value="1060.42502286723">
            <text:p>$1,060.4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7">
            <text:p>67</text:p>
          </table:table-cell>
          <table:table-cell table:formula="of:=[.C84]+[.D84]-[.E84]" office:value-type="currency" office:currency="USD" office:value="254059.320511002">
            <text:p>$254,059.32</text:p>
          </table:table-cell>
          <table:table-cell table:formula="of:=[.C85]*[.$C$8]/12" office:value-type="currency" office:currency="USD" office:value="1058.58050212918">
            <text:p>$1,058.5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8">
            <text:p>68</text:p>
          </table:table-cell>
          <table:table-cell table:formula="of:=[.C85]+[.D85]-[.E85]" office:value-type="currency" office:currency="USD" office:value="253614.791013132">
            <text:p>$253,614.79</text:p>
          </table:table-cell>
          <table:table-cell table:formula="of:=[.C86]*[.$C$8]/12" office:value-type="currency" office:currency="USD" office:value="1056.72829588805">
            <text:p>$1,056.7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9">
            <text:p>69</text:p>
          </table:table-cell>
          <table:table-cell table:formula="of:=[.C86]+[.D86]-[.E86]" office:value-type="currency" office:currency="USD" office:value="253168.40930902">
            <text:p>$253,168.41</text:p>
          </table:table-cell>
          <table:table-cell table:formula="of:=[.C87]*[.$C$8]/12" office:value-type="currency" office:currency="USD" office:value="1054.86837212092">
            <text:p>$1,054.8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0">
            <text:p>70</text:p>
          </table:table-cell>
          <table:table-cell table:formula="of:=[.C87]+[.D87]-[.E87]" office:value-type="currency" office:currency="USD" office:value="252720.167681141">
            <text:p>$252,720.17</text:p>
          </table:table-cell>
          <table:table-cell table:formula="of:=[.C88]*[.$C$8]/12" office:value-type="currency" office:currency="USD" office:value="1053.00069867142">
            <text:p>$1,053.0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1">
            <text:p>71</text:p>
          </table:table-cell>
          <table:table-cell table:formula="of:=[.C88]+[.D88]-[.E88]" office:value-type="currency" office:currency="USD" office:value="252270.058379812">
            <text:p>$252,270.06</text:p>
          </table:table-cell>
          <table:table-cell table:formula="of:=[.C89]*[.$C$8]/12" office:value-type="currency" office:currency="USD" office:value="1051.12524324922">
            <text:p>$1,051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">
            <text:p>72</text:p>
          </table:table-cell>
          <table:table-cell table:formula="of:=[.C89]+[.D89]-[.E89]" office:value-type="currency" office:currency="USD" office:value="251818.073623061">
            <text:p>$251,818.07</text:p>
          </table:table-cell>
          <table:table-cell table:formula="of:=[.C90]*[.$C$8]/12" office:value-type="currency" office:currency="USD" office:value="1049.24197342942">
            <text:p>$1,049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">
            <text:p>73</text:p>
          </table:table-cell>
          <table:table-cell table:formula="of:=[.C90]+[.D90]-[.E90]" office:value-type="currency" office:currency="USD" office:value="251364.205596491">
            <text:p>$251,364.21</text:p>
          </table:table-cell>
          <table:table-cell table:formula="of:=[.C91]*[.$C$8]/12" office:value-type="currency" office:currency="USD" office:value="1047.35085665204">
            <text:p>$1,047.3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">
            <text:p>74</text:p>
          </table:table-cell>
          <table:table-cell table:formula="of:=[.C91]+[.D91]-[.E91]" office:value-type="currency" office:currency="USD" office:value="250908.446453143">
            <text:p>$250,908.45</text:p>
          </table:table-cell>
          <table:table-cell table:formula="of:=[.C92]*[.$C$8]/12" office:value-type="currency" office:currency="USD" office:value="1045.45186022143">
            <text:p>$1,045.4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>
            <text:p>75</text:p>
          </table:table-cell>
          <table:table-cell table:formula="of:=[.C92]+[.D92]-[.E92]" office:value-type="currency" office:currency="USD" office:value="250450.788313364">
            <text:p>$250,450.79</text:p>
          </table:table-cell>
          <table:table-cell table:formula="of:=[.C93]*[.$C$8]/12" office:value-type="currency" office:currency="USD" office:value="1043.54495130568">
            <text:p>$1,043.5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6">
            <text:p>76</text:p>
          </table:table-cell>
          <table:table-cell table:formula="of:=[.C93]+[.D93]-[.E93]" office:value-type="currency" office:currency="USD" office:value="249991.22326467">
            <text:p>$249,991.22</text:p>
          </table:table-cell>
          <table:table-cell table:formula="of:=[.C94]*[.$C$8]/12" office:value-type="currency" office:currency="USD" office:value="1041.63009693612">
            <text:p>$1,041.6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7">
            <text:p>77</text:p>
          </table:table-cell>
          <table:table-cell table:formula="of:=[.C94]+[.D94]-[.E94]" office:value-type="currency" office:currency="USD" office:value="249529.743361606">
            <text:p>$249,529.74</text:p>
          </table:table-cell>
          <table:table-cell table:formula="of:=[.C95]*[.$C$8]/12" office:value-type="currency" office:currency="USD" office:value="1039.70726400669">
            <text:p>$1,039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8">
            <text:p>78</text:p>
          </table:table-cell>
          <table:table-cell table:formula="of:=[.C95]+[.D95]-[.E95]" office:value-type="currency" office:currency="USD" office:value="249066.340625613">
            <text:p>$249,066.34</text:p>
          </table:table-cell>
          <table:table-cell table:formula="of:=[.C96]*[.$C$8]/12" office:value-type="currency" office:currency="USD" office:value="1037.77641927339">
            <text:p>$1,037.7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9">
            <text:p>79</text:p>
          </table:table-cell>
          <table:table-cell table:formula="of:=[.C96]+[.D96]-[.E96]" office:value-type="currency" office:currency="USD" office:value="248601.007044886">
            <text:p>$248,601.01</text:p>
          </table:table-cell>
          <table:table-cell table:formula="of:=[.C97]*[.$C$8]/12" office:value-type="currency" office:currency="USD" office:value="1035.83752935369">
            <text:p>$1,035.8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">
            <text:p>80</text:p>
          </table:table-cell>
          <table:table-cell table:formula="of:=[.C97]+[.D97]-[.E97]" office:value-type="currency" office:currency="USD" office:value="248133.73457424">
            <text:p>$248,133.73</text:p>
          </table:table-cell>
          <table:table-cell table:formula="of:=[.C98]*[.$C$8]/12" office:value-type="currency" office:currency="USD" office:value="1033.890560726">
            <text:p>$1,033.8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1">
            <text:p>81</text:p>
          </table:table-cell>
          <table:table-cell table:formula="of:=[.C98]+[.D98]-[.E98]" office:value-type="currency" office:currency="USD" office:value="247664.515134966">
            <text:p>$247,664.52</text:p>
          </table:table-cell>
          <table:table-cell table:formula="of:=[.C99]*[.$C$8]/12" office:value-type="currency" office:currency="USD" office:value="1031.93547972902">
            <text:p>$1,031.9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">
            <text:p>82</text:p>
          </table:table-cell>
          <table:table-cell table:formula="of:=[.C99]+[.D99]-[.E99]" office:value-type="currency" office:currency="USD" office:value="247193.340614695">
            <text:p>$247,193.34</text:p>
          </table:table-cell>
          <table:table-cell table:formula="of:=[.C100]*[.$C$8]/12" office:value-type="currency" office:currency="USD" office:value="1029.97225256123">
            <text:p>$1,029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">
            <text:p>83</text:p>
          </table:table-cell>
          <table:table-cell table:formula="of:=[.C100]+[.D100]-[.E100]" office:value-type="currency" office:currency="USD" office:value="246720.202867256">
            <text:p>$246,720.20</text:p>
          </table:table-cell>
          <table:table-cell table:formula="of:=[.C101]*[.$C$8]/12" office:value-type="currency" office:currency="USD" office:value="1028.00084528023">
            <text:p>$1,028.0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">
            <text:p>84</text:p>
          </table:table-cell>
          <table:table-cell table:formula="of:=[.C101]+[.D101]-[.E101]" office:value-type="currency" office:currency="USD" office:value="246245.093712536">
            <text:p>$246,245.09</text:p>
          </table:table-cell>
          <table:table-cell table:formula="of:=[.C102]*[.$C$8]/12" office:value-type="currency" office:currency="USD" office:value="1026.02122380224">
            <text:p>$1,026.0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">
            <text:p>85</text:p>
          </table:table-cell>
          <table:table-cell table:formula="of:=[.C102]+[.D102]-[.E102]" office:value-type="currency" office:currency="USD" office:value="245768.004936339">
            <text:p>$245,768.00</text:p>
          </table:table-cell>
          <table:table-cell table:formula="of:=[.C103]*[.$C$8]/12" office:value-type="currency" office:currency="USD" office:value="1024.03335390141">
            <text:p>$1,024.0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6">
            <text:p>86</text:p>
          </table:table-cell>
          <table:table-cell table:formula="of:=[.C103]+[.D103]-[.E103]" office:value-type="currency" office:currency="USD" office:value="245288.92829024">
            <text:p>$245,288.93</text:p>
          </table:table-cell>
          <table:table-cell table:formula="of:=[.C104]*[.$C$8]/12" office:value-type="currency" office:currency="USD" office:value="1022.03720120933">
            <text:p>$1,022.0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7">
            <text:p>87</text:p>
          </table:table-cell>
          <table:table-cell table:formula="of:=[.C104]+[.D104]-[.E104]" office:value-type="currency" office:currency="USD" office:value="244807.855491449">
            <text:p>$244,807.86</text:p>
          </table:table-cell>
          <table:table-cell table:formula="of:=[.C105]*[.$C$8]/12" office:value-type="currency" office:currency="USD" office:value="1020.03273121437">
            <text:p>$1,020.0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">
            <text:p>88</text:p>
          </table:table-cell>
          <table:table-cell table:formula="of:=[.C105]+[.D105]-[.E105]" office:value-type="currency" office:currency="USD" office:value="244324.778222664">
            <text:p>$244,324.78</text:p>
          </table:table-cell>
          <table:table-cell table:formula="of:=[.C106]*[.$C$8]/12" office:value-type="currency" office:currency="USD" office:value="1018.0199092611">
            <text:p>$1,018.0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9">
            <text:p>89</text:p>
          </table:table-cell>
          <table:table-cell table:formula="of:=[.C106]+[.D106]-[.E106]" office:value-type="currency" office:currency="USD" office:value="243839.688131925">
            <text:p>$243,839.69</text:p>
          </table:table-cell>
          <table:table-cell table:formula="of:=[.C107]*[.$C$8]/12" office:value-type="currency" office:currency="USD" office:value="1015.99870054969">
            <text:p>$1,016.0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>
            <text:p>90</text:p>
          </table:table-cell>
          <table:table-cell table:formula="of:=[.C107]+[.D107]-[.E107]" office:value-type="currency" office:currency="USD" office:value="243352.576832475">
            <text:p>$243,352.58</text:p>
          </table:table-cell>
          <table:table-cell table:formula="of:=[.C108]*[.$C$8]/12" office:value-type="currency" office:currency="USD" office:value="1013.96907013531">
            <text:p>$1,013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">
            <text:p>91</text:p>
          </table:table-cell>
          <table:table-cell table:formula="of:=[.C108]+[.D108]-[.E108]" office:value-type="currency" office:currency="USD" office:value="242863.43590261">
            <text:p>$242,863.44</text:p>
          </table:table-cell>
          <table:table-cell table:formula="of:=[.C109]*[.$C$8]/12" office:value-type="currency" office:currency="USD" office:value="1011.93098292754">
            <text:p>$1,011.9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">
            <text:p>92</text:p>
          </table:table-cell>
          <table:table-cell table:formula="of:=[.C109]+[.D109]-[.E109]" office:value-type="currency" office:currency="USD" office:value="242372.256885537">
            <text:p>$242,372.26</text:p>
          </table:table-cell>
          <table:table-cell table:formula="of:=[.C110]*[.$C$8]/12" office:value-type="currency" office:currency="USD" office:value="1009.88440368974">
            <text:p>$1,009.8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>
            <text:p>93</text:p>
          </table:table-cell>
          <table:table-cell table:formula="of:=[.C110]+[.D110]-[.E110]" office:value-type="currency" office:currency="USD" office:value="241879.031289227">
            <text:p>$241,879.03</text:p>
          </table:table-cell>
          <table:table-cell table:formula="of:=[.C111]*[.$C$8]/12" office:value-type="currency" office:currency="USD" office:value="1007.82929703845">
            <text:p>$1,007.8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">
            <text:p>94</text:p>
          </table:table-cell>
          <table:table-cell table:formula="of:=[.C111]+[.D111]-[.E111]" office:value-type="currency" office:currency="USD" office:value="241383.750586266">
            <text:p>$241,383.75</text:p>
          </table:table-cell>
          <table:table-cell table:formula="of:=[.C112]*[.$C$8]/12" office:value-type="currency" office:currency="USD" office:value="1005.76562744277">
            <text:p>$1,005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5">
            <text:p>95</text:p>
          </table:table-cell>
          <table:table-cell table:formula="of:=[.C112]+[.D112]-[.E112]" office:value-type="currency" office:currency="USD" office:value="240886.406213708">
            <text:p>$240,886.41</text:p>
          </table:table-cell>
          <table:table-cell table:formula="of:=[.C113]*[.$C$8]/12" office:value-type="currency" office:currency="USD" office:value="1003.69335922379">
            <text:p>$1,003.6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6">
            <text:p>96</text:p>
          </table:table-cell>
          <table:table-cell table:formula="of:=[.C113]+[.D113]-[.E113]" office:value-type="currency" office:currency="USD" office:value="240386.989572932">
            <text:p>$240,386.99</text:p>
          </table:table-cell>
          <table:table-cell table:formula="of:=[.C114]*[.$C$8]/12" office:value-type="currency" office:currency="USD" office:value="1001.61245655388">
            <text:p>$1,001.6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7">
            <text:p>97</text:p>
          </table:table-cell>
          <table:table-cell table:formula="of:=[.C114]+[.D114]-[.E114]" office:value-type="currency" office:currency="USD" office:value="239885.492029486">
            <text:p>$239,885.49</text:p>
          </table:table-cell>
          <table:table-cell table:formula="of:=[.C115]*[.$C$8]/12" office:value-type="currency" office:currency="USD" office:value="999.522883456192">
            <text:p>$999.5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8">
            <text:p>98</text:p>
          </table:table-cell>
          <table:table-cell table:formula="of:=[.C115]+[.D115]-[.E115]" office:value-type="currency" office:currency="USD" office:value="239381.904912942">
            <text:p>$239,381.90</text:p>
          </table:table-cell>
          <table:table-cell table:formula="of:=[.C116]*[.$C$8]/12" office:value-type="currency" office:currency="USD" office:value="997.424603803927">
            <text:p>$997.4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9">
            <text:p>99</text:p>
          </table:table-cell>
          <table:table-cell table:formula="of:=[.C116]+[.D116]-[.E116]" office:value-type="currency" office:currency="USD" office:value="238876.219516746">
            <text:p>$238,876.22</text:p>
          </table:table-cell>
          <table:table-cell table:formula="of:=[.C117]*[.$C$8]/12" office:value-type="currency" office:currency="USD" office:value="995.317581319776">
            <text:p>$995.3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[.C117]+[.D117]-[.E117]" office:value-type="currency" office:currency="USD" office:value="238368.427098066">
            <text:p>$238,368.43</text:p>
          </table:table-cell>
          <table:table-cell table:formula="of:=[.C118]*[.$C$8]/12" office:value-type="currency" office:currency="USD" office:value="993.201779575275">
            <text:p>$993.2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1">
            <text:p>101</text:p>
          </table:table-cell>
          <table:table-cell table:formula="of:=[.C118]+[.D118]-[.E118]" office:value-type="currency" office:currency="USD" office:value="237858.518877641">
            <text:p>$237,858.52</text:p>
          </table:table-cell>
          <table:table-cell table:formula="of:=[.C119]*[.$C$8]/12" office:value-type="currency" office:currency="USD" office:value="991.077161990172">
            <text:p>$991.0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2">
            <text:p>102</text:p>
          </table:table-cell>
          <table:table-cell table:formula="of:=[.C119]+[.D119]-[.E119]" office:value-type="currency" office:currency="USD" office:value="237346.486039632">
            <text:p>$237,346.49</text:p>
          </table:table-cell>
          <table:table-cell table:formula="of:=[.C120]*[.$C$8]/12" office:value-type="currency" office:currency="USD" office:value="988.943691831798">
            <text:p>$988.9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3">
            <text:p>103</text:p>
          </table:table-cell>
          <table:table-cell table:formula="of:=[.C120]+[.D120]-[.E120]" office:value-type="currency" office:currency="USD" office:value="236832.319731463">
            <text:p>$236,832.32</text:p>
          </table:table-cell>
          <table:table-cell table:formula="of:=[.C121]*[.$C$8]/12" office:value-type="currency" office:currency="USD" office:value="986.801332214431">
            <text:p>$986.8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4">
            <text:p>104</text:p>
          </table:table-cell>
          <table:table-cell table:formula="of:=[.C121]+[.D121]-[.E121]" office:value-type="currency" office:currency="USD" office:value="236316.011063678">
            <text:p>$236,316.01</text:p>
          </table:table-cell>
          <table:table-cell table:formula="of:=[.C122]*[.$C$8]/12" office:value-type="currency" office:currency="USD" office:value="984.650046098658">
            <text:p>$984.6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">
            <text:p>105</text:p>
          </table:table-cell>
          <table:table-cell table:formula="of:=[.C122]+[.D122]-[.E122]" office:value-type="currency" office:currency="USD" office:value="235797.551109776">
            <text:p>$235,797.55</text:p>
          </table:table-cell>
          <table:table-cell table:formula="of:=[.C123]*[.$C$8]/12" office:value-type="currency" office:currency="USD" office:value="982.489796290735">
            <text:p>$982.4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">
            <text:p>106</text:p>
          </table:table-cell>
          <table:table-cell table:formula="of:=[.C123]+[.D123]-[.E123]" office:value-type="currency" office:currency="USD" office:value="235276.930906067">
            <text:p>$235,276.93</text:p>
          </table:table-cell>
          <table:table-cell table:formula="of:=[.C124]*[.$C$8]/12" office:value-type="currency" office:currency="USD" office:value="980.320545441947">
            <text:p>$980.3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7">
            <text:p>107</text:p>
          </table:table-cell>
          <table:table-cell table:formula="of:=[.C124]+[.D124]-[.E124]" office:value-type="currency" office:currency="USD" office:value="234754.141451509">
            <text:p>$234,754.14</text:p>
          </table:table-cell>
          <table:table-cell table:formula="of:=[.C125]*[.$C$8]/12" office:value-type="currency" office:currency="USD" office:value="978.142256047955">
            <text:p>$978.1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">
            <text:p>108</text:p>
          </table:table-cell>
          <table:table-cell table:formula="of:=[.C125]+[.D125]-[.E125]" office:value-type="currency" office:currency="USD" office:value="234229.173707557">
            <text:p>$234,229.17</text:p>
          </table:table-cell>
          <table:table-cell table:formula="of:=[.C126]*[.$C$8]/12" office:value-type="currency" office:currency="USD" office:value="975.954890448155">
            <text:p>$975.9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">
            <text:p>109</text:p>
          </table:table-cell>
          <table:table-cell table:formula="of:=[.C126]+[.D126]-[.E126]" office:value-type="currency" office:currency="USD" office:value="233702.018598005">
            <text:p>$233,702.02</text:p>
          </table:table-cell>
          <table:table-cell table:formula="of:=[.C127]*[.$C$8]/12" office:value-type="currency" office:currency="USD" office:value="973.758410825022">
            <text:p>$973.7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formula="of:=[.C127]+[.D127]-[.E127]" office:value-type="currency" office:currency="USD" office:value="233172.66700883">
            <text:p>$233,172.67</text:p>
          </table:table-cell>
          <table:table-cell table:formula="of:=[.C128]*[.$C$8]/12" office:value-type="currency" office:currency="USD" office:value="971.55277920346">
            <text:p>$971.5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">
            <text:p>111</text:p>
          </table:table-cell>
          <table:table-cell table:formula="of:=[.C128]+[.D128]-[.E128]" office:value-type="currency" office:currency="USD" office:value="232641.109788034">
            <text:p>$232,641.11</text:p>
          </table:table-cell>
          <table:table-cell table:formula="of:=[.C129]*[.$C$8]/12" office:value-type="currency" office:currency="USD" office:value="969.337957450141">
            <text:p>$969.3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2">
            <text:p>112</text:p>
          </table:table-cell>
          <table:table-cell table:formula="of:=[.C129]+[.D129]-[.E129]" office:value-type="currency" office:currency="USD" office:value="232107.337745484">
            <text:p>$232,107.34</text:p>
          </table:table-cell>
          <table:table-cell table:formula="of:=[.C130]*[.$C$8]/12" office:value-type="currency" office:currency="USD" office:value="967.11390727285">
            <text:p>$967.1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">
            <text:p>113</text:p>
          </table:table-cell>
          <table:table-cell table:formula="of:=[.C130]+[.D130]-[.E130]" office:value-type="currency" office:currency="USD" office:value="231571.341652757">
            <text:p>$231,571.34</text:p>
          </table:table-cell>
          <table:table-cell table:formula="of:=[.C131]*[.$C$8]/12" office:value-type="currency" office:currency="USD" office:value="964.88059021982">
            <text:p>$964.8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4">
            <text:p>114</text:p>
          </table:table-cell>
          <table:table-cell table:formula="of:=[.C131]+[.D131]-[.E131]" office:value-type="currency" office:currency="USD" office:value="231033.112242977">
            <text:p>$231,033.11</text:p>
          </table:table-cell>
          <table:table-cell table:formula="of:=[.C132]*[.$C$8]/12" office:value-type="currency" office:currency="USD" office:value="962.637967679069">
            <text:p>$962.6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formula="of:=[.C132]+[.D132]-[.E132]" office:value-type="currency" office:currency="USD" office:value="230492.640210656">
            <text:p>$230,492.64</text:p>
          </table:table-cell>
          <table:table-cell table:formula="of:=[.C133]*[.$C$8]/12" office:value-type="currency" office:currency="USD" office:value="960.386000877732">
            <text:p>$960.3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6">
            <text:p>116</text:p>
          </table:table-cell>
          <table:table-cell table:formula="of:=[.C133]+[.D133]-[.E133]" office:value-type="currency" office:currency="USD" office:value="229949.916211533">
            <text:p>$229,949.92</text:p>
          </table:table-cell>
          <table:table-cell table:formula="of:=[.C134]*[.$C$8]/12" office:value-type="currency" office:currency="USD" office:value="958.12465088139">
            <text:p>$958.1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7">
            <text:p>117</text:p>
          </table:table-cell>
          <table:table-cell table:formula="of:=[.C134]+[.D134]-[.E134]" office:value-type="currency" office:currency="USD" office:value="229404.930862415">
            <text:p>$229,404.93</text:p>
          </table:table-cell>
          <table:table-cell table:formula="of:=[.C135]*[.$C$8]/12" office:value-type="currency" office:currency="USD" office:value="955.853878593396">
            <text:p>$955.8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8">
            <text:p>118</text:p>
          </table:table-cell>
          <table:table-cell table:formula="of:=[.C135]+[.D135]-[.E135]" office:value-type="currency" office:currency="USD" office:value="228857.674741008">
            <text:p>$228,857.67</text:p>
          </table:table-cell>
          <table:table-cell table:formula="of:=[.C136]*[.$C$8]/12" office:value-type="currency" office:currency="USD" office:value="953.573644754201">
            <text:p>$953.5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9">
            <text:p>119</text:p>
          </table:table-cell>
          <table:table-cell table:formula="of:=[.C136]+[.D136]-[.E136]" office:value-type="currency" office:currency="USD" office:value="228308.138385763">
            <text:p>$228,308.14</text:p>
          </table:table-cell>
          <table:table-cell table:formula="of:=[.C137]*[.$C$8]/12" office:value-type="currency" office:currency="USD" office:value="951.283909940677">
            <text:p>$951.2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formula="of:=[.C137]+[.D137]-[.E137]" office:value-type="currency" office:currency="USD" office:value="227756.312295703">
            <text:p>$227,756.31</text:p>
          </table:table-cell>
          <table:table-cell table:formula="of:=[.C138]*[.$C$8]/12" office:value-type="currency" office:currency="USD" office:value="948.98463456543">
            <text:p>$948.9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1">
            <text:p>121</text:p>
          </table:table-cell>
          <table:table-cell table:formula="of:=[.C138]+[.D138]-[.E138]" office:value-type="currency" office:currency="USD" office:value="227202.186930269">
            <text:p>$227,202.19</text:p>
          </table:table-cell>
          <table:table-cell table:formula="of:=[.C139]*[.$C$8]/12" office:value-type="currency" office:currency="USD" office:value="946.675778876119">
            <text:p>$946.6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2">
            <text:p>122</text:p>
          </table:table-cell>
          <table:table-cell table:formula="of:=[.C139]+[.D139]-[.E139]" office:value-type="currency" office:currency="USD" office:value="226645.752709145">
            <text:p>$226,645.75</text:p>
          </table:table-cell>
          <table:table-cell table:formula="of:=[.C140]*[.$C$8]/12" office:value-type="currency" office:currency="USD" office:value="944.35730295477">
            <text:p>$944.3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3">
            <text:p>123</text:p>
          </table:table-cell>
          <table:table-cell table:formula="of:=[.C140]+[.D140]-[.E140]" office:value-type="currency" office:currency="USD" office:value="226087.0000121">
            <text:p>$226,087.00</text:p>
          </table:table-cell>
          <table:table-cell table:formula="of:=[.C141]*[.$C$8]/12" office:value-type="currency" office:currency="USD" office:value="942.029166717082">
            <text:p>$942.0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4">
            <text:p>124</text:p>
          </table:table-cell>
          <table:table-cell table:formula="of:=[.C141]+[.D141]-[.E141]" office:value-type="currency" office:currency="USD" office:value="225525.919178817">
            <text:p>$225,525.92</text:p>
          </table:table-cell>
          <table:table-cell table:formula="of:=[.C142]*[.$C$8]/12" office:value-type="currency" office:currency="USD" office:value="939.691329911736">
            <text:p>$939.6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5">
            <text:p>125</text:p>
          </table:table-cell>
          <table:table-cell table:formula="of:=[.C142]+[.D142]-[.E142]" office:value-type="currency" office:currency="USD" office:value="224962.500508728">
            <text:p>$224,962.50</text:p>
          </table:table-cell>
          <table:table-cell table:formula="of:=[.C143]*[.$C$8]/12" office:value-type="currency" office:currency="USD" office:value="937.343752119702">
            <text:p>$937.3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6">
            <text:p>126</text:p>
          </table:table-cell>
          <table:table-cell table:formula="of:=[.C143]+[.D143]-[.E143]" office:value-type="currency" office:currency="USD" office:value="224396.734260848">
            <text:p>$224,396.73</text:p>
          </table:table-cell>
          <table:table-cell table:formula="of:=[.C144]*[.$C$8]/12" office:value-type="currency" office:currency="USD" office:value="934.986392753534">
            <text:p>$934.9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7">
            <text:p>127</text:p>
          </table:table-cell>
          <table:table-cell table:formula="of:=[.C144]+[.D144]-[.E144]" office:value-type="currency" office:currency="USD" office:value="223828.610653602">
            <text:p>$223,828.61</text:p>
          </table:table-cell>
          <table:table-cell table:formula="of:=[.C145]*[.$C$8]/12" office:value-type="currency" office:currency="USD" office:value="932.619211056674">
            <text:p>$932.6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">
            <text:p>128</text:p>
          </table:table-cell>
          <table:table-cell table:formula="of:=[.C145]+[.D145]-[.E145]" office:value-type="currency" office:currency="USD" office:value="223258.119864658">
            <text:p>$223,258.12</text:p>
          </table:table-cell>
          <table:table-cell table:formula="of:=[.C146]*[.$C$8]/12" office:value-type="currency" office:currency="USD" office:value="930.242166102743">
            <text:p>$930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9">
            <text:p>129</text:p>
          </table:table-cell>
          <table:table-cell table:formula="of:=[.C146]+[.D146]-[.E146]" office:value-type="currency" office:currency="USD" office:value="222685.252030761">
            <text:p>$222,685.25</text:p>
          </table:table-cell>
          <table:table-cell table:formula="of:=[.C147]*[.$C$8]/12" office:value-type="currency" office:currency="USD" office:value="927.855216794838">
            <text:p>$927.8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0">
            <text:p>130</text:p>
          </table:table-cell>
          <table:table-cell table:formula="of:=[.C147]+[.D147]-[.E147]" office:value-type="currency" office:currency="USD" office:value="222109.997247556">
            <text:p>$222,110.00</text:p>
          </table:table-cell>
          <table:table-cell table:formula="of:=[.C148]*[.$C$8]/12" office:value-type="currency" office:currency="USD" office:value="925.458321864817">
            <text:p>$925.4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1">
            <text:p>131</text:p>
          </table:table-cell>
          <table:table-cell table:formula="of:=[.C148]+[.D148]-[.E148]" office:value-type="currency" office:currency="USD" office:value="221532.345569421">
            <text:p>$221,532.35</text:p>
          </table:table-cell>
          <table:table-cell table:formula="of:=[.C149]*[.$C$8]/12" office:value-type="currency" office:currency="USD" office:value="923.051439872587">
            <text:p>$923.0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2">
            <text:p>132</text:p>
          </table:table-cell>
          <table:table-cell table:formula="of:=[.C149]+[.D149]-[.E149]" office:value-type="currency" office:currency="USD" office:value="220952.287009293">
            <text:p>$220,952.29</text:p>
          </table:table-cell>
          <table:table-cell table:formula="of:=[.C150]*[.$C$8]/12" office:value-type="currency" office:currency="USD" office:value="920.634529205389">
            <text:p>$920.6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3">
            <text:p>133</text:p>
          </table:table-cell>
          <table:table-cell table:formula="of:=[.C150]+[.D150]-[.E150]" office:value-type="currency" office:currency="USD" office:value="220369.811538499">
            <text:p>$220,369.81</text:p>
          </table:table-cell>
          <table:table-cell table:formula="of:=[.C151]*[.$C$8]/12" office:value-type="currency" office:currency="USD" office:value="918.207548077078">
            <text:p>$918.2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4">
            <text:p>134</text:p>
          </table:table-cell>
          <table:table-cell table:formula="of:=[.C151]+[.D151]-[.E151]" office:value-type="currency" office:currency="USD" office:value="219784.909086576">
            <text:p>$219,784.91</text:p>
          </table:table-cell>
          <table:table-cell table:formula="of:=[.C152]*[.$C$8]/12" office:value-type="currency" office:currency="USD" office:value="915.7704545274">
            <text:p>$915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5">
            <text:p>135</text:p>
          </table:table-cell>
          <table:table-cell table:formula="of:=[.C152]+[.D152]-[.E152]" office:value-type="currency" office:currency="USD" office:value="219197.569541103">
            <text:p>$219,197.57</text:p>
          </table:table-cell>
          <table:table-cell table:formula="of:=[.C153]*[.$C$8]/12" office:value-type="currency" office:currency="USD" office:value="913.323206421264">
            <text:p>$913.3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6">
            <text:p>136</text:p>
          </table:table-cell>
          <table:table-cell table:formula="of:=[.C153]+[.D153]-[.E153]" office:value-type="currency" office:currency="USD" office:value="218607.782747525">
            <text:p>$218,607.78</text:p>
          </table:table-cell>
          <table:table-cell table:formula="of:=[.C154]*[.$C$8]/12" office:value-type="currency" office:currency="USD" office:value="910.865761448019">
            <text:p>$910.8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7">
            <text:p>137</text:p>
          </table:table-cell>
          <table:table-cell table:formula="of:=[.C154]+[.D154]-[.E154]" office:value-type="currency" office:currency="USD" office:value="218015.538508973">
            <text:p>$218,015.54</text:p>
          </table:table-cell>
          <table:table-cell table:formula="of:=[.C155]*[.$C$8]/12" office:value-type="currency" office:currency="USD" office:value="908.398077120719">
            <text:p>$908.4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8">
            <text:p>138</text:p>
          </table:table-cell>
          <table:table-cell table:formula="of:=[.C155]+[.D155]-[.E155]" office:value-type="currency" office:currency="USD" office:value="217420.826586093">
            <text:p>$217,420.83</text:p>
          </table:table-cell>
          <table:table-cell table:formula="of:=[.C156]*[.$C$8]/12" office:value-type="currency" office:currency="USD" office:value="905.920110775389">
            <text:p>$905.9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9">
            <text:p>139</text:p>
          </table:table-cell>
          <table:table-cell table:formula="of:=[.C156]+[.D156]-[.E156]" office:value-type="currency" office:currency="USD" office:value="216823.636696869">
            <text:p>$216,823.64</text:p>
          </table:table-cell>
          <table:table-cell table:formula="of:=[.C157]*[.$C$8]/12" office:value-type="currency" office:currency="USD" office:value="903.431819570287">
            <text:p>$903.4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0">
            <text:p>140</text:p>
          </table:table-cell>
          <table:table-cell table:formula="of:=[.C157]+[.D157]-[.E157]" office:value-type="currency" office:currency="USD" office:value="216223.958516439">
            <text:p>$216,223.96</text:p>
          </table:table-cell>
          <table:table-cell table:formula="of:=[.C158]*[.$C$8]/12" office:value-type="currency" office:currency="USD" office:value="900.933160485163">
            <text:p>$900.9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1">
            <text:p>141</text:p>
          </table:table-cell>
          <table:table-cell table:formula="of:=[.C158]+[.D158]-[.E158]" office:value-type="currency" office:currency="USD" office:value="215621.781676924">
            <text:p>$215,621.78</text:p>
          </table:table-cell>
          <table:table-cell table:formula="of:=[.C159]*[.$C$8]/12" office:value-type="currency" office:currency="USD" office:value="898.424090320518">
            <text:p>$898.4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2">
            <text:p>142</text:p>
          </table:table-cell>
          <table:table-cell table:formula="of:=[.C159]+[.D159]-[.E159]" office:value-type="currency" office:currency="USD" office:value="215017.095767245">
            <text:p>$215,017.10</text:p>
          </table:table-cell>
          <table:table-cell table:formula="of:=[.C160]*[.$C$8]/12" office:value-type="currency" office:currency="USD" office:value="895.904565696853">
            <text:p>$895.9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3">
            <text:p>143</text:p>
          </table:table-cell>
          <table:table-cell table:formula="of:=[.C160]+[.D160]-[.E160]" office:value-type="currency" office:currency="USD" office:value="214409.890332942">
            <text:p>$214,409.89</text:p>
          </table:table-cell>
          <table:table-cell table:formula="of:=[.C161]*[.$C$8]/12" office:value-type="currency" office:currency="USD" office:value="893.374543053923">
            <text:p>$893.3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4">
            <text:p>144</text:p>
          </table:table-cell>
          <table:table-cell table:formula="of:=[.C161]+[.D161]-[.E161]" office:value-type="currency" office:currency="USD" office:value="213800.154875996">
            <text:p>$213,800.15</text:p>
          </table:table-cell>
          <table:table-cell table:formula="of:=[.C162]*[.$C$8]/12" office:value-type="currency" office:currency="USD" office:value="890.833978649982">
            <text:p>$890.8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5">
            <text:p>145</text:p>
          </table:table-cell>
          <table:table-cell table:formula="of:=[.C162]+[.D162]-[.E162]" office:value-type="currency" office:currency="USD" office:value="213187.878854646">
            <text:p>$213,187.88</text:p>
          </table:table-cell>
          <table:table-cell table:formula="of:=[.C163]*[.$C$8]/12" office:value-type="currency" office:currency="USD" office:value="888.282828561023">
            <text:p>$888.2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6">
            <text:p>146</text:p>
          </table:table-cell>
          <table:table-cell table:formula="of:=[.C163]+[.D163]-[.E163]" office:value-type="currency" office:currency="USD" office:value="212573.051683207">
            <text:p>$212,573.05</text:p>
          </table:table-cell>
          <table:table-cell table:formula="of:=[.C164]*[.$C$8]/12" office:value-type="currency" office:currency="USD" office:value="885.721048680028">
            <text:p>$885.7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7">
            <text:p>147</text:p>
          </table:table-cell>
          <table:table-cell table:formula="of:=[.C164]+[.D164]-[.E164]" office:value-type="currency" office:currency="USD" office:value="211955.662731887">
            <text:p>$211,955.66</text:p>
          </table:table-cell>
          <table:table-cell table:formula="of:=[.C165]*[.$C$8]/12" office:value-type="currency" office:currency="USD" office:value="883.148594716194">
            <text:p>$883.1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8">
            <text:p>148</text:p>
          </table:table-cell>
          <table:table-cell table:formula="of:=[.C165]+[.D165]-[.E165]" office:value-type="currency" office:currency="USD" office:value="211335.701326603">
            <text:p>$211,335.70</text:p>
          </table:table-cell>
          <table:table-cell table:formula="of:=[.C166]*[.$C$8]/12" office:value-type="currency" office:currency="USD" office:value="880.565422194179">
            <text:p>$880.5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9">
            <text:p>149</text:p>
          </table:table-cell>
          <table:table-cell table:formula="of:=[.C166]+[.D166]-[.E166]" office:value-type="currency" office:currency="USD" office:value="210713.156748797">
            <text:p>$210,713.16</text:p>
          </table:table-cell>
          <table:table-cell table:formula="of:=[.C167]*[.$C$8]/12" office:value-type="currency" office:currency="USD" office:value="877.971486453321">
            <text:p>$877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0">
            <text:p>150</text:p>
          </table:table-cell>
          <table:table-cell table:formula="of:=[.C167]+[.D167]-[.E167]" office:value-type="currency" office:currency="USD" office:value="210088.01823525">
            <text:p>$210,088.02</text:p>
          </table:table-cell>
          <table:table-cell table:formula="of:=[.C168]*[.$C$8]/12" office:value-type="currency" office:currency="USD" office:value="875.366742646876">
            <text:p>$875.3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1">
            <text:p>151</text:p>
          </table:table-cell>
          <table:table-cell table:formula="of:=[.C168]+[.D168]-[.E168]" office:value-type="currency" office:currency="USD" office:value="209460.274977897">
            <text:p>$209,460.27</text:p>
          </table:table-cell>
          <table:table-cell table:formula="of:=[.C169]*[.$C$8]/12" office:value-type="currency" office:currency="USD" office:value="872.751145741239">
            <text:p>$872.7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2">
            <text:p>152</text:p>
          </table:table-cell>
          <table:table-cell table:formula="of:=[.C169]+[.D169]-[.E169]" office:value-type="currency" office:currency="USD" office:value="208829.916123638">
            <text:p>$208,829.92</text:p>
          </table:table-cell>
          <table:table-cell table:formula="of:=[.C170]*[.$C$8]/12" office:value-type="currency" office:currency="USD" office:value="870.12465051516">
            <text:p>$870.1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3">
            <text:p>153</text:p>
          </table:table-cell>
          <table:table-cell table:formula="of:=[.C170]+[.D170]-[.E170]" office:value-type="currency" office:currency="USD" office:value="208196.930774154">
            <text:p>$208,196.93</text:p>
          </table:table-cell>
          <table:table-cell table:formula="of:=[.C171]*[.$C$8]/12" office:value-type="currency" office:currency="USD" office:value="867.487211558974">
            <text:p>$867.4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4">
            <text:p>154</text:p>
          </table:table-cell>
          <table:table-cell table:formula="of:=[.C171]+[.D171]-[.E171]" office:value-type="currency" office:currency="USD" office:value="207561.307985713">
            <text:p>$207,561.31</text:p>
          </table:table-cell>
          <table:table-cell table:formula="of:=[.C172]*[.$C$8]/12" office:value-type="currency" office:currency="USD" office:value="864.838783273803">
            <text:p>$864.8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5">
            <text:p>155</text:p>
          </table:table-cell>
          <table:table-cell table:formula="of:=[.C172]+[.D172]-[.E172]" office:value-type="currency" office:currency="USD" office:value="206923.036768986">
            <text:p>$206,923.04</text:p>
          </table:table-cell>
          <table:table-cell table:formula="of:=[.C173]*[.$C$8]/12" office:value-type="currency" office:currency="USD" office:value="862.179319870777">
            <text:p>$862.1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6">
            <text:p>156</text:p>
          </table:table-cell>
          <table:table-cell table:formula="of:=[.C173]+[.D173]-[.E173]" office:value-type="currency" office:currency="USD" office:value="206282.106088857">
            <text:p>$206,282.11</text:p>
          </table:table-cell>
          <table:table-cell table:formula="of:=[.C174]*[.$C$8]/12" office:value-type="currency" office:currency="USD" office:value="859.508775370239">
            <text:p>$859.5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7">
            <text:p>157</text:p>
          </table:table-cell>
          <table:table-cell table:formula="of:=[.C174]+[.D174]-[.E174]" office:value-type="currency" office:currency="USD" office:value="205638.504864227">
            <text:p>$205,638.50</text:p>
          </table:table-cell>
          <table:table-cell table:formula="of:=[.C175]*[.$C$8]/12" office:value-type="currency" office:currency="USD" office:value="856.827103600948">
            <text:p>$856.8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8">
            <text:p>158</text:p>
          </table:table-cell>
          <table:table-cell table:formula="of:=[.C175]+[.D175]-[.E175]" office:value-type="currency" office:currency="USD" office:value="204992.221967828">
            <text:p>$204,992.22</text:p>
          </table:table-cell>
          <table:table-cell table:formula="of:=[.C176]*[.$C$8]/12" office:value-type="currency" office:currency="USD" office:value="854.134258199285">
            <text:p>$854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9">
            <text:p>159</text:p>
          </table:table-cell>
          <table:table-cell table:formula="of:=[.C176]+[.D176]-[.E176]" office:value-type="currency" office:currency="USD" office:value="204343.246226028">
            <text:p>$204,343.25</text:p>
          </table:table-cell>
          <table:table-cell table:formula="of:=[.C177]*[.$C$8]/12" office:value-type="currency" office:currency="USD" office:value="851.430192608449">
            <text:p>$851.4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formula="of:=[.C177]+[.D177]-[.E177]" office:value-type="currency" office:currency="USD" office:value="203691.566418636">
            <text:p>$203,691.57</text:p>
          </table:table-cell>
          <table:table-cell table:formula="of:=[.C178]*[.$C$8]/12" office:value-type="currency" office:currency="USD" office:value="848.714860077651">
            <text:p>$848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1">
            <text:p>161</text:p>
          </table:table-cell>
          <table:table-cell table:formula="of:=[.C178]+[.D178]-[.E178]" office:value-type="currency" office:currency="USD" office:value="203037.171278714">
            <text:p>$203,037.17</text:p>
          </table:table-cell>
          <table:table-cell table:formula="of:=[.C179]*[.$C$8]/12" office:value-type="currency" office:currency="USD" office:value="845.988213661308">
            <text:p>$845.9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2">
            <text:p>162</text:p>
          </table:table-cell>
          <table:table-cell table:formula="of:=[.C179]+[.D179]-[.E179]" office:value-type="currency" office:currency="USD" office:value="202380.049492375">
            <text:p>$202,380.05</text:p>
          </table:table-cell>
          <table:table-cell table:formula="of:=[.C180]*[.$C$8]/12" office:value-type="currency" office:currency="USD" office:value="843.25020621823">
            <text:p>$843.2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3">
            <text:p>163</text:p>
          </table:table-cell>
          <table:table-cell table:formula="of:=[.C180]+[.D180]-[.E180]" office:value-type="currency" office:currency="USD" office:value="201720.189698593">
            <text:p>$201,720.19</text:p>
          </table:table-cell>
          <table:table-cell table:formula="of:=[.C181]*[.$C$8]/12" office:value-type="currency" office:currency="USD" office:value="840.500790410806">
            <text:p>$840.5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4">
            <text:p>164</text:p>
          </table:table-cell>
          <table:table-cell table:formula="of:=[.C181]+[.D181]-[.E181]" office:value-type="currency" office:currency="USD" office:value="201057.580489004">
            <text:p>$201,057.58</text:p>
          </table:table-cell>
          <table:table-cell table:formula="of:=[.C182]*[.$C$8]/12" office:value-type="currency" office:currency="USD" office:value="837.739918704184">
            <text:p>$837.7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5">
            <text:p>165</text:p>
          </table:table-cell>
          <table:table-cell table:formula="of:=[.C182]+[.D182]-[.E182]" office:value-type="currency" office:currency="USD" office:value="200392.210407708">
            <text:p>$200,392.21</text:p>
          </table:table-cell>
          <table:table-cell table:formula="of:=[.C183]*[.$C$8]/12" office:value-type="currency" office:currency="USD" office:value="834.967543365452">
            <text:p>$834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6">
            <text:p>166</text:p>
          </table:table-cell>
          <table:table-cell table:formula="of:=[.C183]+[.D183]-[.E183]" office:value-type="currency" office:currency="USD" office:value="199724.067951074">
            <text:p>$199,724.07</text:p>
          </table:table-cell>
          <table:table-cell table:formula="of:=[.C184]*[.$C$8]/12" office:value-type="currency" office:currency="USD" office:value="832.183616462808">
            <text:p>$832.1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7">
            <text:p>167</text:p>
          </table:table-cell>
          <table:table-cell table:formula="of:=[.C184]+[.D184]-[.E184]" office:value-type="currency" office:currency="USD" office:value="199053.141567537">
            <text:p>$199,053.14</text:p>
          </table:table-cell>
          <table:table-cell table:formula="of:=[.C185]*[.$C$8]/12" office:value-type="currency" office:currency="USD" office:value="829.388089864736">
            <text:p>$829.3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8">
            <text:p>168</text:p>
          </table:table-cell>
          <table:table-cell table:formula="of:=[.C185]+[.D185]-[.E185]" office:value-type="currency" office:currency="USD" office:value="198379.419657401">
            <text:p>$198,379.42</text:p>
          </table:table-cell>
          <table:table-cell table:formula="of:=[.C186]*[.$C$8]/12" office:value-type="currency" office:currency="USD" office:value="826.580915239173">
            <text:p>$826.5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9">
            <text:p>169</text:p>
          </table:table-cell>
          <table:table-cell table:formula="of:=[.C186]+[.D186]-[.E186]" office:value-type="currency" office:currency="USD" office:value="197702.890572641">
            <text:p>$197,702.89</text:p>
          </table:table-cell>
          <table:table-cell table:formula="of:=[.C187]*[.$C$8]/12" office:value-type="currency" office:currency="USD" office:value="823.762044052669">
            <text:p>$823.7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">
            <text:p>170</text:p>
          </table:table-cell>
          <table:table-cell table:formula="of:=[.C187]+[.D187]-[.E187]" office:value-type="currency" office:currency="USD" office:value="197023.542616693">
            <text:p>$197,023.54</text:p>
          </table:table-cell>
          <table:table-cell table:formula="of:=[.C188]*[.$C$8]/12" office:value-type="currency" office:currency="USD" office:value="820.931427569556">
            <text:p>$820.9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1">
            <text:p>171</text:p>
          </table:table-cell>
          <table:table-cell table:formula="of:=[.C188]+[.D188]-[.E188]" office:value-type="currency" office:currency="USD" office:value="196341.364044263">
            <text:p>$196,341.36</text:p>
          </table:table-cell>
          <table:table-cell table:formula="of:=[.C189]*[.$C$8]/12" office:value-type="currency" office:currency="USD" office:value="818.089016851095">
            <text:p>$818.0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2">
            <text:p>172</text:p>
          </table:table-cell>
          <table:table-cell table:formula="of:=[.C189]+[.D189]-[.E189]" office:value-type="currency" office:currency="USD" office:value="195656.343061114">
            <text:p>$195,656.34</text:p>
          </table:table-cell>
          <table:table-cell table:formula="of:=[.C190]*[.$C$8]/12" office:value-type="currency" office:currency="USD" office:value="815.234762754642">
            <text:p>$815.2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3">
            <text:p>173</text:p>
          </table:table-cell>
          <table:table-cell table:formula="of:=[.C190]+[.D190]-[.E190]" office:value-type="currency" office:currency="USD" office:value="194968.467823869">
            <text:p>$194,968.47</text:p>
          </table:table-cell>
          <table:table-cell table:formula="of:=[.C191]*[.$C$8]/12" office:value-type="currency" office:currency="USD" office:value="812.368615932786">
            <text:p>$812.3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4">
            <text:p>174</text:p>
          </table:table-cell>
          <table:table-cell table:formula="of:=[.C191]+[.D191]-[.E191]" office:value-type="currency" office:currency="USD" office:value="194277.726439801">
            <text:p>$194,277.73</text:p>
          </table:table-cell>
          <table:table-cell table:formula="of:=[.C192]*[.$C$8]/12" office:value-type="currency" office:currency="USD" office:value="809.490526832506">
            <text:p>$809.4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5">
            <text:p>175</text:p>
          </table:table-cell>
          <table:table-cell table:formula="of:=[.C192]+[.D192]-[.E192]" office:value-type="currency" office:currency="USD" office:value="193584.106966634">
            <text:p>$193,584.11</text:p>
          </table:table-cell>
          <table:table-cell table:formula="of:=[.C193]*[.$C$8]/12" office:value-type="currency" office:currency="USD" office:value="806.600445694308">
            <text:p>$806.6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6">
            <text:p>176</text:p>
          </table:table-cell>
          <table:table-cell table:formula="of:=[.C193]+[.D193]-[.E193]" office:value-type="currency" office:currency="USD" office:value="192887.597412328">
            <text:p>$192,887.60</text:p>
          </table:table-cell>
          <table:table-cell table:formula="of:=[.C194]*[.$C$8]/12" office:value-type="currency" office:currency="USD" office:value="803.698322551368">
            <text:p>$803.7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7">
            <text:p>177</text:p>
          </table:table-cell>
          <table:table-cell table:formula="of:=[.C194]+[.D194]-[.E194]" office:value-type="currency" office:currency="USD" office:value="192188.18573488">
            <text:p>$192,188.19</text:p>
          </table:table-cell>
          <table:table-cell table:formula="of:=[.C195]*[.$C$8]/12" office:value-type="currency" office:currency="USD" office:value="800.784107228665">
            <text:p>$800.7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8">
            <text:p>178</text:p>
          </table:table-cell>
          <table:table-cell table:formula="of:=[.C195]+[.D195]-[.E195]" office:value-type="currency" office:currency="USD" office:value="191485.859842108">
            <text:p>$191,485.86</text:p>
          </table:table-cell>
          <table:table-cell table:formula="of:=[.C196]*[.$C$8]/12" office:value-type="currency" office:currency="USD" office:value="797.857749342118">
            <text:p>$797.8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9">
            <text:p>179</text:p>
          </table:table-cell>
          <table:table-cell table:formula="of:=[.C196]+[.D196]-[.E196]" office:value-type="currency" office:currency="USD" office:value="190780.607591451">
            <text:p>$190,780.61</text:p>
          </table:table-cell>
          <table:table-cell table:formula="of:=[.C197]*[.$C$8]/12" office:value-type="currency" office:currency="USD" office:value="794.91919829771">
            <text:p>$794.9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0">
            <text:p>180</text:p>
          </table:table-cell>
          <table:table-cell table:formula="of:=[.C197]+[.D197]-[.E197]" office:value-type="currency" office:currency="USD" office:value="190072.416789748">
            <text:p>$190,072.42</text:p>
          </table:table-cell>
          <table:table-cell table:formula="of:=[.C198]*[.$C$8]/12" office:value-type="currency" office:currency="USD" office:value="791.968403290618">
            <text:p>$791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1">
            <text:p>181</text:p>
          </table:table-cell>
          <table:table-cell table:formula="of:=[.C198]+[.D198]-[.E198]" office:value-type="currency" office:currency="USD" office:value="189361.275193039">
            <text:p>$189,361.28</text:p>
          </table:table-cell>
          <table:table-cell table:formula="of:=[.C199]*[.$C$8]/12" office:value-type="currency" office:currency="USD" office:value="789.005313304329">
            <text:p>$789.0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2">
            <text:p>182</text:p>
          </table:table-cell>
          <table:table-cell table:formula="of:=[.C199]+[.D199]-[.E199]" office:value-type="currency" office:currency="USD" office:value="188647.170506343">
            <text:p>$188,647.17</text:p>
          </table:table-cell>
          <table:table-cell table:formula="of:=[.C200]*[.$C$8]/12" office:value-type="currency" office:currency="USD" office:value="786.029877109763">
            <text:p>$786.0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3">
            <text:p>183</text:p>
          </table:table-cell>
          <table:table-cell table:formula="of:=[.C200]+[.D200]-[.E200]" office:value-type="currency" office:currency="USD" office:value="187930.090383453">
            <text:p>$187,930.09</text:p>
          </table:table-cell>
          <table:table-cell table:formula="of:=[.C201]*[.$C$8]/12" office:value-type="currency" office:currency="USD" office:value="783.042043264388">
            <text:p>$783.0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4">
            <text:p>184</text:p>
          </table:table-cell>
          <table:table-cell table:formula="of:=[.C201]+[.D201]-[.E201]" office:value-type="currency" office:currency="USD" office:value="187210.022426717">
            <text:p>$187,210.02</text:p>
          </table:table-cell>
          <table:table-cell table:formula="of:=[.C202]*[.$C$8]/12" office:value-type="currency" office:currency="USD" office:value="780.041760111323">
            <text:p>$780.0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5">
            <text:p>185</text:p>
          </table:table-cell>
          <table:table-cell table:formula="of:=[.C202]+[.D202]-[.E202]" office:value-type="currency" office:currency="USD" office:value="186486.954186829">
            <text:p>$186,486.95</text:p>
          </table:table-cell>
          <table:table-cell table:formula="of:=[.C203]*[.$C$8]/12" office:value-type="currency" office:currency="USD" office:value="777.028975778453">
            <text:p>$777.0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6">
            <text:p>186</text:p>
          </table:table-cell>
          <table:table-cell table:formula="of:=[.C203]+[.D203]-[.E203]" office:value-type="currency" office:currency="USD" office:value="185760.873162607">
            <text:p>$185,760.87</text:p>
          </table:table-cell>
          <table:table-cell table:formula="of:=[.C204]*[.$C$8]/12" office:value-type="currency" office:currency="USD" office:value="774.00363817753">
            <text:p>$774.0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7">
            <text:p>187</text:p>
          </table:table-cell>
          <table:table-cell table:formula="of:=[.C204]+[.D204]-[.E204]" office:value-type="currency" office:currency="USD" office:value="185031.766800785">
            <text:p>$185,031.77</text:p>
          </table:table-cell>
          <table:table-cell table:formula="of:=[.C205]*[.$C$8]/12" office:value-type="currency" office:currency="USD" office:value="770.96569500327">
            <text:p>$770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8">
            <text:p>188</text:p>
          </table:table-cell>
          <table:table-cell table:formula="of:=[.C205]+[.D205]-[.E205]" office:value-type="currency" office:currency="USD" office:value="184299.622495788">
            <text:p>$184,299.62</text:p>
          </table:table-cell>
          <table:table-cell table:formula="of:=[.C206]*[.$C$8]/12" office:value-type="currency" office:currency="USD" office:value="767.91509373245">
            <text:p>$767.9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9">
            <text:p>189</text:p>
          </table:table-cell>
          <table:table-cell table:formula="of:=[.C206]+[.D206]-[.E206]" office:value-type="currency" office:currency="USD" office:value="183564.427589521">
            <text:p>$183,564.43</text:p>
          </table:table-cell>
          <table:table-cell table:formula="of:=[.C207]*[.$C$8]/12" office:value-type="currency" office:currency="USD" office:value="764.851781623002">
            <text:p>$764.8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0">
            <text:p>190</text:p>
          </table:table-cell>
          <table:table-cell table:formula="of:=[.C207]+[.D207]-[.E207]" office:value-type="currency" office:currency="USD" office:value="182826.169371144">
            <text:p>$182,826.17</text:p>
          </table:table-cell>
          <table:table-cell table:formula="of:=[.C208]*[.$C$8]/12" office:value-type="currency" office:currency="USD" office:value="761.775705713098">
            <text:p>$761.7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1">
            <text:p>191</text:p>
          </table:table-cell>
          <table:table-cell table:formula="of:=[.C208]+[.D208]-[.E208]" office:value-type="currency" office:currency="USD" office:value="182084.835076857">
            <text:p>$182,084.84</text:p>
          </table:table-cell>
          <table:table-cell table:formula="of:=[.C209]*[.$C$8]/12" office:value-type="currency" office:currency="USD" office:value="758.686812820236">
            <text:p>$758.6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2">
            <text:p>192</text:p>
          </table:table-cell>
          <table:table-cell table:formula="of:=[.C209]+[.D209]-[.E209]" office:value-type="currency" office:currency="USD" office:value="181340.411889677">
            <text:p>$181,340.41</text:p>
          </table:table-cell>
          <table:table-cell table:formula="of:=[.C210]*[.$C$8]/12" office:value-type="currency" office:currency="USD" office:value="755.58504954032">
            <text:p>$755.5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3">
            <text:p>193</text:p>
          </table:table-cell>
          <table:table-cell table:formula="of:=[.C210]+[.D210]-[.E210]" office:value-type="currency" office:currency="USD" office:value="180592.886939217">
            <text:p>$180,592.89</text:p>
          </table:table-cell>
          <table:table-cell table:formula="of:=[.C211]*[.$C$8]/12" office:value-type="currency" office:currency="USD" office:value="752.470362246739">
            <text:p>$752.4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4">
            <text:p>194</text:p>
          </table:table-cell>
          <table:table-cell table:formula="of:=[.C211]+[.D211]-[.E211]" office:value-type="currency" office:currency="USD" office:value="179842.247301464">
            <text:p>$179,842.25</text:p>
          </table:table-cell>
          <table:table-cell table:formula="of:=[.C212]*[.$C$8]/12" office:value-type="currency" office:currency="USD" office:value="749.342697089433">
            <text:p>$749.3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5">
            <text:p>195</text:p>
          </table:table-cell>
          <table:table-cell table:formula="of:=[.C212]+[.D212]-[.E212]" office:value-type="currency" office:currency="USD" office:value="179088.479998553">
            <text:p>$179,088.48</text:p>
          </table:table-cell>
          <table:table-cell table:formula="of:=[.C213]*[.$C$8]/12" office:value-type="currency" office:currency="USD" office:value="746.201999993973">
            <text:p>$746.2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6">
            <text:p>196</text:p>
          </table:table-cell>
          <table:table-cell table:formula="of:=[.C213]+[.D213]-[.E213]" office:value-type="currency" office:currency="USD" office:value="178331.571998547">
            <text:p>$178,331.57</text:p>
          </table:table-cell>
          <table:table-cell table:formula="of:=[.C214]*[.$C$8]/12" office:value-type="currency" office:currency="USD" office:value="743.048216660614">
            <text:p>$743.0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7">
            <text:p>197</text:p>
          </table:table-cell>
          <table:table-cell table:formula="of:=[.C214]+[.D214]-[.E214]" office:value-type="currency" office:currency="USD" office:value="177571.510215208">
            <text:p>$177,571.51</text:p>
          </table:table-cell>
          <table:table-cell table:formula="of:=[.C215]*[.$C$8]/12" office:value-type="currency" office:currency="USD" office:value="739.881292563367">
            <text:p>$739.8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8">
            <text:p>198</text:p>
          </table:table-cell>
          <table:table-cell table:formula="of:=[.C215]+[.D215]-[.E215]" office:value-type="currency" office:currency="USD" office:value="176808.281507771">
            <text:p>$176,808.28</text:p>
          </table:table-cell>
          <table:table-cell table:formula="of:=[.C216]*[.$C$8]/12" office:value-type="currency" office:currency="USD" office:value="736.701172949048">
            <text:p>$736.7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9">
            <text:p>199</text:p>
          </table:table-cell>
          <table:table-cell table:formula="of:=[.C216]+[.D216]-[.E216]" office:value-type="currency" office:currency="USD" office:value="176041.87268072">
            <text:p>$176,041.87</text:p>
          </table:table-cell>
          <table:table-cell table:formula="of:=[.C217]*[.$C$8]/12" office:value-type="currency" office:currency="USD" office:value="733.507802836335">
            <text:p>$733.5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formula="of:=[.C217]+[.D217]-[.E217]" office:value-type="currency" office:currency="USD" office:value="175272.270483557">
            <text:p>$175,272.27</text:p>
          </table:table-cell>
          <table:table-cell table:formula="of:=[.C218]*[.$C$8]/12" office:value-type="currency" office:currency="USD" office:value="730.30112701482">
            <text:p>$730.3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1">
            <text:p>201</text:p>
          </table:table-cell>
          <table:table-cell table:formula="of:=[.C218]+[.D218]-[.E218]" office:value-type="currency" office:currency="USD" office:value="174499.461610572">
            <text:p>$174,499.46</text:p>
          </table:table-cell>
          <table:table-cell table:formula="of:=[.C219]*[.$C$8]/12" office:value-type="currency" office:currency="USD" office:value="727.081090044049">
            <text:p>$727.0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2">
            <text:p>202</text:p>
          </table:table-cell>
          <table:table-cell table:formula="of:=[.C219]+[.D219]-[.E219]" office:value-type="currency" office:currency="USD" office:value="173723.432700616">
            <text:p>$173,723.43</text:p>
          </table:table-cell>
          <table:table-cell table:formula="of:=[.C220]*[.$C$8]/12" office:value-type="currency" office:currency="USD" office:value="723.847636252566">
            <text:p>$723.8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3">
            <text:p>203</text:p>
          </table:table-cell>
          <table:table-cell table:formula="of:=[.C220]+[.D220]-[.E220]" office:value-type="currency" office:currency="USD" office:value="172944.170336868">
            <text:p>$172,944.17</text:p>
          </table:table-cell>
          <table:table-cell table:formula="of:=[.C221]*[.$C$8]/12" office:value-type="currency" office:currency="USD" office:value="720.600709736951">
            <text:p>$720.6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">
            <text:p>204</text:p>
          </table:table-cell>
          <table:table-cell table:formula="of:=[.C221]+[.D221]-[.E221]" office:value-type="currency" office:currency="USD" office:value="172161.661046605">
            <text:p>$172,161.66</text:p>
          </table:table-cell>
          <table:table-cell table:formula="of:=[.C222]*[.$C$8]/12" office:value-type="currency" office:currency="USD" office:value="717.340254360855">
            <text:p>$717.3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5">
            <text:p>205</text:p>
          </table:table-cell>
          <table:table-cell table:formula="of:=[.C222]+[.D222]-[.E222]" office:value-type="currency" office:currency="USD" office:value="171375.891300966">
            <text:p>$171,375.89</text:p>
          </table:table-cell>
          <table:table-cell table:formula="of:=[.C223]*[.$C$8]/12" office:value-type="currency" office:currency="USD" office:value="714.066213754026">
            <text:p>$714.0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6">
            <text:p>206</text:p>
          </table:table-cell>
          <table:table-cell table:formula="of:=[.C223]+[.D223]-[.E223]" office:value-type="currency" office:currency="USD" office:value="170586.84751472">
            <text:p>$170,586.85</text:p>
          </table:table-cell>
          <table:table-cell table:formula="of:=[.C224]*[.$C$8]/12" office:value-type="currency" office:currency="USD" office:value="710.778531311334">
            <text:p>$710.7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7">
            <text:p>207</text:p>
          </table:table-cell>
          <table:table-cell table:formula="of:=[.C224]+[.D224]-[.E224]" office:value-type="currency" office:currency="USD" office:value="169794.516046032">
            <text:p>$169,794.52</text:p>
          </table:table-cell>
          <table:table-cell table:formula="of:=[.C225]*[.$C$8]/12" office:value-type="currency" office:currency="USD" office:value="707.477150191798">
            <text:p>$707.4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8">
            <text:p>208</text:p>
          </table:table-cell>
          <table:table-cell table:formula="of:=[.C225]+[.D225]-[.E225]" office:value-type="currency" office:currency="USD" office:value="168998.883196223">
            <text:p>$168,998.88</text:p>
          </table:table-cell>
          <table:table-cell table:formula="of:=[.C226]*[.$C$8]/12" office:value-type="currency" office:currency="USD" office:value="704.162013317597">
            <text:p>$704.1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9">
            <text:p>209</text:p>
          </table:table-cell>
          <table:table-cell table:formula="of:=[.C226]+[.D226]-[.E226]" office:value-type="currency" office:currency="USD" office:value="168199.935209541">
            <text:p>$168,199.94</text:p>
          </table:table-cell>
          <table:table-cell table:formula="of:=[.C227]*[.$C$8]/12" office:value-type="currency" office:currency="USD" office:value="700.833063373087">
            <text:p>$700.8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0">
            <text:p>210</text:p>
          </table:table-cell>
          <table:table-cell table:formula="of:=[.C227]+[.D227]-[.E227]" office:value-type="currency" office:currency="USD" office:value="167397.658272914">
            <text:p>$167,397.66</text:p>
          </table:table-cell>
          <table:table-cell table:formula="of:=[.C228]*[.$C$8]/12" office:value-type="currency" office:currency="USD" office:value="697.490242803809">
            <text:p>$697.4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1">
            <text:p>211</text:p>
          </table:table-cell>
          <table:table-cell table:formula="of:=[.C228]+[.D228]-[.E228]" office:value-type="currency" office:currency="USD" office:value="166592.038515718">
            <text:p>$166,592.04</text:p>
          </table:table-cell>
          <table:table-cell table:formula="of:=[.C229]*[.$C$8]/12" office:value-type="currency" office:currency="USD" office:value="694.133493815491">
            <text:p>$694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2">
            <text:p>212</text:p>
          </table:table-cell>
          <table:table-cell table:formula="of:=[.C229]+[.D229]-[.E229]" office:value-type="currency" office:currency="USD" office:value="165783.062009533">
            <text:p>$165,783.06</text:p>
          </table:table-cell>
          <table:table-cell table:formula="of:=[.C230]*[.$C$8]/12" office:value-type="currency" office:currency="USD" office:value="690.762758373056">
            <text:p>$690.7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3">
            <text:p>213</text:p>
          </table:table-cell>
          <table:table-cell table:formula="of:=[.C230]+[.D230]-[.E230]" office:value-type="currency" office:currency="USD" office:value="164970.714767906">
            <text:p>$164,970.71</text:p>
          </table:table-cell>
          <table:table-cell table:formula="of:=[.C231]*[.$C$8]/12" office:value-type="currency" office:currency="USD" office:value="687.37797819961">
            <text:p>$687.3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4">
            <text:p>214</text:p>
          </table:table-cell>
          <table:table-cell table:formula="of:=[.C231]+[.D231]-[.E231]" office:value-type="currency" office:currency="USD" office:value="164154.982746106">
            <text:p>$164,154.98</text:p>
          </table:table-cell>
          <table:table-cell table:formula="of:=[.C232]*[.$C$8]/12" office:value-type="currency" office:currency="USD" office:value="683.979094775442">
            <text:p>$683.9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5">
            <text:p>215</text:p>
          </table:table-cell>
          <table:table-cell table:formula="of:=[.C232]+[.D232]-[.E232]" office:value-type="currency" office:currency="USD" office:value="163335.851840882">
            <text:p>$163,335.85</text:p>
          </table:table-cell>
          <table:table-cell table:formula="of:=[.C233]*[.$C$8]/12" office:value-type="currency" office:currency="USD" office:value="680.566049337006">
            <text:p>$680.5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6">
            <text:p>216</text:p>
          </table:table-cell>
          <table:table-cell table:formula="of:=[.C233]+[.D233]-[.E233]" office:value-type="currency" office:currency="USD" office:value="162513.307890219">
            <text:p>$162,513.31</text:p>
          </table:table-cell>
          <table:table-cell table:formula="of:=[.C234]*[.$C$8]/12" office:value-type="currency" office:currency="USD" office:value="677.138782875911">
            <text:p>$677.1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7">
            <text:p>217</text:p>
          </table:table-cell>
          <table:table-cell table:formula="of:=[.C234]+[.D234]-[.E234]" office:value-type="currency" office:currency="USD" office:value="161687.336673094">
            <text:p>$161,687.34</text:p>
          </table:table-cell>
          <table:table-cell table:formula="of:=[.C235]*[.$C$8]/12" office:value-type="currency" office:currency="USD" office:value="673.697236137894">
            <text:p>$673.7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8">
            <text:p>218</text:p>
          </table:table-cell>
          <table:table-cell table:formula="of:=[.C235]+[.D235]-[.E235]" office:value-type="currency" office:currency="USD" office:value="160857.923909232">
            <text:p>$160,857.92</text:p>
          </table:table-cell>
          <table:table-cell table:formula="of:=[.C236]*[.$C$8]/12" office:value-type="currency" office:currency="USD" office:value="670.241349621802">
            <text:p>$670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9">
            <text:p>219</text:p>
          </table:table-cell>
          <table:table-cell table:formula="of:=[.C236]+[.D236]-[.E236]" office:value-type="currency" office:currency="USD" office:value="160025.055258854">
            <text:p>$160,025.06</text:p>
          </table:table-cell>
          <table:table-cell table:formula="of:=[.C237]*[.$C$8]/12" office:value-type="currency" office:currency="USD" office:value="666.771063578559">
            <text:p>$666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0">
            <text:p>220</text:p>
          </table:table-cell>
          <table:table-cell table:formula="of:=[.C237]+[.D237]-[.E237]" office:value-type="currency" office:currency="USD" office:value="159188.716322433">
            <text:p>$159,188.72</text:p>
          </table:table-cell>
          <table:table-cell table:formula="of:=[.C238]*[.$C$8]/12" office:value-type="currency" office:currency="USD" office:value="663.286318010137">
            <text:p>$663.2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1">
            <text:p>221</text:p>
          </table:table-cell>
          <table:table-cell table:formula="of:=[.C238]+[.D238]-[.E238]" office:value-type="currency" office:currency="USD" office:value="158348.892640443">
            <text:p>$158,348.89</text:p>
          </table:table-cell>
          <table:table-cell table:formula="of:=[.C239]*[.$C$8]/12" office:value-type="currency" office:currency="USD" office:value="659.787052668512">
            <text:p>$659.7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2">
            <text:p>222</text:p>
          </table:table-cell>
          <table:table-cell table:formula="of:=[.C239]+[.D239]-[.E239]" office:value-type="currency" office:currency="USD" office:value="157505.569693111">
            <text:p>$157,505.57</text:p>
          </table:table-cell>
          <table:table-cell table:formula="of:=[.C240]*[.$C$8]/12" office:value-type="currency" office:currency="USD" office:value="656.273207054631">
            <text:p>$656.2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3">
            <text:p>223</text:p>
          </table:table-cell>
          <table:table-cell table:formula="of:=[.C240]+[.D240]-[.E240]" office:value-type="currency" office:currency="USD" office:value="156658.732900166">
            <text:p>$156,658.73</text:p>
          </table:table-cell>
          <table:table-cell table:formula="of:=[.C241]*[.$C$8]/12" office:value-type="currency" office:currency="USD" office:value="652.744720417359">
            <text:p>$652.7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4">
            <text:p>224</text:p>
          </table:table-cell>
          <table:table-cell table:formula="of:=[.C241]+[.D241]-[.E241]" office:value-type="currency" office:currency="USD" office:value="155808.367620583">
            <text:p>$155,808.37</text:p>
          </table:table-cell>
          <table:table-cell table:formula="of:=[.C242]*[.$C$8]/12" office:value-type="currency" office:currency="USD" office:value="649.201531752431">
            <text:p>$649.2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5">
            <text:p>225</text:p>
          </table:table-cell>
          <table:table-cell table:formula="of:=[.C242]+[.D242]-[.E242]" office:value-type="currency" office:currency="USD" office:value="154954.459152336">
            <text:p>$154,954.46</text:p>
          </table:table-cell>
          <table:table-cell table:formula="of:=[.C243]*[.$C$8]/12" office:value-type="currency" office:currency="USD" office:value="645.6435798014">
            <text:p>$645.6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6">
            <text:p>226</text:p>
          </table:table-cell>
          <table:table-cell table:formula="of:=[.C243]+[.D243]-[.E243]" office:value-type="currency" office:currency="USD" office:value="154096.992732137">
            <text:p>$154,096.99</text:p>
          </table:table-cell>
          <table:table-cell table:formula="of:=[.C244]*[.$C$8]/12" office:value-type="currency" office:currency="USD" office:value="642.070803050572">
            <text:p>$642.0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7">
            <text:p>227</text:p>
          </table:table-cell>
          <table:table-cell table:formula="of:=[.C244]+[.D244]-[.E244]" office:value-type="currency" office:currency="USD" office:value="153235.953535188">
            <text:p>$153,235.95</text:p>
          </table:table-cell>
          <table:table-cell table:formula="of:=[.C245]*[.$C$8]/12" office:value-type="currency" office:currency="USD" office:value="638.48313972995">
            <text:p>$638.4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8">
            <text:p>228</text:p>
          </table:table-cell>
          <table:table-cell table:formula="of:=[.C245]+[.D245]-[.E245]" office:value-type="currency" office:currency="USD" office:value="152371.326674918">
            <text:p>$152,371.33</text:p>
          </table:table-cell>
          <table:table-cell table:formula="of:=[.C246]*[.$C$8]/12" office:value-type="currency" office:currency="USD" office:value="634.880527812158">
            <text:p>$634.8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9">
            <text:p>229</text:p>
          </table:table-cell>
          <table:table-cell table:formula="of:=[.C246]+[.D246]-[.E246]" office:value-type="currency" office:currency="USD" office:value="151503.09720273">
            <text:p>$151,503.10</text:p>
          </table:table-cell>
          <table:table-cell table:formula="of:=[.C247]*[.$C$8]/12" office:value-type="currency" office:currency="USD" office:value="631.262905011375">
            <text:p>$631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0">
            <text:p>230</text:p>
          </table:table-cell>
          <table:table-cell table:formula="of:=[.C247]+[.D247]-[.E247]" office:value-type="currency" office:currency="USD" office:value="150631.250107741">
            <text:p>$150,631.25</text:p>
          </table:table-cell>
          <table:table-cell table:formula="of:=[.C248]*[.$C$8]/12" office:value-type="currency" office:currency="USD" office:value="627.630208782256">
            <text:p>$627.6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1">
            <text:p>231</text:p>
          </table:table-cell>
          <table:table-cell table:formula="of:=[.C248]+[.D248]-[.E248]" office:value-type="currency" office:currency="USD" office:value="149755.770316524">
            <text:p>$149,755.77</text:p>
          </table:table-cell>
          <table:table-cell table:formula="of:=[.C249]*[.$C$8]/12" office:value-type="currency" office:currency="USD" office:value="623.982376318849">
            <text:p>$623.9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2">
            <text:p>232</text:p>
          </table:table-cell>
          <table:table-cell table:formula="of:=[.C249]+[.D249]-[.E249]" office:value-type="currency" office:currency="USD" office:value="148876.642692843">
            <text:p>$148,876.64</text:p>
          </table:table-cell>
          <table:table-cell table:formula="of:=[.C250]*[.$C$8]/12" office:value-type="currency" office:currency="USD" office:value="620.319344553511">
            <text:p>$620.3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3">
            <text:p>233</text:p>
          </table:table-cell>
          <table:table-cell table:formula="of:=[.C250]+[.D250]-[.E250]" office:value-type="currency" office:currency="USD" office:value="147993.852037396">
            <text:p>$147,993.85</text:p>
          </table:table-cell>
          <table:table-cell table:formula="of:=[.C251]*[.$C$8]/12" office:value-type="currency" office:currency="USD" office:value="616.641050155817">
            <text:p>$616.6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4">
            <text:p>234</text:p>
          </table:table-cell>
          <table:table-cell table:formula="of:=[.C251]+[.D251]-[.E251]" office:value-type="currency" office:currency="USD" office:value="147107.383087552">
            <text:p>$147,107.38</text:p>
          </table:table-cell>
          <table:table-cell table:formula="of:=[.C252]*[.$C$8]/12" office:value-type="currency" office:currency="USD" office:value="612.947429531466">
            <text:p>$612.9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5">
            <text:p>235</text:p>
          </table:table-cell>
          <table:table-cell table:formula="of:=[.C252]+[.D252]-[.E252]" office:value-type="currency" office:currency="USD" office:value="146217.220517083">
            <text:p>$146,217.22</text:p>
          </table:table-cell>
          <table:table-cell table:formula="of:=[.C253]*[.$C$8]/12" office:value-type="currency" office:currency="USD" office:value="609.238418821181">
            <text:p>$609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6">
            <text:p>236</text:p>
          </table:table-cell>
          <table:table-cell table:formula="of:=[.C253]+[.D253]-[.E253]" office:value-type="currency" office:currency="USD" office:value="145323.348935905">
            <text:p>$145,323.35</text:p>
          </table:table-cell>
          <table:table-cell table:formula="of:=[.C254]*[.$C$8]/12" office:value-type="currency" office:currency="USD" office:value="605.513953899602">
            <text:p>$605.5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7">
            <text:p>237</text:p>
          </table:table-cell>
          <table:table-cell table:formula="of:=[.C254]+[.D254]-[.E254]" office:value-type="currency" office:currency="USD" office:value="144425.752889804">
            <text:p>$144,425.75</text:p>
          </table:table-cell>
          <table:table-cell table:formula="of:=[.C255]*[.$C$8]/12" office:value-type="currency" office:currency="USD" office:value="601.773970374184">
            <text:p>$601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8">
            <text:p>238</text:p>
          </table:table-cell>
          <table:table-cell table:formula="of:=[.C255]+[.D255]-[.E255]" office:value-type="currency" office:currency="USD" office:value="143524.416860178">
            <text:p>$143,524.42</text:p>
          </table:table-cell>
          <table:table-cell table:formula="of:=[.C256]*[.$C$8]/12" office:value-type="currency" office:currency="USD" office:value="598.018403584077">
            <text:p>$598.0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9">
            <text:p>239</text:p>
          </table:table-cell>
          <table:table-cell table:formula="of:=[.C256]+[.D256]-[.E256]" office:value-type="currency" office:currency="USD" office:value="142619.325263762">
            <text:p>$142,619.33</text:p>
          </table:table-cell>
          <table:table-cell table:formula="of:=[.C257]*[.$C$8]/12" office:value-type="currency" office:currency="USD" office:value="594.247188599011">
            <text:p>$594.2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formula="of:=[.C257]+[.D257]-[.E257]" office:value-type="currency" office:currency="USD" office:value="141710.462452362">
            <text:p>$141,710.46</text:p>
          </table:table-cell>
          <table:table-cell table:formula="of:=[.C258]*[.$C$8]/12" office:value-type="currency" office:currency="USD" office:value="590.460260218173">
            <text:p>$590.4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1">
            <text:p>241</text:p>
          </table:table-cell>
          <table:table-cell table:formula="of:=[.C258]+[.D258]-[.E258]" office:value-type="currency" office:currency="USD" office:value="140797.81271258">
            <text:p>$140,797.81</text:p>
          </table:table-cell>
          <table:table-cell table:formula="of:=[.C259]*[.$C$8]/12" office:value-type="currency" office:currency="USD" office:value="586.657552969082">
            <text:p>$586.6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2">
            <text:p>242</text:p>
          </table:table-cell>
          <table:table-cell table:formula="of:=[.C259]+[.D259]-[.E259]" office:value-type="currency" office:currency="USD" office:value="139881.360265549">
            <text:p>$139,881.36</text:p>
          </table:table-cell>
          <table:table-cell table:formula="of:=[.C260]*[.$C$8]/12" office:value-type="currency" office:currency="USD" office:value="582.839001106454">
            <text:p>$582.8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3">
            <text:p>243</text:p>
          </table:table-cell>
          <table:table-cell table:formula="of:=[.C260]+[.D260]-[.E260]" office:value-type="currency" office:currency="USD" office:value="138961.089266655">
            <text:p>$138,961.09</text:p>
          </table:table-cell>
          <table:table-cell table:formula="of:=[.C261]*[.$C$8]/12" office:value-type="currency" office:currency="USD" office:value="579.004538611064">
            <text:p>$579.0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4">
            <text:p>244</text:p>
          </table:table-cell>
          <table:table-cell table:formula="of:=[.C261]+[.D261]-[.E261]" office:value-type="currency" office:currency="USD" office:value="138036.983805266">
            <text:p>$138,036.98</text:p>
          </table:table-cell>
          <table:table-cell table:formula="of:=[.C262]*[.$C$8]/12" office:value-type="currency" office:currency="USD" office:value="575.15409918861">
            <text:p>$575.1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5">
            <text:p>245</text:p>
          </table:table-cell>
          <table:table-cell table:formula="of:=[.C262]+[.D262]-[.E262]" office:value-type="currency" office:currency="USD" office:value="137109.027904455">
            <text:p>$137,109.03</text:p>
          </table:table-cell>
          <table:table-cell table:formula="of:=[.C263]*[.$C$8]/12" office:value-type="currency" office:currency="USD" office:value="571.287616268562">
            <text:p>$571.2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6">
            <text:p>246</text:p>
          </table:table-cell>
          <table:table-cell table:formula="of:=[.C263]+[.D263]-[.E263]" office:value-type="currency" office:currency="USD" office:value="136177.205520724">
            <text:p>$136,177.21</text:p>
          </table:table-cell>
          <table:table-cell table:formula="of:=[.C264]*[.$C$8]/12" office:value-type="currency" office:currency="USD" office:value="567.405023003015">
            <text:p>$567.4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7">
            <text:p>247</text:p>
          </table:table-cell>
          <table:table-cell table:formula="of:=[.C264]+[.D264]-[.E264]" office:value-type="currency" office:currency="USD" office:value="135241.500543727">
            <text:p>$135,241.50</text:p>
          </table:table-cell>
          <table:table-cell table:formula="of:=[.C265]*[.$C$8]/12" office:value-type="currency" office:currency="USD" office:value="563.506252265528">
            <text:p>$563.5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8">
            <text:p>248</text:p>
          </table:table-cell>
          <table:table-cell table:formula="of:=[.C265]+[.D265]-[.E265]" office:value-type="currency" office:currency="USD" office:value="134301.896795992">
            <text:p>$134,301.90</text:p>
          </table:table-cell>
          <table:table-cell table:formula="of:=[.C266]*[.$C$8]/12" office:value-type="currency" office:currency="USD" office:value="559.591236649967">
            <text:p>$559.5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9">
            <text:p>249</text:p>
          </table:table-cell>
          <table:table-cell table:formula="of:=[.C266]+[.D266]-[.E266]" office:value-type="currency" office:currency="USD" office:value="133358.378032642">
            <text:p>$133,358.38</text:p>
          </table:table-cell>
          <table:table-cell table:formula="of:=[.C267]*[.$C$8]/12" office:value-type="currency" office:currency="USD" office:value="555.659908469342">
            <text:p>$555.6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0">
            <text:p>250</text:p>
          </table:table-cell>
          <table:table-cell table:formula="of:=[.C267]+[.D267]-[.E267]" office:value-type="currency" office:currency="USD" office:value="132410.927941111">
            <text:p>$132,410.93</text:p>
          </table:table-cell>
          <table:table-cell table:formula="of:=[.C268]*[.$C$8]/12" office:value-type="currency" office:currency="USD" office:value="551.712199754631">
            <text:p>$551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1">
            <text:p>251</text:p>
          </table:table-cell>
          <table:table-cell table:formula="of:=[.C268]+[.D268]-[.E268]" office:value-type="currency" office:currency="USD" office:value="131459.530140866">
            <text:p>$131,459.53</text:p>
          </table:table-cell>
          <table:table-cell table:formula="of:=[.C269]*[.$C$8]/12" office:value-type="currency" office:currency="USD" office:value="547.748042253609">
            <text:p>$547.7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2">
            <text:p>252</text:p>
          </table:table-cell>
          <table:table-cell table:formula="of:=[.C269]+[.D269]-[.E269]" office:value-type="currency" office:currency="USD" office:value="130504.16818312">
            <text:p>$130,504.17</text:p>
          </table:table-cell>
          <table:table-cell table:formula="of:=[.C270]*[.$C$8]/12" office:value-type="currency" office:currency="USD" office:value="543.767367429666">
            <text:p>$543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3">
            <text:p>253</text:p>
          </table:table-cell>
          <table:table-cell table:formula="of:=[.C270]+[.D270]-[.E270]" office:value-type="currency" office:currency="USD" office:value="129544.825550549">
            <text:p>$129,544.83</text:p>
          </table:table-cell>
          <table:table-cell table:formula="of:=[.C271]*[.$C$8]/12" office:value-type="currency" office:currency="USD" office:value="539.770106460623">
            <text:p>$539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4">
            <text:p>254</text:p>
          </table:table-cell>
          <table:table-cell table:formula="of:=[.C271]+[.D271]-[.E271]" office:value-type="currency" office:currency="USD" office:value="128581.48565701">
            <text:p>$128,581.49</text:p>
          </table:table-cell>
          <table:table-cell table:formula="of:=[.C272]*[.$C$8]/12" office:value-type="currency" office:currency="USD" office:value="535.756190237542">
            <text:p>$535.7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5">
            <text:p>255</text:p>
          </table:table-cell>
          <table:table-cell table:formula="of:=[.C272]+[.D272]-[.E272]" office:value-type="currency" office:currency="USD" office:value="127614.131847248">
            <text:p>$127,614.13</text:p>
          </table:table-cell>
          <table:table-cell table:formula="of:=[.C273]*[.$C$8]/12" office:value-type="currency" office:currency="USD" office:value="531.725549363532">
            <text:p>$531.7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6">
            <text:p>256</text:p>
          </table:table-cell>
          <table:table-cell table:formula="of:=[.C273]+[.D273]-[.E273]" office:value-type="currency" office:currency="USD" office:value="126642.747396611">
            <text:p>$126,642.75</text:p>
          </table:table-cell>
          <table:table-cell table:formula="of:=[.C274]*[.$C$8]/12" office:value-type="currency" office:currency="USD" office:value="527.678114152546">
            <text:p>$527.6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7">
            <text:p>257</text:p>
          </table:table-cell>
          <table:table-cell table:formula="of:=[.C274]+[.D274]-[.E274]" office:value-type="currency" office:currency="USD" office:value="125667.315510764">
            <text:p>$125,667.32</text:p>
          </table:table-cell>
          <table:table-cell table:formula="of:=[.C275]*[.$C$8]/12" office:value-type="currency" office:currency="USD" office:value="523.613814628182">
            <text:p>$523.6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8">
            <text:p>258</text:p>
          </table:table-cell>
          <table:table-cell table:formula="of:=[.C275]+[.D275]-[.E275]" office:value-type="currency" office:currency="USD" office:value="124687.819325392">
            <text:p>$124,687.82</text:p>
          </table:table-cell>
          <table:table-cell table:formula="of:=[.C276]*[.$C$8]/12" office:value-type="currency" office:currency="USD" office:value="519.532580522466">
            <text:p>$519.5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9">
            <text:p>259</text:p>
          </table:table-cell>
          <table:table-cell table:formula="of:=[.C276]+[.D276]-[.E276]" office:value-type="currency" office:currency="USD" office:value="123704.241905914">
            <text:p>$123,704.24</text:p>
          </table:table-cell>
          <table:table-cell table:formula="of:=[.C277]*[.$C$8]/12" office:value-type="currency" office:currency="USD" office:value="515.434341274643">
            <text:p>$515.4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0">
            <text:p>260</text:p>
          </table:table-cell>
          <table:table-cell table:formula="of:=[.C277]+[.D277]-[.E277]" office:value-type="currency" office:currency="USD" office:value="122716.566247189">
            <text:p>$122,716.57</text:p>
          </table:table-cell>
          <table:table-cell table:formula="of:=[.C278]*[.$C$8]/12" office:value-type="currency" office:currency="USD" office:value="511.319026029954">
            <text:p>$511.3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1">
            <text:p>261</text:p>
          </table:table-cell>
          <table:table-cell table:formula="of:=[.C278]+[.D278]-[.E278]" office:value-type="currency" office:currency="USD" office:value="121724.775273219">
            <text:p>$121,724.78</text:p>
          </table:table-cell>
          <table:table-cell table:formula="of:=[.C279]*[.$C$8]/12" office:value-type="currency" office:currency="USD" office:value="507.186563638412">
            <text:p>$507.1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2">
            <text:p>262</text:p>
          </table:table-cell>
          <table:table-cell table:formula="of:=[.C279]+[.D279]-[.E279]" office:value-type="currency" office:currency="USD" office:value="120728.851836857">
            <text:p>$120,728.85</text:p>
          </table:table-cell>
          <table:table-cell table:formula="of:=[.C280]*[.$C$8]/12" office:value-type="currency" office:currency="USD" office:value="503.036882653572">
            <text:p>$503.0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3">
            <text:p>263</text:p>
          </table:table-cell>
          <table:table-cell table:formula="of:=[.C280]+[.D280]-[.E280]" office:value-type="currency" office:currency="USD" office:value="119728.778719511">
            <text:p>$119,728.78</text:p>
          </table:table-cell>
          <table:table-cell table:formula="of:=[.C281]*[.$C$8]/12" office:value-type="currency" office:currency="USD" office:value="498.869911331295">
            <text:p>$498.8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4">
            <text:p>264</text:p>
          </table:table-cell>
          <table:table-cell table:formula="of:=[.C281]+[.D281]-[.E281]" office:value-type="currency" office:currency="USD" office:value="118724.538630842">
            <text:p>$118,724.54</text:p>
          </table:table-cell>
          <table:table-cell table:formula="of:=[.C282]*[.$C$8]/12" office:value-type="currency" office:currency="USD" office:value="494.685577628509">
            <text:p>$494.6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5">
            <text:p>265</text:p>
          </table:table-cell>
          <table:table-cell table:formula="of:=[.C282]+[.D282]-[.E282]" office:value-type="currency" office:currency="USD" office:value="117716.114208471">
            <text:p>$117,716.11</text:p>
          </table:table-cell>
          <table:table-cell table:formula="of:=[.C283]*[.$C$8]/12" office:value-type="currency" office:currency="USD" office:value="490.483809201961">
            <text:p>$490.4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6">
            <text:p>266</text:p>
          </table:table-cell>
          <table:table-cell table:formula="of:=[.C283]+[.D283]-[.E283]" office:value-type="currency" office:currency="USD" office:value="116703.488017673">
            <text:p>$116,703.49</text:p>
          </table:table-cell>
          <table:table-cell table:formula="of:=[.C284]*[.$C$8]/12" office:value-type="currency" office:currency="USD" office:value="486.264533406969">
            <text:p>$486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7">
            <text:p>267</text:p>
          </table:table-cell>
          <table:table-cell table:formula="of:=[.C284]+[.D284]-[.E284]" office:value-type="currency" office:currency="USD" office:value="115686.64255108">
            <text:p>$115,686.64</text:p>
          </table:table-cell>
          <table:table-cell table:formula="of:=[.C285]*[.$C$8]/12" office:value-type="currency" office:currency="USD" office:value="482.027677296165">
            <text:p>$482.0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8">
            <text:p>268</text:p>
          </table:table-cell>
          <table:table-cell table:formula="of:=[.C285]+[.D285]-[.E285]" office:value-type="currency" office:currency="USD" office:value="114665.560228376">
            <text:p>$114,665.56</text:p>
          </table:table-cell>
          <table:table-cell table:formula="of:=[.C286]*[.$C$8]/12" office:value-type="currency" office:currency="USD" office:value="477.773167618232">
            <text:p>$477.7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9">
            <text:p>269</text:p>
          </table:table-cell>
          <table:table-cell table:formula="of:=[.C286]+[.D286]-[.E286]" office:value-type="currency" office:currency="USD" office:value="113640.223395994">
            <text:p>$113,640.22</text:p>
          </table:table-cell>
          <table:table-cell table:formula="of:=[.C287]*[.$C$8]/12" office:value-type="currency" office:currency="USD" office:value="473.500930816642">
            <text:p>$473.5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0">
            <text:p>270</text:p>
          </table:table-cell>
          <table:table-cell table:formula="of:=[.C287]+[.D287]-[.E287]" office:value-type="currency" office:currency="USD" office:value="112610.614326811">
            <text:p>$112,610.61</text:p>
          </table:table-cell>
          <table:table-cell table:formula="of:=[.C288]*[.$C$8]/12" office:value-type="currency" office:currency="USD" office:value="469.210893028378">
            <text:p>$469.2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1">
            <text:p>271</text:p>
          </table:table-cell>
          <table:table-cell table:formula="of:=[.C288]+[.D288]-[.E288]" office:value-type="currency" office:currency="USD" office:value="111576.715219839">
            <text:p>$111,576.72</text:p>
          </table:table-cell>
          <table:table-cell table:formula="of:=[.C289]*[.$C$8]/12" office:value-type="currency" office:currency="USD" office:value="464.902980082663">
            <text:p>$464.9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2">
            <text:p>272</text:p>
          </table:table-cell>
          <table:table-cell table:formula="of:=[.C289]+[.D289]-[.E289]" office:value-type="currency" office:currency="USD" office:value="110538.508199922">
            <text:p>$110,538.51</text:p>
          </table:table-cell>
          <table:table-cell table:formula="of:=[.C290]*[.$C$8]/12" office:value-type="currency" office:currency="USD" office:value="460.577117499674">
            <text:p>$460.5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3">
            <text:p>273</text:p>
          </table:table-cell>
          <table:table-cell table:formula="of:=[.C290]+[.D290]-[.E290]" office:value-type="currency" office:currency="USD" office:value="109495.975317421">
            <text:p>$109,495.98</text:p>
          </table:table-cell>
          <table:table-cell table:formula="of:=[.C291]*[.$C$8]/12" office:value-type="currency" office:currency="USD" office:value="456.233230489256">
            <text:p>$456.2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4">
            <text:p>274</text:p>
          </table:table-cell>
          <table:table-cell table:formula="of:=[.C291]+[.D291]-[.E291]" office:value-type="currency" office:currency="USD" office:value="108449.098547911">
            <text:p>$108,449.10</text:p>
          </table:table-cell>
          <table:table-cell table:formula="of:=[.C292]*[.$C$8]/12" office:value-type="currency" office:currency="USD" office:value="451.871243949628">
            <text:p>$451.8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5">
            <text:p>275</text:p>
          </table:table-cell>
          <table:table-cell table:formula="of:=[.C292]+[.D292]-[.E292]" office:value-type="currency" office:currency="USD" office:value="107397.85979186">
            <text:p>$107,397.86</text:p>
          </table:table-cell>
          <table:table-cell table:formula="of:=[.C293]*[.$C$8]/12" office:value-type="currency" office:currency="USD" office:value="447.491082466084">
            <text:p>$447.4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6">
            <text:p>276</text:p>
          </table:table-cell>
          <table:table-cell table:formula="of:=[.C293]+[.D293]-[.E293]" office:value-type="currency" office:currency="USD" office:value="106342.240874326">
            <text:p>$106,342.24</text:p>
          </table:table-cell>
          <table:table-cell table:formula="of:=[.C294]*[.$C$8]/12" office:value-type="currency" office:currency="USD" office:value="443.092670309693">
            <text:p>$443.0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7">
            <text:p>277</text:p>
          </table:table-cell>
          <table:table-cell table:formula="of:=[.C294]+[.D294]-[.E294]" office:value-type="currency" office:currency="USD" office:value="105282.223544636">
            <text:p>$105,282.22</text:p>
          </table:table-cell>
          <table:table-cell table:formula="of:=[.C295]*[.$C$8]/12" office:value-type="currency" office:currency="USD" office:value="438.675931435984">
            <text:p>$438.6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8">
            <text:p>278</text:p>
          </table:table-cell>
          <table:table-cell table:formula="of:=[.C295]+[.D295]-[.E295]" office:value-type="currency" office:currency="USD" office:value="104217.789476072">
            <text:p>$104,217.79</text:p>
          </table:table-cell>
          <table:table-cell table:formula="of:=[.C296]*[.$C$8]/12" office:value-type="currency" office:currency="USD" office:value="434.240789483633">
            <text:p>$434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9">
            <text:p>279</text:p>
          </table:table-cell>
          <table:table-cell table:formula="of:=[.C296]+[.D296]-[.E296]" office:value-type="currency" office:currency="USD" office:value="103148.920265556">
            <text:p>$103,148.92</text:p>
          </table:table-cell>
          <table:table-cell table:formula="of:=[.C297]*[.$C$8]/12" office:value-type="currency" office:currency="USD" office:value="429.787167773149">
            <text:p>$429.7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0">
            <text:p>280</text:p>
          </table:table-cell>
          <table:table-cell table:formula="of:=[.C297]+[.D297]-[.E297]" office:value-type="currency" office:currency="USD" office:value="102075.597433329">
            <text:p>$102,075.60</text:p>
          </table:table-cell>
          <table:table-cell table:formula="of:=[.C298]*[.$C$8]/12" office:value-type="currency" office:currency="USD" office:value="425.314989305537">
            <text:p>$425.3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1">
            <text:p>281</text:p>
          </table:table-cell>
          <table:table-cell table:formula="of:=[.C298]+[.D298]-[.E298]" office:value-type="currency" office:currency="USD" office:value="100997.802422634">
            <text:p>$100,997.80</text:p>
          </table:table-cell>
          <table:table-cell table:formula="of:=[.C299]*[.$C$8]/12" office:value-type="currency" office:currency="USD" office:value="420.824176760976">
            <text:p>$420.8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2">
            <text:p>282</text:p>
          </table:table-cell>
          <table:table-cell table:formula="of:=[.C299]+[.D299]-[.E299]" office:value-type="currency" office:currency="USD" office:value="99915.5165993953">
            <text:p>$99,915.52</text:p>
          </table:table-cell>
          <table:table-cell table:formula="of:=[.C300]*[.$C$8]/12" office:value-type="currency" office:currency="USD" office:value="416.31465249748">
            <text:p>$416.3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3">
            <text:p>283</text:p>
          </table:table-cell>
          <table:table-cell table:formula="of:=[.C300]+[.D300]-[.E300]" office:value-type="currency" office:currency="USD" office:value="98828.7212518928">
            <text:p>$98,828.72</text:p>
          </table:table-cell>
          <table:table-cell table:formula="of:=[.C301]*[.$C$8]/12" office:value-type="currency" office:currency="USD" office:value="411.786338549553">
            <text:p>$411.7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4">
            <text:p>284</text:p>
          </table:table-cell>
          <table:table-cell table:formula="of:=[.C301]+[.D301]-[.E301]" office:value-type="currency" office:currency="USD" office:value="97737.3975904423">
            <text:p>$97,737.40</text:p>
          </table:table-cell>
          <table:table-cell table:formula="of:=[.C302]*[.$C$8]/12" office:value-type="currency" office:currency="USD" office:value="407.239156626843">
            <text:p>$407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5">
            <text:p>285</text:p>
          </table:table-cell>
          <table:table-cell table:formula="of:=[.C302]+[.D302]-[.E302]" office:value-type="currency" office:currency="USD" office:value="96641.5267470692">
            <text:p>$96,641.53</text:p>
          </table:table-cell>
          <table:table-cell table:formula="of:=[.C303]*[.$C$8]/12" office:value-type="currency" office:currency="USD" office:value="402.673028112788">
            <text:p>$402.6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6">
            <text:p>286</text:p>
          </table:table-cell>
          <table:table-cell table:formula="of:=[.C303]+[.D303]-[.E303]" office:value-type="currency" office:currency="USD" office:value="95541.089775182">
            <text:p>$95,541.09</text:p>
          </table:table-cell>
          <table:table-cell table:formula="of:=[.C304]*[.$C$8]/12" office:value-type="currency" office:currency="USD" office:value="398.087874063258">
            <text:p>$398.0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7">
            <text:p>287</text:p>
          </table:table-cell>
          <table:table-cell table:formula="of:=[.C304]+[.D304]-[.E304]" office:value-type="currency" office:currency="USD" office:value="94436.0676492452">
            <text:p>$94,436.07</text:p>
          </table:table-cell>
          <table:table-cell table:formula="of:=[.C305]*[.$C$8]/12" office:value-type="currency" office:currency="USD" office:value="393.483615205188">
            <text:p>$393.4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8">
            <text:p>288</text:p>
          </table:table-cell>
          <table:table-cell table:formula="of:=[.C305]+[.D305]-[.E305]" office:value-type="currency" office:currency="USD" office:value="93326.4412644504">
            <text:p>$93,326.44</text:p>
          </table:table-cell>
          <table:table-cell table:formula="of:=[.C306]*[.$C$8]/12" office:value-type="currency" office:currency="USD" office:value="388.86017193521">
            <text:p>$388.8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9">
            <text:p>289</text:p>
          </table:table-cell>
          <table:table-cell table:formula="of:=[.C306]+[.D306]-[.E306]" office:value-type="currency" office:currency="USD" office:value="92212.1914363856">
            <text:p>$92,212.19</text:p>
          </table:table-cell>
          <table:table-cell table:formula="of:=[.C307]*[.$C$8]/12" office:value-type="currency" office:currency="USD" office:value="384.217464318273">
            <text:p>$384.2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0">
            <text:p>290</text:p>
          </table:table-cell>
          <table:table-cell table:formula="of:=[.C307]+[.D307]-[.E307]" office:value-type="currency" office:currency="USD" office:value="91093.2989007039">
            <text:p>$91,093.30</text:p>
          </table:table-cell>
          <table:table-cell table:formula="of:=[.C308]*[.$C$8]/12" office:value-type="currency" office:currency="USD" office:value="379.555412086266">
            <text:p>$379.5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1">
            <text:p>291</text:p>
          </table:table-cell>
          <table:table-cell table:formula="of:=[.C308]+[.D308]-[.E308]" office:value-type="currency" office:currency="USD" office:value="89969.7443127902">
            <text:p>$89,969.74</text:p>
          </table:table-cell>
          <table:table-cell table:formula="of:=[.C309]*[.$C$8]/12" office:value-type="currency" office:currency="USD" office:value="374.873934636626">
            <text:p>$374.8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2">
            <text:p>292</text:p>
          </table:table-cell>
          <table:table-cell table:formula="of:=[.C309]+[.D309]-[.E309]" office:value-type="currency" office:currency="USD" office:value="88841.5082474268">
            <text:p>$88,841.51</text:p>
          </table:table-cell>
          <table:table-cell table:formula="of:=[.C310]*[.$C$8]/12" office:value-type="currency" office:currency="USD" office:value="370.172951030945">
            <text:p>$370.1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3">
            <text:p>293</text:p>
          </table:table-cell>
          <table:table-cell table:formula="of:=[.C310]+[.D310]-[.E310]" office:value-type="currency" office:currency="USD" office:value="87708.5711984577">
            <text:p>$87,708.57</text:p>
          </table:table-cell>
          <table:table-cell table:formula="of:=[.C311]*[.$C$8]/12" office:value-type="currency" office:currency="USD" office:value="365.452379993574">
            <text:p>$365.4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4">
            <text:p>294</text:p>
          </table:table-cell>
          <table:table-cell table:formula="of:=[.C311]+[.D311]-[.E311]" office:value-type="currency" office:currency="USD" office:value="86570.9135784513">
            <text:p>$86,570.91</text:p>
          </table:table-cell>
          <table:table-cell table:formula="of:=[.C312]*[.$C$8]/12" office:value-type="currency" office:currency="USD" office:value="360.712139910214">
            <text:p>$360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5">
            <text:p>295</text:p>
          </table:table-cell>
          <table:table-cell table:formula="of:=[.C312]+[.D312]-[.E312]" office:value-type="currency" office:currency="USD" office:value="85428.5157183615">
            <text:p>$85,428.52</text:p>
          </table:table-cell>
          <table:table-cell table:formula="of:=[.C313]*[.$C$8]/12" office:value-type="currency" office:currency="USD" office:value="355.952148826506">
            <text:p>$355.9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6">
            <text:p>296</text:p>
          </table:table-cell>
          <table:table-cell table:formula="of:=[.C313]+[.D313]-[.E313]" office:value-type="currency" office:currency="USD" office:value="84281.357867188">
            <text:p>$84,281.36</text:p>
          </table:table-cell>
          <table:table-cell table:formula="of:=[.C314]*[.$C$8]/12" office:value-type="currency" office:currency="USD" office:value="351.172324446617">
            <text:p>$351.1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7">
            <text:p>297</text:p>
          </table:table-cell>
          <table:table-cell table:formula="of:=[.C314]+[.D314]-[.E314]" office:value-type="currency" office:currency="USD" office:value="83129.4201916346">
            <text:p>$83,129.42</text:p>
          </table:table-cell>
          <table:table-cell table:formula="of:=[.C315]*[.$C$8]/12" office:value-type="currency" office:currency="USD" office:value="346.372584131811">
            <text:p>$346.3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8">
            <text:p>298</text:p>
          </table:table-cell>
          <table:table-cell table:formula="of:=[.C315]+[.D315]-[.E315]" office:value-type="currency" office:currency="USD" office:value="81972.6827757664">
            <text:p>$81,972.68</text:p>
          </table:table-cell>
          <table:table-cell table:formula="of:=[.C316]*[.$C$8]/12" office:value-type="currency" office:currency="USD" office:value="341.552844899027">
            <text:p>$341.5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9">
            <text:p>299</text:p>
          </table:table-cell>
          <table:table-cell table:formula="of:=[.C316]+[.D316]-[.E316]" office:value-type="currency" office:currency="USD" office:value="80811.1256206655">
            <text:p>$80,811.13</text:p>
          </table:table-cell>
          <table:table-cell table:formula="of:=[.C317]*[.$C$8]/12" office:value-type="currency" office:currency="USD" office:value="336.713023419439">
            <text:p>$336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formula="of:=[.C317]+[.D317]-[.E317]" office:value-type="currency" office:currency="USD" office:value="79644.7286440849">
            <text:p>$79,644.73</text:p>
          </table:table-cell>
          <table:table-cell table:formula="of:=[.C318]*[.$C$8]/12" office:value-type="currency" office:currency="USD" office:value="331.85303601702">
            <text:p>$331.8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1">
            <text:p>301</text:p>
          </table:table-cell>
          <table:table-cell table:formula="of:=[.C318]+[.D318]-[.E318]" office:value-type="currency" office:currency="USD" office:value="78473.4716801019">
            <text:p>$78,473.47</text:p>
          </table:table-cell>
          <table:table-cell table:formula="of:=[.C319]*[.$C$8]/12" office:value-type="currency" office:currency="USD" office:value="326.972798667091">
            <text:p>$326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2">
            <text:p>302</text:p>
          </table:table-cell>
          <table:table-cell table:formula="of:=[.C319]+[.D319]-[.E319]" office:value-type="currency" office:currency="USD" office:value="77297.334478769">
            <text:p>$77,297.33</text:p>
          </table:table-cell>
          <table:table-cell table:formula="of:=[.C320]*[.$C$8]/12" office:value-type="currency" office:currency="USD" office:value="322.072226994871">
            <text:p>$322.0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3">
            <text:p>303</text:p>
          </table:table-cell>
          <table:table-cell table:formula="of:=[.C320]+[.D320]-[.E320]" office:value-type="currency" office:currency="USD" office:value="76116.2967057639">
            <text:p>$76,116.30</text:p>
          </table:table-cell>
          <table:table-cell table:formula="of:=[.C321]*[.$C$8]/12" office:value-type="currency" office:currency="USD" office:value="317.151236274016">
            <text:p>$317.1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4">
            <text:p>304</text:p>
          </table:table-cell>
          <table:table-cell table:formula="of:=[.C321]+[.D321]-[.E321]" office:value-type="currency" office:currency="USD" office:value="74930.3379420379">
            <text:p>$74,930.34</text:p>
          </table:table-cell>
          <table:table-cell table:formula="of:=[.C322]*[.$C$8]/12" office:value-type="currency" office:currency="USD" office:value="312.209741425158">
            <text:p>$312.2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5">
            <text:p>305</text:p>
          </table:table-cell>
          <table:table-cell table:formula="of:=[.C322]+[.D322]-[.E322]" office:value-type="currency" office:currency="USD" office:value="73739.4376834631">
            <text:p>$73,739.44</text:p>
          </table:table-cell>
          <table:table-cell table:formula="of:=[.C323]*[.$C$8]/12" office:value-type="currency" office:currency="USD" office:value="307.247657014429">
            <text:p>$307.2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6">
            <text:p>306</text:p>
          </table:table-cell>
          <table:table-cell table:formula="of:=[.C323]+[.D323]-[.E323]" office:value-type="currency" office:currency="USD" office:value="72543.5753404775">
            <text:p>$72,543.58</text:p>
          </table:table-cell>
          <table:table-cell table:formula="of:=[.C324]*[.$C$8]/12" office:value-type="currency" office:currency="USD" office:value="302.26489725199">
            <text:p>$302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7">
            <text:p>307</text:p>
          </table:table-cell>
          <table:table-cell table:formula="of:=[.C324]+[.D324]-[.E324]" office:value-type="currency" office:currency="USD" office:value="71342.7302377295">
            <text:p>$71,342.73</text:p>
          </table:table-cell>
          <table:table-cell table:formula="of:=[.C325]*[.$C$8]/12" office:value-type="currency" office:currency="USD" office:value="297.26137599054">
            <text:p>$297.2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8">
            <text:p>308</text:p>
          </table:table-cell>
          <table:table-cell table:formula="of:=[.C325]+[.D325]-[.E325]" office:value-type="currency" office:currency="USD" office:value="70136.88161372">
            <text:p>$70,136.88</text:p>
          </table:table-cell>
          <table:table-cell table:formula="of:=[.C326]*[.$C$8]/12" office:value-type="currency" office:currency="USD" office:value="292.237006723833">
            <text:p>$292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9">
            <text:p>309</text:p>
          </table:table-cell>
          <table:table-cell table:formula="of:=[.C326]+[.D326]-[.E326]" office:value-type="currency" office:currency="USD" office:value="68926.0086204439">
            <text:p>$68,926.01</text:p>
          </table:table-cell>
          <table:table-cell table:formula="of:=[.C327]*[.$C$8]/12" office:value-type="currency" office:currency="USD" office:value="287.191702585183">
            <text:p>$287.1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0">
            <text:p>310</text:p>
          </table:table-cell>
          <table:table-cell table:formula="of:=[.C327]+[.D327]-[.E327]" office:value-type="currency" office:currency="USD" office:value="67710.0903230291">
            <text:p>$67,710.09</text:p>
          </table:table-cell>
          <table:table-cell table:formula="of:=[.C328]*[.$C$8]/12" office:value-type="currency" office:currency="USD" office:value="282.125376345954">
            <text:p>$282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1">
            <text:p>311</text:p>
          </table:table-cell>
          <table:table-cell table:formula="of:=[.C328]+[.D328]-[.E328]" office:value-type="currency" office:currency="USD" office:value="66489.105699375">
            <text:p>$66,489.11</text:p>
          </table:table-cell>
          <table:table-cell table:formula="of:=[.C329]*[.$C$8]/12" office:value-type="currency" office:currency="USD" office:value="277.037940414063">
            <text:p>$277.0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2">
            <text:p>312</text:p>
          </table:table-cell>
          <table:table-cell table:formula="of:=[.C329]+[.D329]-[.E329]" office:value-type="currency" office:currency="USD" office:value="65263.0336397891">
            <text:p>$65,263.03</text:p>
          </table:table-cell>
          <table:table-cell table:formula="of:=[.C330]*[.$C$8]/12" office:value-type="currency" office:currency="USD" office:value="271.929306832454">
            <text:p>$271.9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3">
            <text:p>313</text:p>
          </table:table-cell>
          <table:table-cell table:formula="of:=[.C330]+[.D330]-[.E330]" office:value-type="currency" office:currency="USD" office:value="64031.8529466215">
            <text:p>$64,031.85</text:p>
          </table:table-cell>
          <table:table-cell table:formula="of:=[.C331]*[.$C$8]/12" office:value-type="currency" office:currency="USD" office:value="266.79938727759">
            <text:p>$266.8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4">
            <text:p>314</text:p>
          </table:table-cell>
          <table:table-cell table:formula="of:=[.C331]+[.D331]-[.E331]" office:value-type="currency" office:currency="USD" office:value="62795.5423338991">
            <text:p>$62,795.54</text:p>
          </table:table-cell>
          <table:table-cell table:formula="of:=[.C332]*[.$C$8]/12" office:value-type="currency" office:currency="USD" office:value="261.648093057913">
            <text:p>$261.6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5">
            <text:p>315</text:p>
          </table:table-cell>
          <table:table-cell table:formula="of:=[.C332]+[.D332]-[.E332]" office:value-type="currency" office:currency="USD" office:value="61554.080426957">
            <text:p>$61,554.08</text:p>
          </table:table-cell>
          <table:table-cell table:formula="of:=[.C333]*[.$C$8]/12" office:value-type="currency" office:currency="USD" office:value="256.475335112321">
            <text:p>$256.4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6">
            <text:p>316</text:p>
          </table:table-cell>
          <table:table-cell table:formula="of:=[.C333]+[.D333]-[.E333]" office:value-type="currency" office:currency="USD" office:value="60307.4457620694">
            <text:p>$60,307.45</text:p>
          </table:table-cell>
          <table:table-cell table:formula="of:=[.C334]*[.$C$8]/12" office:value-type="currency" office:currency="USD" office:value="251.281024008622">
            <text:p>$251.2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7">
            <text:p>317</text:p>
          </table:table-cell>
          <table:table-cell table:formula="of:=[.C334]+[.D334]-[.E334]" office:value-type="currency" office:currency="USD" office:value="59055.616786078">
            <text:p>$59,055.62</text:p>
          </table:table-cell>
          <table:table-cell table:formula="of:=[.C335]*[.$C$8]/12" office:value-type="currency" office:currency="USD" office:value="246.065069941992">
            <text:p>$246.0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8">
            <text:p>318</text:p>
          </table:table-cell>
          <table:table-cell table:formula="of:=[.C335]+[.D335]-[.E335]" office:value-type="currency" office:currency="USD" office:value="57798.57185602">
            <text:p>$57,798.57</text:p>
          </table:table-cell>
          <table:table-cell table:formula="of:=[.C336]*[.$C$8]/12" office:value-type="currency" office:currency="USD" office:value="240.827382733417">
            <text:p>$240.8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9">
            <text:p>319</text:p>
          </table:table-cell>
          <table:table-cell table:formula="of:=[.C336]+[.D336]-[.E336]" office:value-type="currency" office:currency="USD" office:value="56536.2892387534">
            <text:p>$56,536.29</text:p>
          </table:table-cell>
          <table:table-cell table:formula="of:=[.C337]*[.$C$8]/12" office:value-type="currency" office:currency="USD" office:value="235.567871828139">
            <text:p>$235.5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0">
            <text:p>320</text:p>
          </table:table-cell>
          <table:table-cell table:formula="of:=[.C337]+[.D337]-[.E337]" office:value-type="currency" office:currency="USD" office:value="55268.7471105815">
            <text:p>$55,268.75</text:p>
          </table:table-cell>
          <table:table-cell table:formula="of:=[.C338]*[.$C$8]/12" office:value-type="currency" office:currency="USD" office:value="230.28644629409">
            <text:p>$230.2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1">
            <text:p>321</text:p>
          </table:table-cell>
          <table:table-cell table:formula="of:=[.C338]+[.D338]-[.E338]" office:value-type="currency" office:currency="USD" office:value="53995.9235568756">
            <text:p>$53,995.92</text:p>
          </table:table-cell>
          <table:table-cell table:formula="of:=[.C339]*[.$C$8]/12" office:value-type="currency" office:currency="USD" office:value="224.983014820315">
            <text:p>$224.9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2">
            <text:p>322</text:p>
          </table:table-cell>
          <table:table-cell table:formula="of:=[.C339]+[.D339]-[.E339]" office:value-type="currency" office:currency="USD" office:value="52717.796571696">
            <text:p>$52,717.80</text:p>
          </table:table-cell>
          <table:table-cell table:formula="of:=[.C340]*[.$C$8]/12" office:value-type="currency" office:currency="USD" office:value="219.6574857154">
            <text:p>$219.6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3">
            <text:p>323</text:p>
          </table:table-cell>
          <table:table-cell table:formula="of:=[.C340]+[.D340]-[.E340]" office:value-type="currency" office:currency="USD" office:value="51434.3440574113">
            <text:p>$51,434.34</text:p>
          </table:table-cell>
          <table:table-cell table:formula="of:=[.C341]*[.$C$8]/12" office:value-type="currency" office:currency="USD" office:value="214.309766905881">
            <text:p>$214.3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4">
            <text:p>324</text:p>
          </table:table-cell>
          <table:table-cell table:formula="of:=[.C341]+[.D341]-[.E341]" office:value-type="currency" office:currency="USD" office:value="50145.5438243172">
            <text:p>$50,145.54</text:p>
          </table:table-cell>
          <table:table-cell table:formula="of:=[.C342]*[.$C$8]/12" office:value-type="currency" office:currency="USD" office:value="208.939765934655">
            <text:p>$208.9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5">
            <text:p>325</text:p>
          </table:table-cell>
          <table:table-cell table:formula="of:=[.C342]+[.D342]-[.E342]" office:value-type="currency" office:currency="USD" office:value="48851.3735902519">
            <text:p>$48,851.37</text:p>
          </table:table-cell>
          <table:table-cell table:formula="of:=[.C343]*[.$C$8]/12" office:value-type="currency" office:currency="USD" office:value="203.547389959383">
            <text:p>$203.5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6">
            <text:p>326</text:p>
          </table:table-cell>
          <table:table-cell table:formula="of:=[.C343]+[.D343]-[.E343]" office:value-type="currency" office:currency="USD" office:value="47551.8109802113">
            <text:p>$47,551.81</text:p>
          </table:table-cell>
          <table:table-cell table:formula="of:=[.C344]*[.$C$8]/12" office:value-type="currency" office:currency="USD" office:value="198.13254575088">
            <text:p>$198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7">
            <text:p>327</text:p>
          </table:table-cell>
          <table:table-cell table:formula="of:=[.C344]+[.D344]-[.E344]" office:value-type="currency" office:currency="USD" office:value="46246.8335259621">
            <text:p>$46,246.83</text:p>
          </table:table-cell>
          <table:table-cell table:formula="of:=[.C345]*[.$C$8]/12" office:value-type="currency" office:currency="USD" office:value="192.695139691509">
            <text:p>$192.7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8">
            <text:p>328</text:p>
          </table:table-cell>
          <table:table-cell table:formula="of:=[.C345]+[.D345]-[.E345]" office:value-type="currency" office:currency="USD" office:value="44936.4186656536">
            <text:p>$44,936.42</text:p>
          </table:table-cell>
          <table:table-cell table:formula="of:=[.C346]*[.$C$8]/12" office:value-type="currency" office:currency="USD" office:value="187.235077773557">
            <text:p>$187.24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9">
            <text:p>329</text:p>
          </table:table-cell>
          <table:table-cell table:formula="of:=[.C346]+[.D346]-[.E346]" office:value-type="currency" office:currency="USD" office:value="43620.5437434272">
            <text:p>$43,620.54</text:p>
          </table:table-cell>
          <table:table-cell table:formula="of:=[.C347]*[.$C$8]/12" office:value-type="currency" office:currency="USD" office:value="181.752265597613">
            <text:p>$181.7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0">
            <text:p>330</text:p>
          </table:table-cell>
          <table:table-cell table:formula="of:=[.C347]+[.D347]-[.E347]" office:value-type="currency" office:currency="USD" office:value="42299.1860090248">
            <text:p>$42,299.19</text:p>
          </table:table-cell>
          <table:table-cell table:formula="of:=[.C348]*[.$C$8]/12" office:value-type="currency" office:currency="USD" office:value="176.246608370937">
            <text:p>$176.2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1">
            <text:p>331</text:p>
          </table:table-cell>
          <table:table-cell table:formula="of:=[.C348]+[.D348]-[.E348]" office:value-type="currency" office:currency="USD" office:value="40972.3226173958">
            <text:p>$40,972.32</text:p>
          </table:table-cell>
          <table:table-cell table:formula="of:=[.C349]*[.$C$8]/12" office:value-type="currency" office:currency="USD" office:value="170.718010905816">
            <text:p>$170.7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2">
            <text:p>332</text:p>
          </table:table-cell>
          <table:table-cell table:formula="of:=[.C349]+[.D349]-[.E349]" office:value-type="currency" office:currency="USD" office:value="39639.9306283016">
            <text:p>$39,639.93</text:p>
          </table:table-cell>
          <table:table-cell table:formula="of:=[.C350]*[.$C$8]/12" office:value-type="currency" office:currency="USD" office:value="165.166377617923">
            <text:p>$165.1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3">
            <text:p>333</text:p>
          </table:table-cell>
          <table:table-cell table:formula="of:=[.C350]+[.D350]-[.E350]" office:value-type="currency" office:currency="USD" office:value="38301.9870059195">
            <text:p>$38,301.99</text:p>
          </table:table-cell>
          <table:table-cell table:formula="of:=[.C351]*[.$C$8]/12" office:value-type="currency" office:currency="USD" office:value="159.591612524665">
            <text:p>$159.5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4">
            <text:p>334</text:p>
          </table:table-cell>
          <table:table-cell table:formula="of:=[.C351]+[.D351]-[.E351]" office:value-type="currency" office:currency="USD" office:value="36958.4686184442">
            <text:p>$36,958.47</text:p>
          </table:table-cell>
          <table:table-cell table:formula="of:=[.C352]*[.$C$8]/12" office:value-type="currency" office:currency="USD" office:value="153.993619243517">
            <text:p>$153.9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5">
            <text:p>335</text:p>
          </table:table-cell>
          <table:table-cell table:formula="of:=[.C352]+[.D352]-[.E352]" office:value-type="currency" office:currency="USD" office:value="35609.3522376877">
            <text:p>$35,609.35</text:p>
          </table:table-cell>
          <table:table-cell table:formula="of:=[.C353]*[.$C$8]/12" office:value-type="currency" office:currency="USD" office:value="148.372300990365">
            <text:p>$148.3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6">
            <text:p>336</text:p>
          </table:table-cell>
          <table:table-cell table:formula="of:=[.C353]+[.D353]-[.E353]" office:value-type="currency" office:currency="USD" office:value="34254.614538678">
            <text:p>$34,254.61</text:p>
          </table:table-cell>
          <table:table-cell table:formula="of:=[.C354]*[.$C$8]/12" office:value-type="currency" office:currency="USD" office:value="142.727560577825">
            <text:p>$142.7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7">
            <text:p>337</text:p>
          </table:table-cell>
          <table:table-cell table:formula="of:=[.C354]+[.D354]-[.E354]" office:value-type="currency" office:currency="USD" office:value="32894.2320992559">
            <text:p>$32,894.23</text:p>
          </table:table-cell>
          <table:table-cell table:formula="of:=[.C355]*[.$C$8]/12" office:value-type="currency" office:currency="USD" office:value="137.059300413566">
            <text:p>$137.0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8">
            <text:p>338</text:p>
          </table:table-cell>
          <table:table-cell table:formula="of:=[.C355]+[.D355]-[.E355]" office:value-type="currency" office:currency="USD" office:value="31528.1813996694">
            <text:p>$31,528.18</text:p>
          </table:table-cell>
          <table:table-cell table:formula="of:=[.C356]*[.$C$8]/12" office:value-type="currency" office:currency="USD" office:value="131.367422498623">
            <text:p>$131.3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9">
            <text:p>339</text:p>
          </table:table-cell>
          <table:table-cell table:formula="of:=[.C356]+[.D356]-[.E356]" office:value-type="currency" office:currency="USD" office:value="30156.4388221681">
            <text:p>$30,156.44</text:p>
          </table:table-cell>
          <table:table-cell table:formula="of:=[.C357]*[.$C$8]/12" office:value-type="currency" office:currency="USD" office:value="125.6518284257">
            <text:p>$125.6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0">
            <text:p>340</text:p>
          </table:table-cell>
          <table:table-cell table:formula="of:=[.C357]+[.D357]-[.E357]" office:value-type="currency" office:currency="USD" office:value="28778.9806505938">
            <text:p>$28,778.98</text:p>
          </table:table-cell>
          <table:table-cell table:formula="of:=[.C358]*[.$C$8]/12" office:value-type="currency" office:currency="USD" office:value="119.912419377474">
            <text:p>$119.9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1">
            <text:p>341</text:p>
          </table:table-cell>
          <table:table-cell table:formula="of:=[.C358]+[.D358]-[.E358]" office:value-type="currency" office:currency="USD" office:value="27395.7830699712">
            <text:p>$27,395.78</text:p>
          </table:table-cell>
          <table:table-cell table:formula="of:=[.C359]*[.$C$8]/12" office:value-type="currency" office:currency="USD" office:value="114.14909612488">
            <text:p>$114.1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2">
            <text:p>342</text:p>
          </table:table-cell>
          <table:table-cell table:formula="of:=[.C359]+[.D359]-[.E359]" office:value-type="currency" office:currency="USD" office:value="26006.8221660961">
            <text:p>$26,006.82</text:p>
          </table:table-cell>
          <table:table-cell table:formula="of:=[.C360]*[.$C$8]/12" office:value-type="currency" office:currency="USD" office:value="108.3617590254">
            <text:p>$108.3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3">
            <text:p>343</text:p>
          </table:table-cell>
          <table:table-cell table:formula="of:=[.C360]+[.D360]-[.E360]" office:value-type="currency" office:currency="USD" office:value="24612.0739251215">
            <text:p>$24,612.07</text:p>
          </table:table-cell>
          <table:table-cell table:formula="of:=[.C361]*[.$C$8]/12" office:value-type="currency" office:currency="USD" office:value="102.55030802134">
            <text:p>$102.5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4">
            <text:p>344</text:p>
          </table:table-cell>
          <table:table-cell table:formula="of:=[.C361]+[.D361]-[.E361]" office:value-type="currency" office:currency="USD" office:value="23211.5142331428">
            <text:p>$23,211.51</text:p>
          </table:table-cell>
          <table:table-cell table:formula="of:=[.C362]*[.$C$8]/12" office:value-type="currency" office:currency="USD" office:value="96.7146426380952">
            <text:p>$96.71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5">
            <text:p>345</text:p>
          </table:table-cell>
          <table:table-cell table:formula="of:=[.C362]+[.D362]-[.E362]" office:value-type="currency" office:currency="USD" office:value="21805.1188757809">
            <text:p>$21,805.12</text:p>
          </table:table-cell>
          <table:table-cell table:formula="of:=[.C363]*[.$C$8]/12" office:value-type="currency" office:currency="USD" office:value="90.8546619824206">
            <text:p>$90.8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6">
            <text:p>346</text:p>
          </table:table-cell>
          <table:table-cell table:formula="of:=[.C363]+[.D363]-[.E363]" office:value-type="currency" office:currency="USD" office:value="20392.8635377634">
            <text:p>$20,392.86</text:p>
          </table:table-cell>
          <table:table-cell table:formula="of:=[.C364]*[.$C$8]/12" office:value-type="currency" office:currency="USD" office:value="84.9702647406807">
            <text:p>$84.9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7">
            <text:p>347</text:p>
          </table:table-cell>
          <table:table-cell table:formula="of:=[.C364]+[.D364]-[.E364]" office:value-type="currency" office:currency="USD" office:value="18974.723802504">
            <text:p>$18,974.72</text:p>
          </table:table-cell>
          <table:table-cell table:formula="of:=[.C365]*[.$C$8]/12" office:value-type="currency" office:currency="USD" office:value="79.0613491771002">
            <text:p>$79.0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8">
            <text:p>348</text:p>
          </table:table-cell>
          <table:table-cell table:formula="of:=[.C365]+[.D365]-[.E365]" office:value-type="currency" office:currency="USD" office:value="17550.6751516811">
            <text:p>$17,550.68</text:p>
          </table:table-cell>
          <table:table-cell table:formula="of:=[.C366]*[.$C$8]/12" office:value-type="currency" office:currency="USD" office:value="73.1278131320048">
            <text:p>$73.13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9">
            <text:p>349</text:p>
          </table:table-cell>
          <table:table-cell table:formula="of:=[.C366]+[.D366]-[.E366]" office:value-type="currency" office:currency="USD" office:value="16120.6929648131">
            <text:p>$16,120.69</text:p>
          </table:table-cell>
          <table:table-cell table:formula="of:=[.C367]*[.$C$8]/12" office:value-type="currency" office:currency="USD" office:value="67.1695540200548">
            <text:p>$67.17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0">
            <text:p>350</text:p>
          </table:table-cell>
          <table:table-cell table:formula="of:=[.C367]+[.D367]-[.E367]" office:value-type="currency" office:currency="USD" office:value="14684.7525188332">
            <text:p>$14,684.75</text:p>
          </table:table-cell>
          <table:table-cell table:formula="of:=[.C368]*[.$C$8]/12" office:value-type="currency" office:currency="USD" office:value="61.1864688284717">
            <text:p>$61.1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1">
            <text:p>351</text:p>
          </table:table-cell>
          <table:table-cell table:formula="of:=[.C368]+[.D368]-[.E368]" office:value-type="currency" office:currency="USD" office:value="13242.8289876617">
            <text:p>$13,242.83</text:p>
          </table:table-cell>
          <table:table-cell table:formula="of:=[.C369]*[.$C$8]/12" office:value-type="currency" office:currency="USD" office:value="55.178454115257">
            <text:p>$55.18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2">
            <text:p>352</text:p>
          </table:table-cell>
          <table:table-cell table:formula="of:=[.C369]+[.D369]-[.E369]" office:value-type="currency" office:currency="USD" office:value="11794.8974417769">
            <text:p>$11,794.90</text:p>
          </table:table-cell>
          <table:table-cell table:formula="of:=[.C370]*[.$C$8]/12" office:value-type="currency" office:currency="USD" office:value="49.1454060074039">
            <text:p>$49.15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3">
            <text:p>353</text:p>
          </table:table-cell>
          <table:table-cell table:formula="of:=[.C370]+[.D370]-[.E370]" office:value-type="currency" office:currency="USD" office:value="10340.9328477843">
            <text:p>$10,340.93</text:p>
          </table:table-cell>
          <table:table-cell table:formula="of:=[.C371]*[.$C$8]/12" office:value-type="currency" office:currency="USD" office:value="43.0872201991014">
            <text:p>$43.09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4">
            <text:p>354</text:p>
          </table:table-cell>
          <table:table-cell table:formula="of:=[.C371]+[.D371]-[.E371]" office:value-type="currency" office:currency="USD" office:value="8880.91006798343">
            <text:p>$8,880.91</text:p>
          </table:table-cell>
          <table:table-cell table:formula="of:=[.C372]*[.$C$8]/12" office:value-type="currency" office:currency="USD" office:value="37.003791949931">
            <text:p>$37.0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5">
            <text:p>355</text:p>
          </table:table-cell>
          <table:table-cell table:formula="of:=[.C372]+[.D372]-[.E372]" office:value-type="currency" office:currency="USD" office:value="7414.80385993336">
            <text:p>$7,414.80</text:p>
          </table:table-cell>
          <table:table-cell table:formula="of:=[.C373]*[.$C$8]/12" office:value-type="currency" office:currency="USD" office:value="30.8950160830557">
            <text:p>$30.9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6">
            <text:p>356</text:p>
          </table:table-cell>
          <table:table-cell table:formula="of:=[.C373]+[.D373]-[.E373]" office:value-type="currency" office:currency="USD" office:value="5942.58887601642">
            <text:p>$5,942.59</text:p>
          </table:table-cell>
          <table:table-cell table:formula="of:=[.C374]*[.$C$8]/12" office:value-type="currency" office:currency="USD" office:value="24.7607869834017">
            <text:p>$24.76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7">
            <text:p>357</text:p>
          </table:table-cell>
          <table:table-cell table:formula="of:=[.C374]+[.D374]-[.E374]" office:value-type="currency" office:currency="USD" office:value="4464.23966299982">
            <text:p>$4,464.24</text:p>
          </table:table-cell>
          <table:table-cell table:formula="of:=[.C375]*[.$C$8]/12" office:value-type="currency" office:currency="USD" office:value="18.6009985958326">
            <text:p>$18.6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8">
            <text:p>358</text:p>
          </table:table-cell>
          <table:table-cell table:formula="of:=[.C375]+[.D375]-[.E375]" office:value-type="currency" office:currency="USD" office:value="2979.73066159565">
            <text:p>$2,979.73</text:p>
          </table:table-cell>
          <table:table-cell table:formula="of:=[.C376]*[.$C$8]/12" office:value-type="currency" office:currency="USD" office:value="12.4155444233152">
            <text:p>$12.42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9">
            <text:p>359</text:p>
          </table:table-cell>
          <table:table-cell table:formula="of:=[.C376]+[.D376]-[.E376]" office:value-type="currency" office:currency="USD" office:value="1489.03620601897">
            <text:p>$1,489.04</text:p>
          </table:table-cell>
          <table:table-cell table:formula="of:=[.C377]*[.$C$8]/12" office:value-type="currency" office:currency="USD" office:value="6.20431752507904">
            <text:p>$6.20</text:p>
          </table:table-cell>
          <table:table-cell table:formula="of:=[.$C$9]" office:value-type="currency" office:currency="USD" office:value="1503.11">
            <text:p>$1,503.1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0">
            <text:p>360</text:p>
          </table:table-cell>
          <table:table-cell table:formula="of:=[.C377]+[.D377]-[.E377]" office:value-type="currency" office:currency="USD" office:value="-7.86947645595251">
            <text:p>-$7.87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8"/>
        </table:table-row>
      </table:table>
      <table:table table:name="Car" table:style-name="ta1" table:print="false">
        <table:table-column table:style-name="co1" table:default-cell-style-name="Default"/>
        <table:table-column table:style-name="co6" table:number-columns-repeated="4" table:default-cell-style-name="ce3"/>
        <table:table-column table:style-name="co1" table:number-columns-repeated="1018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1018"/>
        </table:table-row>
        <table:table-row table:style-name="ro3">
          <table:table-cell/>
          <table:table-cell table:style-name="Default"/>
          <table:table-cell table:style-name="ce8" office:value-type="string">
            <text:p>Car Calculator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" table:number-columns-repeated="1023"/>
        </table:table-row>
        <table:table-row table:style-name="ro1">
          <table:table-cell table:style-name="ce1" table:number-columns-repeated="2"/>
          <table:table-cell table:style-name="ce5" office:value-type="currency" office:currency="USD" office:value="10000">
            <text:p>$10,000.00</text:p>
          </table:table-cell>
          <table:table-cell table:style-name="ce1" office:value-type="string">
            <text:p><text:s/>= Purchase Price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6" office:value-type="percentage" office:value="0.2">
            <text:p>20.00%</text:p>
          </table:table-cell>
          <table:table-cell table:style-name="ce1" office:value-type="string">
            <text:p><text:s/>= %Down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1" table:formula="of:=[.C5]*(1-[.C6])" office:value-type="currency" office:currency="USD" office:value="8000">
            <text:p>$8,000.00</text:p>
          </table:table-cell>
          <table:table-cell table:style-name="ce1" office:value-type="string">
            <text:p><text:s/>= Loan Amount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6" office:value-type="percentage" office:value="0.05">
            <text:p>5.00%</text:p>
          </table:table-cell>
          <table:table-cell table:style-name="ce1" office:value-type="string">
            <text:p><text:s/>= Interest Rate %/Yr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office:value-type="currency" office:currency="USD" office:value="239.77">
            <text:p>$239.77</text:p>
          </table:table-cell>
          <table:table-cell table:style-name="ce1" office:value-type="string">
            <text:p><text:s/>= Monthly Payment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formula="of:=[.C54]" office:value-type="currency" office:currency="USD" office:value="-0.109406970426221">
            <text:p>-$0.11</text:p>
          </table:table-cell>
          <table:table-cell table:style-name="ce1" office:value-type="string">
            <text:p><text:s/>= Balloon Payment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formula="of:=[.C9]+[.C10]" office:value-type="currency" office:currency="USD" office:value="239.660593029574">
            <text:p>$239.66</text:p>
          </table:table-cell>
          <table:table-cell table:style-name="ce1" office:value-type="string">
            <text:p><text:s/>= Last Payment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formula="of:=[.C9]*35+[.C11]" office:value-type="currency" office:currency="USD" office:value="8631.61059302957">
            <text:p>$8,631.61</text:p>
          </table:table-cell>
          <table:table-cell table:style-name="ce1" office:value-type="string">
            <text:p><text:s/>= Total Paid for the Loan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2"/>
          <table:table-cell table:style-name="ce5" table:formula="of:=[.C12]+[.C5]*[.C6]" office:value-type="currency" office:currency="USD" office:value="10631.6105930296">
            <text:p>$10,631.61</text:p>
          </table:table-cell>
          <table:table-cell table:style-name="ce1" office:value-type="string">
            <text:p><text:s/>= Total Paid for the Car $'s</text:p>
          </table:table-cell>
          <table:table-cell table:style-name="ce1" table:number-columns-repeated="1019"/>
        </table:table-row>
        <table:table-row table:style-name="ro1">
          <table:table-cell table:style-name="ce1" table:number-columns-repeated="1023"/>
        </table:table-row>
        <table:table-row table:style-name="ro1">
          <table:table-cell table:style-name="ce1" table:number-columns-repeated="2"/>
          <table:table-cell table:style-name="ce1" office:value-type="string">
            <text:p>Beg of Month</text:p>
          </table:table-cell>
          <table:table-cell table:number-columns-repeated="2" table:style-name="ce2" office:value-type="string">
            <text:p>End of Month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2" office:value-type="string">
            <text:p>Number of</text:p>
          </table:table-cell>
          <table:table-cell table:style-name="ce2" office:value-type="string">
            <text:p>Loan</text:p>
          </table:table-cell>
          <table:table-cell table:style-name="ce2" office:value-type="string">
            <text:p>Interest</text:p>
          </table:table-cell>
          <table:table-cell table:style-name="ce2" office:value-type="string">
            <text:p>Monthly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 table:style-name="ce2" office:value-type="string">
            <text:p>Months</text:p>
          </table:table-cell>
          <table:table-cell table:style-name="ce2" office:value-type="string">
            <text:p>Amount</text:p>
          </table:table-cell>
          <table:table-cell table:style-name="ce2" office:value-type="string">
            <text:p>Accrued</text:p>
          </table:table-cell>
          <table:table-cell table:style-name="ce2" office:value-type="string">
            <text:p>Payment</text:p>
          </table:table-cell>
          <table:table-cell table:style-name="ce1" table:number-columns-repeated="1018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C7]" office:value-type="currency" office:currency="USD" office:value="8000">
            <text:p>$8,000.00</text:p>
          </table:table-cell>
          <table:table-cell table:formula="of:=[.C18]*[.$C$8]/12" office:value-type="currency" office:currency="USD" office:value="33.3333333333333">
            <text:p>$33.33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18]+[.D18]-[.E18]" office:value-type="currency" office:currency="USD" office:value="7793.56333333333">
            <text:p>$7,793.56</text:p>
          </table:table-cell>
          <table:table-cell table:formula="of:=[.C19]*[.$C$8]/12" office:value-type="currency" office:currency="USD" office:value="32.4731805555556">
            <text:p>$32.47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19]+[.D19]-[.E19]" office:value-type="currency" office:currency="USD" office:value="7586.26651388889">
            <text:p>$7,586.27</text:p>
          </table:table-cell>
          <table:table-cell table:formula="of:=[.C20]*[.$C$8]/12" office:value-type="currency" office:currency="USD" office:value="31.6094438078704">
            <text:p>$31.61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20]+[.D20]-[.E20]" office:value-type="currency" office:currency="USD" office:value="7378.10595769676">
            <text:p>$7,378.11</text:p>
          </table:table-cell>
          <table:table-cell table:formula="of:=[.C21]*[.$C$8]/12" office:value-type="currency" office:currency="USD" office:value="30.7421081570698">
            <text:p>$30.74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21]+[.D21]-[.E21]" office:value-type="currency" office:currency="USD" office:value="7169.07806585383">
            <text:p>$7,169.08</text:p>
          </table:table-cell>
          <table:table-cell table:formula="of:=[.C22]*[.$C$8]/12" office:value-type="currency" office:currency="USD" office:value="29.8711586077243">
            <text:p>$29.87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22]+[.D22]-[.E22]" office:value-type="currency" office:currency="USD" office:value="6959.17922446155">
            <text:p>$6,959.18</text:p>
          </table:table-cell>
          <table:table-cell table:formula="of:=[.C23]*[.$C$8]/12" office:value-type="currency" office:currency="USD" office:value="28.9965801019231">
            <text:p>$29.00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23]+[.D23]-[.E23]" office:value-type="currency" office:currency="USD" office:value="6748.40580456347">
            <text:p>$6,748.41</text:p>
          </table:table-cell>
          <table:table-cell table:formula="of:=[.C24]*[.$C$8]/12" office:value-type="currency" office:currency="USD" office:value="28.1183575190145">
            <text:p>$28.12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24]+[.D24]-[.E24]" office:value-type="currency" office:currency="USD" office:value="6536.75416208249">
            <text:p>$6,536.75</text:p>
          </table:table-cell>
          <table:table-cell table:formula="of:=[.C25]*[.$C$8]/12" office:value-type="currency" office:currency="USD" office:value="27.2364756753437">
            <text:p>$27.24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25]+[.D25]-[.E25]" office:value-type="currency" office:currency="USD" office:value="6324.22063775783">
            <text:p>$6,324.22</text:p>
          </table:table-cell>
          <table:table-cell table:formula="of:=[.C26]*[.$C$8]/12" office:value-type="currency" office:currency="USD" office:value="26.350919323991">
            <text:p>$26.35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26]+[.D26]-[.E26]" office:value-type="currency" office:currency="USD" office:value="6110.80155708182">
            <text:p>$6,110.80</text:p>
          </table:table-cell>
          <table:table-cell table:formula="of:=[.C27]*[.$C$8]/12" office:value-type="currency" office:currency="USD" office:value="25.4616731545076">
            <text:p>$25.46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27]+[.D27]-[.E27]" office:value-type="currency" office:currency="USD" office:value="5896.49323023633">
            <text:p>$5,896.49</text:p>
          </table:table-cell>
          <table:table-cell table:formula="of:=[.C28]*[.$C$8]/12" office:value-type="currency" office:currency="USD" office:value="24.5687217926514">
            <text:p>$24.57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8]+[.D28]-[.E28]" office:value-type="currency" office:currency="USD" office:value="5681.29195202898">
            <text:p>$5,681.29</text:p>
          </table:table-cell>
          <table:table-cell table:formula="of:=[.C29]*[.$C$8]/12" office:value-type="currency" office:currency="USD" office:value="23.6720498001208">
            <text:p>$23.67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9]+[.D29]-[.E29]" office:value-type="currency" office:currency="USD" office:value="5465.1940018291">
            <text:p>$5,465.19</text:p>
          </table:table-cell>
          <table:table-cell table:formula="of:=[.C30]*[.$C$8]/12" office:value-type="currency" office:currency="USD" office:value="22.7716416742879">
            <text:p>$22.77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30]+[.D30]-[.E30]" office:value-type="currency" office:currency="USD" office:value="5248.19564350339">
            <text:p>$5,248.20</text:p>
          </table:table-cell>
          <table:table-cell table:formula="of:=[.C31]*[.$C$8]/12" office:value-type="currency" office:currency="USD" office:value="21.8674818479308">
            <text:p>$21.87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31]+[.D31]-[.E31]" office:value-type="currency" office:currency="USD" office:value="5030.29312535132">
            <text:p>$5,030.29</text:p>
          </table:table-cell>
          <table:table-cell table:formula="of:=[.C32]*[.$C$8]/12" office:value-type="currency" office:currency="USD" office:value="20.9595546889638">
            <text:p>$20.96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32]+[.D32]-[.E32]" office:value-type="currency" office:currency="USD" office:value="4811.48268004028">
            <text:p>$4,811.48</text:p>
          </table:table-cell>
          <table:table-cell table:formula="of:=[.C33]*[.$C$8]/12" office:value-type="currency" office:currency="USD" office:value="20.0478445001678">
            <text:p>$20.05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33]+[.D33]-[.E33]" office:value-type="currency" office:currency="USD" office:value="4591.76052454045">
            <text:p>$4,591.76</text:p>
          </table:table-cell>
          <table:table-cell table:formula="of:=[.C34]*[.$C$8]/12" office:value-type="currency" office:currency="USD" office:value="19.1323355189185">
            <text:p>$19.13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34]+[.D34]-[.E34]" office:value-type="currency" office:currency="USD" office:value="4371.12286005937">
            <text:p>$4,371.12</text:p>
          </table:table-cell>
          <table:table-cell table:formula="of:=[.C35]*[.$C$8]/12" office:value-type="currency" office:currency="USD" office:value="18.213011916914">
            <text:p>$18.21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35]+[.D35]-[.E35]" office:value-type="currency" office:currency="USD" office:value="4149.56587197628">
            <text:p>$4,149.57</text:p>
          </table:table-cell>
          <table:table-cell table:formula="of:=[.C36]*[.$C$8]/12" office:value-type="currency" office:currency="USD" office:value="17.2898577999012">
            <text:p>$17.29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36]+[.D36]-[.E36]" office:value-type="currency" office:currency="USD" office:value="3927.08572977618">
            <text:p>$3,927.09</text:p>
          </table:table-cell>
          <table:table-cell table:formula="of:=[.C37]*[.$C$8]/12" office:value-type="currency" office:currency="USD" office:value="16.3628572074008">
            <text:p>$16.36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37]+[.D37]-[.E37]" office:value-type="currency" office:currency="USD" office:value="3703.67858698358">
            <text:p>$3,703.68</text:p>
          </table:table-cell>
          <table:table-cell table:formula="of:=[.C38]*[.$C$8]/12" office:value-type="currency" office:currency="USD" office:value="15.4319941124316">
            <text:p>$15.43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8]+[.D38]-[.E38]" office:value-type="currency" office:currency="USD" office:value="3479.34058109602">
            <text:p>$3,479.34</text:p>
          </table:table-cell>
          <table:table-cell table:formula="of:=[.C39]*[.$C$8]/12" office:value-type="currency" office:currency="USD" office:value="14.4972524212334">
            <text:p>$14.50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9]+[.D39]-[.E39]" office:value-type="currency" office:currency="USD" office:value="3254.06783351725">
            <text:p>$3,254.07</text:p>
          </table:table-cell>
          <table:table-cell table:formula="of:=[.C40]*[.$C$8]/12" office:value-type="currency" office:currency="USD" office:value="13.5586159729885">
            <text:p>$13.56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40]+[.D40]-[.E40]" office:value-type="currency" office:currency="USD" office:value="3027.85644949024">
            <text:p>$3,027.86</text:p>
          </table:table-cell>
          <table:table-cell table:formula="of:=[.C41]*[.$C$8]/12" office:value-type="currency" office:currency="USD" office:value="12.6160685395427">
            <text:p>$12.62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41]+[.D41]-[.E41]" office:value-type="currency" office:currency="USD" office:value="2800.70251802978">
            <text:p>$2,800.70</text:p>
          </table:table-cell>
          <table:table-cell table:formula="of:=[.C42]*[.$C$8]/12" office:value-type="currency" office:currency="USD" office:value="11.6695938251241">
            <text:p>$11.67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42]+[.D42]-[.E42]" office:value-type="currency" office:currency="USD" office:value="2572.60211185491">
            <text:p>$2,572.60</text:p>
          </table:table-cell>
          <table:table-cell table:formula="of:=[.C43]*[.$C$8]/12" office:value-type="currency" office:currency="USD" office:value="10.7191754660621">
            <text:p>$10.72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43]+[.D43]-[.E43]" office:value-type="currency" office:currency="USD" office:value="2343.55128732097">
            <text:p>$2,343.55</text:p>
          </table:table-cell>
          <table:table-cell table:formula="of:=[.C44]*[.$C$8]/12" office:value-type="currency" office:currency="USD" office:value="9.76479703050403">
            <text:p>$9.76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44]+[.D44]-[.E44]" office:value-type="currency" office:currency="USD" office:value="2113.54608435147">
            <text:p>$2,113.55</text:p>
          </table:table-cell>
          <table:table-cell table:formula="of:=[.C45]*[.$C$8]/12" office:value-type="currency" office:currency="USD" office:value="8.80644201813113">
            <text:p>$8.81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45]+[.D45]-[.E45]" office:value-type="currency" office:currency="USD" office:value="1882.5825263696">
            <text:p>$1,882.58</text:p>
          </table:table-cell>
          <table:table-cell table:formula="of:=[.C46]*[.$C$8]/12" office:value-type="currency" office:currency="USD" office:value="7.84409385987334">
            <text:p>$7.84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46]+[.D46]-[.E46]" office:value-type="currency" office:currency="USD" office:value="1650.65662022948">
            <text:p>$1,650.66</text:p>
          </table:table-cell>
          <table:table-cell table:formula="of:=[.C47]*[.$C$8]/12" office:value-type="currency" office:currency="USD" office:value="6.87773591762282">
            <text:p>$6.88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47]+[.D47]-[.E47]" office:value-type="currency" office:currency="USD" office:value="1417.7643561471">
            <text:p>$1,417.76</text:p>
          </table:table-cell>
          <table:table-cell table:formula="of:=[.C48]*[.$C$8]/12" office:value-type="currency" office:currency="USD" office:value="5.90735148394624">
            <text:p>$5.91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48]+[.D48]-[.E48]" office:value-type="currency" office:currency="USD" office:value="1183.90170763105">
            <text:p>$1,183.90</text:p>
          </table:table-cell>
          <table:table-cell table:formula="of:=[.C49]*[.$C$8]/12" office:value-type="currency" office:currency="USD" office:value="4.93292378179602">
            <text:p>$4.93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49]+[.D49]-[.E49]" office:value-type="currency" office:currency="USD" office:value="949.064631412841">
            <text:p>$949.06</text:p>
          </table:table-cell>
          <table:table-cell table:formula="of:=[.C50]*[.$C$8]/12" office:value-type="currency" office:currency="USD" office:value="3.95443596422017">
            <text:p>$3.95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50]+[.D50]-[.E50]" office:value-type="currency" office:currency="USD" office:value="713.249067377061">
            <text:p>$713.25</text:p>
          </table:table-cell>
          <table:table-cell table:formula="of:=[.C51]*[.$C$8]/12" office:value-type="currency" office:currency="USD" office:value="2.97187111407109">
            <text:p>$2.97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51]+[.D51]-[.E51]" office:value-type="currency" office:currency="USD" office:value="476.450938491132">
            <text:p>$476.45</text:p>
          </table:table-cell>
          <table:table-cell table:formula="of:=[.C52]*[.$C$8]/12" office:value-type="currency" office:currency="USD" office:value="1.98521224371305">
            <text:p>$1.99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52]+[.D52]-[.E52]" office:value-type="currency" office:currency="USD" office:value="238.666150734845">
            <text:p>$238.67</text:p>
          </table:table-cell>
          <table:table-cell table:formula="of:=[.C53]*[.$C$8]/12" office:value-type="currency" office:currency="USD" office:value="0.994442294728522">
            <text:p>$0.99</text:p>
          </table:table-cell>
          <table:table-cell table:formula="of:=[.$C$9]" office:value-type="currency" office:currency="USD" office:value="239.77">
            <text:p>$239.77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53]+[.D53]-[.E53]" office:value-type="currency" office:currency="USD" office:value="-0.109406970426221">
            <text:p>-$0.11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11/20/2017</text:date>, <text:time>10:0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11-09T11:37:56.75</meta:creation-date>
    <meta:generator>OpenOffice/4.1.3$Win32 OpenOffice.org_project/413m1$Build-9783</meta:generator>
    <dc:date>2017-11-20T10:00:05.02</dc:date>
    <dc:creator>RCC RCCD</dc:creator>
    <meta:editing-duration>PT7H5M35S</meta:editing-duration>
    <meta:editing-cycles>14</meta:editing-cycles>
    <meta:document-statistic meta:table-count="3" meta:cell-count="1920" meta:object-count="0"/>
  </office:meta>
</office:document-meta>
</file>